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5.7792in" fo:margin-left="0.2201in" fo:margin-top="0in" fo:margin-bottom="0in" table:align="left"/>
    </style:style>
    <style:style style:name="Table1.A" style:family="table-column">
      <style:table-column-properties style:column-width="1.2222in"/>
    </style:style>
    <style:style style:name="Table1.B" style:family="table-column">
      <style:table-column-properties style:column-width="4.55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808080"/>
    </style:style>
    <style:style style:name="Table2" style:family="table">
      <style:table-properties style:width="5.7792in" fo:margin-left="0.2201in" fo:margin-top="0in" fo:margin-bottom="0in" table:align="left"/>
    </style:style>
    <style:style style:name="Table2.A" style:family="table-column">
      <style:table-column-properties style:column-width="1.2222in"/>
    </style:style>
    <style:style style:name="Table2.B" style:family="table-column">
      <style:table-column-properties style:column-width="4.556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808080"/>
    </style:style>
    <style:style style:name="Table3" style:family="table">
      <style:table-properties style:width="5.7792in" fo:margin-left="0.2201in" fo:margin-top="0in" fo:margin-bottom="0in" table:align="left"/>
    </style:style>
    <style:style style:name="Table3.A" style:family="table-column">
      <style:table-column-properties style:column-width="1.2222in"/>
    </style:style>
    <style:style style:name="Table3.B" style:family="table-column">
      <style:table-column-properties style:column-width="4.556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5pt solid #808080"/>
    </style:style>
    <style:style style:name="Table4" style:family="table">
      <style:table-properties style:width="5.7792in" fo:margin-left="0.2201in" fo:margin-top="0in" fo:margin-bottom="0in" table:align="left"/>
    </style:style>
    <style:style style:name="Table4.A" style:family="table-column">
      <style:table-column-properties style:column-width="1.2222in"/>
    </style:style>
    <style:style style:name="Table4.B" style:family="table-column">
      <style:table-column-properties style:column-width="4.55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0.5pt solid #808080"/>
    </style:style>
    <style:style style:name="Table5" style:family="table">
      <style:table-properties style:width="5.7792in" fo:margin-left="0.2201in" fo:margin-top="0in" fo:margin-bottom="0in" table:align="left"/>
    </style:style>
    <style:style style:name="Table5.A" style:family="table-column">
      <style:table-column-properties style:column-width="1.2222in"/>
    </style:style>
    <style:style style:name="Table5.B" style:family="table-column">
      <style:table-column-properties style:column-width="4.556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0.5pt solid #808080"/>
    </style:style>
    <style:style style:name="Table6" style:family="table">
      <style:table-properties style:width="5.7792in" fo:margin-left="0.2201in" fo:margin-top="0in" fo:margin-bottom="0in" table:align="left"/>
    </style:style>
    <style:style style:name="Table6.A" style:family="table-column">
      <style:table-column-properties style:column-width="1.2222in"/>
    </style:style>
    <style:style style:name="Table6.B" style:family="table-column">
      <style:table-column-properties style:column-width="4.556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0.5pt solid #808080"/>
    </style:style>
    <style:style style:name="Table7" style:family="table">
      <style:table-properties style:width="5.7792in" fo:margin-left="0.2201in" fo:margin-top="0in" fo:margin-bottom="0in" table:align="left"/>
    </style:style>
    <style:style style:name="Table7.A" style:family="table-column">
      <style:table-column-properties style:column-width="1.2222in"/>
    </style:style>
    <style:style style:name="Table7.B" style:family="table-column">
      <style:table-column-properties style:column-width="4.556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75in" fo:padding-right="0.075in" fo:padding-top="0in" fo:padding-bottom="0in" fo:border="0.5pt solid #808080"/>
    </style:style>
    <style:style style:name="Table8" style:family="table">
      <style:table-properties style:width="5.7792in" fo:margin-left="0.2201in" fo:margin-top="0in" fo:margin-bottom="0in" table:align="left"/>
    </style:style>
    <style:style style:name="Table8.A" style:family="table-column">
      <style:table-column-properties style:column-width="1.2222in"/>
    </style:style>
    <style:style style:name="Table8.B" style:family="table-column">
      <style:table-column-properties style:column-width="4.556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75in" fo:padding-right="0.075in" fo:padding-top="0in" fo:padding-bottom="0in" fo:border="0.5pt solid #808080"/>
    </style:style>
    <style:style style:name="Table9" style:family="table">
      <style:table-properties style:width="5.7792in" fo:margin-left="0.2201in" fo:margin-top="0in" fo:margin-bottom="0in" table:align="left"/>
    </style:style>
    <style:style style:name="Table9.A" style:family="table-column">
      <style:table-column-properties style:column-width="1.2222in"/>
    </style:style>
    <style:style style:name="Table9.B" style:family="table-column">
      <style:table-column-properties style:column-width="4.556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075in" fo:padding-right="0.075in" fo:padding-top="0in" fo:padding-bottom="0in" fo:border="0.5pt solid #808080"/>
    </style:style>
    <style:style style:name="Table10" style:family="table">
      <style:table-properties style:width="5.7792in" fo:margin-left="0.2201in" fo:margin-top="0in" fo:margin-bottom="0in" table:align="left"/>
    </style:style>
    <style:style style:name="Table10.A" style:family="table-column">
      <style:table-column-properties style:column-width="1.2222in"/>
    </style:style>
    <style:style style:name="Table10.B" style:family="table-column">
      <style:table-column-properties style:column-width="4.556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-left="0.075in" fo:padding-right="0.075in" fo:padding-top="0in" fo:padding-bottom="0in" fo:border="0.5pt solid #808080"/>
    </style:style>
    <style:style style:name="Table11" style:family="table">
      <style:table-properties style:width="5.7792in" fo:margin-left="0.2201in" fo:margin-top="0in" fo:margin-bottom="0in" table:align="left"/>
    </style:style>
    <style:style style:name="Table11.A" style:family="table-column">
      <style:table-column-properties style:column-width="1.2222in"/>
    </style:style>
    <style:style style:name="Table11.B" style:family="table-column">
      <style:table-column-properties style:column-width="4.556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-left="0.075in" fo:padding-right="0.075in" fo:padding-top="0in" fo:padding-bottom="0in" fo:border="0.5pt solid #808080"/>
    </style:style>
    <style:style style:name="Table12" style:family="table">
      <style:table-properties style:width="5.7792in" fo:margin-left="0.2201in" fo:margin-top="0in" fo:margin-bottom="0in" table:align="left"/>
    </style:style>
    <style:style style:name="Table12.A" style:family="table-column">
      <style:table-column-properties style:column-width="1.2222in"/>
    </style:style>
    <style:style style:name="Table12.B" style:family="table-column">
      <style:table-column-properties style:column-width="4.556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-left="0.075in" fo:padding-right="0.075in" fo:padding-top="0in" fo:padding-bottom="0in" fo:border="0.5pt solid #808080"/>
    </style:style>
    <style:style style:name="Table13" style:family="table">
      <style:table-properties style:width="5.7792in" fo:margin-left="0.2201in" fo:margin-top="0in" fo:margin-bottom="0in" table:align="left"/>
    </style:style>
    <style:style style:name="Table13.A" style:family="table-column">
      <style:table-column-properties style:column-width="1.2222in"/>
    </style:style>
    <style:style style:name="Table13.B" style:family="table-column">
      <style:table-column-properties style:column-width="4.5563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-left="0.075in" fo:padding-right="0.075in" fo:padding-top="0in" fo:padding-bottom="0in" fo:border="0.5pt solid #808080"/>
    </style:style>
    <style:style style:name="Table14" style:family="table">
      <style:table-properties style:width="5.7792in" fo:margin-left="0.2201in" fo:margin-top="0in" fo:margin-bottom="0in" table:align="left"/>
    </style:style>
    <style:style style:name="Table14.A" style:family="table-column">
      <style:table-column-properties style:column-width="1.2222in"/>
    </style:style>
    <style:style style:name="Table14.B" style:family="table-column">
      <style:table-column-properties style:column-width="4.556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-left="0.075in" fo:padding-right="0.075in" fo:padding-top="0in" fo:padding-bottom="0in" fo:border="0.5pt solid #808080"/>
    </style:style>
    <style:style style:name="Table15" style:family="table">
      <style:table-properties style:width="5.7792in" fo:margin-left="0.2201in" fo:margin-top="0in" fo:margin-bottom="0in" table:align="left"/>
    </style:style>
    <style:style style:name="Table15.A" style:family="table-column">
      <style:table-column-properties style:column-width="1.2222in"/>
    </style:style>
    <style:style style:name="Table15.B" style:family="table-column">
      <style:table-column-properties style:column-width="4.556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-left="0.075in" fo:padding-right="0.075in" fo:padding-top="0in" fo:padding-bottom="0in" fo:border="0.5pt solid #808080"/>
    </style:style>
    <style:style style:name="Table16" style:family="table">
      <style:table-properties style:width="5.7792in" fo:margin-left="0.2201in" fo:margin-top="0in" fo:margin-bottom="0in" table:align="left"/>
    </style:style>
    <style:style style:name="Table16.A" style:family="table-column">
      <style:table-column-properties style:column-width="1.2222in"/>
    </style:style>
    <style:style style:name="Table16.B" style:family="table-column">
      <style:table-column-properties style:column-width="4.556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-left="0.075in" fo:padding-right="0.075in" fo:padding-top="0in" fo:padding-bottom="0in" fo:border="0.5pt solid #808080"/>
    </style:style>
    <style:style style:name="Table17" style:family="table">
      <style:table-properties style:width="5.7792in" fo:margin-left="0.2201in" fo:margin-top="0in" fo:margin-bottom="0in" table:align="left"/>
    </style:style>
    <style:style style:name="Table17.A" style:family="table-column">
      <style:table-column-properties style:column-width="1.2222in"/>
    </style:style>
    <style:style style:name="Table17.B" style:family="table-column">
      <style:table-column-properties style:column-width="4.5563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-left="0.075in" fo:padding-right="0.075in" fo:padding-top="0in" fo:padding-bottom="0in" fo:border="0.5pt solid #808080"/>
    </style:style>
    <style:style style:name="Table18" style:family="table">
      <style:table-properties style:width="5.7792in" fo:margin-left="0.2201in" fo:margin-top="0in" fo:margin-bottom="0in" table:align="left"/>
    </style:style>
    <style:style style:name="Table18.A" style:family="table-column">
      <style:table-column-properties style:column-width="1.2222in"/>
    </style:style>
    <style:style style:name="Table18.B" style:family="table-column">
      <style:table-column-properties style:column-width="4.5563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-left="0.075in" fo:padding-right="0.075in" fo:padding-top="0in" fo:padding-bottom="0in" fo:border="0.5pt solid #808080"/>
    </style:style>
    <style:style style:name="Table19" style:family="table">
      <style:table-properties style:width="5.7792in" fo:margin-left="0.2201in" fo:margin-top="0in" fo:margin-bottom="0in" table:align="left"/>
    </style:style>
    <style:style style:name="Table19.A" style:family="table-column">
      <style:table-column-properties style:column-width="1.2222in"/>
    </style:style>
    <style:style style:name="Table19.B" style:family="table-column">
      <style:table-column-properties style:column-width="4.5563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-left="0.075in" fo:padding-right="0.075in" fo:padding-top="0in" fo:padding-bottom="0in" fo:border="0.5pt solid #808080"/>
    </style:style>
    <style:style style:name="Table20" style:family="table">
      <style:table-properties style:width="5.7792in" fo:margin-left="0.2201in" fo:margin-top="0in" fo:margin-bottom="0in" table:align="left"/>
    </style:style>
    <style:style style:name="Table20.A" style:family="table-column">
      <style:table-column-properties style:column-width="1.2222in"/>
    </style:style>
    <style:style style:name="Table20.B" style:family="table-column">
      <style:table-column-properties style:column-width="4.5563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-left="0.075in" fo:padding-right="0.075in" fo:padding-top="0in" fo:padding-bottom="0in" fo:border="0.5pt solid #808080"/>
    </style:style>
    <style:style style:name="Table21" style:family="table">
      <style:table-properties style:width="5.7792in" fo:margin-left="0.2201in" fo:margin-top="0in" fo:margin-bottom="0in" table:align="left"/>
    </style:style>
    <style:style style:name="Table21.A" style:family="table-column">
      <style:table-column-properties style:column-width="1.2222in"/>
    </style:style>
    <style:style style:name="Table21.B" style:family="table-column">
      <style:table-column-properties style:column-width="4.5563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-left="0.075in" fo:padding-right="0.075in" fo:padding-top="0in" fo:padding-bottom="0in" fo:border="0.5pt solid #808080"/>
    </style:style>
    <style:style style:name="P1" style:family="paragraph" style:parent-style-name="Footer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 style:master-page-name="Converted5">
      <style:paragraph-properties style:page-number="auto"/>
    </style:style>
    <style:style style:name="P4" style:family="paragraph" style:parent-style-name="Heading_20_1" style:master-page-name="Converted14">
      <style:paragraph-properties style:page-number="auto"/>
    </style:style>
    <style:style style:name="P5" style:family="paragraph" style:parent-style-name="Heading_20_1" style:master-page-name="Converted4">
      <style:paragraph-properties style:page-number="auto"/>
      <style:text-properties officeooo:paragraph-rsid="0010df14"/>
    </style:style>
    <style:style style:name="P6" style:family="paragraph" style:parent-style-name="Heading_20_1" style:master-page-name="Converted3">
      <style:paragraph-properties style:page-number="auto"/>
      <style:text-properties officeooo:paragraph-rsid="0010df14"/>
    </style:style>
    <style:style style:name="P7" style:family="paragraph" style:parent-style-name="Heading_20_2" style:master-page-name="Converted6">
      <style:paragraph-properties style:page-number="auto"/>
    </style:style>
    <style:style style:name="P8" style:family="paragraph" style:parent-style-name="Heading_20_2" style:master-page-name="Converted7">
      <style:paragraph-properties style:page-number="auto"/>
    </style:style>
    <style:style style:name="P9" style:family="paragraph" style:parent-style-name="Heading_20_2" style:master-page-name="Converted8">
      <style:paragraph-properties style:page-number="auto"/>
    </style:style>
    <style:style style:name="P10" style:family="paragraph" style:parent-style-name="Heading_20_2" style:master-page-name="Converted9">
      <style:paragraph-properties style:page-number="auto"/>
    </style:style>
    <style:style style:name="P11" style:family="paragraph" style:parent-style-name="Heading_20_2" style:master-page-name="Converted10">
      <style:paragraph-properties style:page-number="auto"/>
    </style:style>
    <style:style style:name="P12" style:family="paragraph" style:parent-style-name="Heading_20_2" style:master-page-name="Converted11">
      <style:paragraph-properties style:page-number="auto"/>
    </style:style>
    <style:style style:name="P13" style:family="paragraph" style:parent-style-name="Heading_20_2" style:master-page-name="Converted12">
      <style:paragraph-properties style:page-number="auto"/>
    </style:style>
    <style:style style:name="P14" style:family="paragraph" style:parent-style-name="Heading_20_2" style:master-page-name="Converted13">
      <style:paragraph-properties style:page-number="auto"/>
    </style:style>
    <style:style style:name="P15" style:family="paragraph" style:parent-style-name="Heading_20_2" style:master-page-name="Converted15">
      <style:paragraph-properties style:page-number="auto"/>
    </style:style>
    <style:style style:name="P16" style:family="paragraph" style:parent-style-name="Heading_20_2" style:master-page-name="Converted16">
      <style:paragraph-properties style:page-number="auto"/>
    </style:style>
    <style:style style:name="P17" style:family="paragraph" style:parent-style-name="Heading_20_2" style:master-page-name="Converted17">
      <style:paragraph-properties style:page-number="auto"/>
    </style:style>
    <style:style style:name="P18" style:family="paragraph" style:parent-style-name="Heading_20_2" style:master-page-name="Converted18">
      <style:paragraph-properties style:page-number="auto"/>
    </style:style>
    <style:style style:name="P19" style:family="paragraph" style:parent-style-name="Heading_20_2" style:master-page-name="Converted19">
      <style:paragraph-properties style:page-number="auto"/>
    </style:style>
    <style:style style:name="P20" style:family="paragraph" style:parent-style-name="Heading_20_2" style:master-page-name="Converted20">
      <style:paragraph-properties style:page-number="auto"/>
    </style:style>
    <style:style style:name="P21" style:family="paragraph" style:parent-style-name="Heading_20_2" style:master-page-name="Converted21">
      <style:paragraph-properties style:page-number="auto"/>
    </style:style>
    <style:style style:name="P22" style:family="paragraph" style:parent-style-name="Heading_20_2" style:master-page-name="Converted22">
      <style:paragraph-properties style:page-number="auto"/>
    </style:style>
    <style:style style:name="P23" style:family="paragraph" style:parent-style-name="Heading_20_2" style:master-page-name="Converted23">
      <style:paragraph-properties style:page-number="auto"/>
    </style:style>
    <style:style style:name="P24" style:family="paragraph" style:parent-style-name="Heading_20_2" style:master-page-name="Converted24">
      <style:paragraph-properties style:page-number="auto"/>
    </style:style>
    <style:style style:name="P25" style:family="paragraph" style:parent-style-name="Heading_20_4">
      <style:paragraph-properties fo:orphans="0" fo:widows="0"/>
    </style:style>
    <style:style style:name="P26" style:family="paragraph" style:parent-style-name="Heading_20_5">
      <style:paragraph-properties fo:margin-left="0.25in" fo:margin-right="0in" fo:text-align="justify" style:justify-single-word="false" fo:text-indent="0in" style:auto-text-indent="false"/>
    </style:style>
    <style:style style:name="P27" style:family="paragraph" style:parent-style-name="Heading_20_5">
      <style:paragraph-properties fo:margin-left="0.25in" fo:margin-right="0in" fo:text-align="justify" style:justify-single-word="false" fo:orphans="0" fo:widows="0" fo:text-indent="0in" style:auto-text-indent="false"/>
    </style:style>
    <style:style style:name="P28" style:family="paragraph" style:parent-style-name="Heading_20_5">
      <style:paragraph-properties fo:text-align="justify" style:justify-single-word="false"/>
    </style:style>
    <style:style style:name="P29" style:family="paragraph" style:parent-style-name="LatexTOC_20_1">
      <style:paragraph-properties fo:margin-left="0.25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P30" style:family="paragraph" style:parent-style-name="LatexTOC_20_1">
      <style:paragraph-properties fo:margin-left="0.25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  <style:text-properties style:font-name="Times New Roman"/>
    </style:style>
    <style:style style:name="P31" style:family="paragraph" style:parent-style-name="List_20_Bullet_20_0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32" style:family="paragraph" style:parent-style-name="List_20_Bullet_20_1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33" style:family="paragraph" style:parent-style-name="List_20_Continue_20_1">
      <style:paragraph-properties fo:margin-left="0.25in" fo:margin-right="0in" fo:text-indent="0in" style:auto-text-indent="false"/>
      <style:text-properties style:font-name="Times New Roman"/>
    </style:style>
    <style:style style:name="P34" style:family="paragraph" style:parent-style-name="Standard">
      <style:text-properties style:font-name="Times New Roman" fo:font-size="12pt" style:font-size-asian="12pt"/>
    </style:style>
    <style:style style:name="P35" style:family="paragraph" style:parent-style-name="Standard">
      <style:paragraph-properties fo:padding-left="0in" fo:padding-right="0in" fo:padding-top="0in" fo:padding-bottom="0.0138in" fo:border-left="none" fo:border-right="none" fo:border-top="none" fo:border-bottom="0.26pt solid #000000"/>
      <style:text-properties style:font-name="Times New Roman" fo:font-size="12pt" style:font-size-asian="12pt"/>
    </style:style>
    <style:style style:name="P36" style:family="paragraph" style:parent-style-name="Standard">
      <style:paragraph-properties fo:orphans="0" fo:widows="0">
        <style:tab-stops/>
      </style:paragraph-properties>
      <style:text-properties style:font-name="Times New Roman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padding-left="0in" fo:padding-right="0in" fo:padding-top="0in" fo:padding-bottom="0.0138in" fo:border-left="none" fo:border-right="none" fo:border-top="none" fo:border-bottom="0.26pt solid #000000"/>
      <style:text-properties style:font-name="Arial" fo:font-weight="bold" style:font-weight-asian="bold"/>
    </style:style>
    <style:style style:name="P39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26pt solid #000000"/>
      <style:text-properties style:font-name="Arial" fo:font-weight="bold" style:font-weight-asian="bold"/>
    </style:style>
    <style:style style:name="P40" style:family="paragraph" style:parent-style-name="Standard">
      <style:paragraph-properties fo:orphans="0" fo:widows="0">
        <style:tab-stops/>
      </style:paragraph-properties>
    </style:style>
    <style:style style:name="P41" style:family="paragraph" style:parent-style-name="Standard">
      <style:text-properties officeooo:paragraph-rsid="0010df14"/>
    </style:style>
    <style:style style:name="P42" style:family="paragraph" style:parent-style-name="Standard">
      <style:paragraph-properties fo:text-align="end" style:justify-single-word="false" fo:orphans="0" fo:widows="0">
        <style:tab-stops/>
      </style:paragraph-properties>
    </style:style>
    <style:style style:name="P43" style:family="paragraph" style:parent-style-name="Text_20_body">
      <style:text-properties style:font-name="Times New Roman"/>
    </style:style>
    <style:style style:name="P44" style:family="paragraph" style:parent-style-name="Text_20_body">
      <style:paragraph-properties fo:margin-left="0.25in" fo:margin-right="0in" fo:text-indent="0in" style:auto-text-indent="false"/>
      <style:text-properties style:font-name="Times New Roman"/>
    </style:style>
    <style:style style:name="P45" style:family="paragraph" style:parent-style-name="Text_20_body">
      <style:paragraph-properties fo:margin-left="0.25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P46" style:family="paragraph" style:parent-style-name="Text_20_body">
      <style:paragraph-properties fo:margin-left="0.25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  <style:text-properties officeooo:paragraph-rsid="0010df14"/>
    </style:style>
    <style:style style:name="P47" style:family="paragraph" style:parent-style-name="Text_20_body">
      <style:paragraph-properties fo:margin-left="0.25in" fo:margin-right="0in" fo:text-indent="0in" style:auto-text-indent="false"/>
    </style:style>
    <style:style style:name="P48" style:family="paragraph" style:parent-style-name="Text_20_body">
      <style:paragraph-properties fo:margin-left="0.5in" fo:margin-right="0in" fo:text-align="start" style:justify-single-word="false" fo:text-indent="0in" style:auto-text-indent="false"/>
    </style:style>
    <style:style style:name="P49" style:family="paragraph" style:parent-style-name="Text_20_body">
      <style:paragraph-properties fo:margin-left="0.25in" fo:margin-right="0in" fo:text-align="start" style:justify-single-word="false" fo:text-indent="0in" style:auto-text-indent="false"/>
    </style:style>
    <style:style style:name="P50" style:family="paragraph" style:parent-style-name="Text_20_body">
      <style:paragraph-properties fo:orphans="0" fo:widows="0">
        <style:tab-stops/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style:font-name="Times New Roman" fo:font-style="italic" style:font-style-asian="italic"/>
    </style:style>
    <style:style style:name="T5" style:family="text">
      <style:text-properties style:font-name="Times New Roman" fo:font-style="italic" fo:font-weight="bold" style:font-style-asian="italic" style:font-weight-asian="bold"/>
    </style:style>
    <style:style style:name="T6" style:family="text">
      <style:text-properties style:font-name="Times New Roman" fo:font-size="10pt" style:font-size-asian="10pt"/>
    </style:style>
    <style:style style:name="T7" style:family="text">
      <style:text-properties style:font-name="Courier New"/>
    </style:style>
    <style:style style:name="T8" style:family="text">
      <style:text-properties style:font-name="Courier New" fo:font-size="12pt" style:font-size-asian="12pt"/>
    </style:style>
    <style:style style:name="T9" style:family="text">
      <style:text-properties style:font-name="Courier New" fo:font-style="italic" style:font-style-asian="italic"/>
    </style:style>
    <style:style style:name="T10" style:family="text">
      <style:text-properties style:font-name="Courier New" fo:font-style="italic" fo:font-weight="bold" style:font-style-asian="italic" style:font-weight-asian="bold"/>
    </style:style>
    <style:style style:name="T11" style:family="text">
      <style:text-properties style:font-name="Courier New" fo:font-weight="bold" style:font-weight-asian="bold"/>
    </style:style>
    <style:style style:name="T12" style:family="text">
      <style:text-properties fo:font-style="italic" style:font-style-asian="italic"/>
    </style:style>
    <style:style style:name="T13" style:family="text">
      <style:text-properties officeooo:rsid="0010df14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Title" text:outline-level="1"><text:title>Aloo</text:title></text:h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>AUTHOR</text:h>
      <text:h text:style-name="Subtitle" text:outline-level="2">Version 1.0</text:h>
      <text:h text:style-name="Subtitle" text:outline-level="2"><text:creation-date style:data-style-name="N0" text:fixed="true">Sat Aug 31 2024 </text:creation-date></text:h>
      <text:p text:style-name="P2">Table of Contents</text:p>
      <text:p text:style-name="P34"/>
      <text:table-of-content text:style-name="Sect1" text:protected="true" text:name="Table of Contents1">
        <text:table-of-content-source text:outline-level="10" text:use-outline-level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1"><text:span text:style-name="T2">Table of contents</text:span></text:p>
        </text:index-body>
      </text:table-of-content>
      <text:p text:style-name="P6">Class In<text:span text:style-name="T13">d</text:span>ex</text:p>
      <text:p text:style-name="Heading_20_2"><text:toc-mark text:string-value="Class Index" text:outline-level="1"/>Class List</text:p>
      <text:p text:style-name="Text_20_body"><text:span text:style-name="T1">Here are the classes, structs, unions and interfaces with brief descriptions:</text:span></text:p>
      <text:p text:style-name="P29"><text:span text:style-name="T3">__alooLabel </text:span><text:span text:style-name="T1"><text:s/><text:tab/></text:span><text:span text:style-name="T1"><text:bookmark-ref text:reference-format="page" text:ref-name="AAAAAAAAFW">5</text:bookmark-ref></text:span></text:p>
      <text:p text:style-name="P29"><text:span text:style-name="T3">_aloo_widget </text:span><text:span text:style-name="T1"><text:s/><text:tab/></text:span><text:span text:style-name="T1"><text:bookmark-ref text:reference-format="page" text:ref-name="AAAAAAAAFY">6</text:bookmark-ref></text:span></text:p>
      <text:p text:style-name="P29"><text:span text:style-name="T3">_alooBox </text:span><text:span text:style-name="T1"><text:s/><text:tab/></text:span><text:span text:style-name="T1"><text:bookmark-ref text:reference-format="page" text:ref-name="AAAAAAAAGI">9</text:bookmark-ref></text:span></text:p>
      <text:p text:style-name="P29"><text:span text:style-name="T3">_alooButton </text:span><text:span text:style-name="T1"><text:s/><text:tab/></text:span><text:span text:style-name="T1"><text:bookmark-ref text:reference-format="page" text:ref-name="AAAAAAAAGZ">11</text:bookmark-ref></text:span></text:p>
      <text:p text:style-name="P29"><text:span text:style-name="T3">_alooGrid </text:span><text:span text:style-name="T1"><text:s/><text:tab/></text:span><text:span text:style-name="T1"><text:bookmark-ref text:reference-format="page" text:ref-name="AAAAAAAAHG">13</text:bookmark-ref></text:span></text:p>
      <text:p text:style-name="P45"><text:span text:style-name="T3">alooApp_Status (Returns GtkApplication and status )</text:span><text:span text:style-name="T1"> <text:tab/></text:span><text:span text:style-name="T1"><text:bookmark-ref text:reference-format="page" text:ref-name="AAAAAAAAHO">14</text:bookmark-ref></text:span></text:p>
      <text:p text:style-name="P45"><text:span text:style-name="T3">alooAppOptions (Takes GApplicationFlags, argc and argv )</text:span><text:span text:style-name="T1"> <text:tab/></text:span><text:span text:style-name="T1"><text:bookmark-ref text:reference-format="page" text:ref-name="AAAAAAAAHR">15</text:bookmark-ref></text:span></text:p>
      <text:p text:style-name="P29"><text:span text:style-name="T3">AlooBuilder </text:span><text:span text:style-name="T1"><text:s/><text:tab/></text:span><text:span text:style-name="T1"><text:bookmark-ref text:reference-format="page" text:ref-name="AAAAAAAAHV">16</text:bookmark-ref></text:span></text:p>
      <text:p text:style-name="P46"><text:span text:style-name="T3">alooWidget (Widget for my aloo library )</text:span><text:span text:style-name="T1"> <text:tab/></text:span><text:span text:style-name="T1"><text:bookmark-ref text:reference-format="page" text:ref-name="AAAAAAAAHX">17</text:bookmark-ref></text:span></text:p>
      <text:p text:style-name="P5">File Index</text:p>
      <text:p text:style-name="Heading_20_2"><text:toc-mark text:string-value="File Index" text:outline-level="1"/>File List</text:p>
      <text:p text:style-name="Text_20_body"><text:span text:style-name="T1">Here is a list of all files with brief descriptions:</text:span></text:p>
      <text:p text:style-name="P45"><text:span text:style-name="T3">include/aloo.h (Aloo Project Main file It conatins all the header files )</text:span><text:span text:style-name="T1"> <text:tab/></text:span><text:span text:style-name="T1"><text:bookmark-ref text:reference-format="page" text:ref-name="AAAAAAAAAA">18</text:bookmark-ref></text:span></text:p>
      <text:p text:style-name="P45"><text:span text:style-name="T3">include/app.h (Aloo Application related functions )</text:span><text:span text:style-name="T1"> <text:tab/></text:span><text:span text:style-name="T1"><text:bookmark-ref text:reference-format="page" text:ref-name="AAAAAAAAAB">19</text:bookmark-ref></text:span></text:p>
      <text:p text:style-name="P45"><text:span text:style-name="T3">include/box.h (Aloo Box functions )</text:span><text:span text:style-name="T1"> <text:tab/></text:span><text:span text:style-name="T1"><text:bookmark-ref text:reference-format="page" text:ref-name="AAAAAAAAAP">23</text:bookmark-ref></text:span></text:p>
      <text:p text:style-name="P45"><text:span text:style-name="T3">include/builder.h (This file contains UI Builder related functions )</text:span><text:span text:style-name="T1"> <text:tab/></text:span><text:span text:style-name="T1"><text:bookmark-ref text:reference-format="page" text:ref-name="AAAAAAAABX">28</text:bookmark-ref></text:span></text:p>
      <text:p text:style-name="P45"><text:span text:style-name="T3">include/button.h (Aloo Button related functions )</text:span><text:span text:style-name="T1"> <text:tab/></text:span><text:span text:style-name="T1"><text:bookmark-ref text:reference-format="page" text:ref-name="AAAAAAAACN">31</text:bookmark-ref></text:span></text:p>
      <text:p text:style-name="P45"><text:span text:style-name="T3">include/grid.h (Aloo Grid related functions )</text:span><text:span text:style-name="T1"> <text:tab/></text:span><text:span text:style-name="T1"><text:bookmark-ref text:reference-format="page" text:ref-name="AAAAAAAADB">33</text:bookmark-ref></text:span></text:p>
      <text:p text:style-name="P45"><text:span text:style-name="T3">include/label.h (Aloo Label related functions )</text:span><text:span text:style-name="T1"> <text:tab/></text:span><text:span text:style-name="T1"><text:bookmark-ref text:reference-format="page" text:ref-name="AAAAAAAADR">37</text:bookmark-ref></text:span></text:p>
      <text:p text:style-name="P45"><text:span text:style-name="T3">include/macros.h (Aloo Project Macros related functions )</text:span><text:span text:style-name="T1"> <text:tab/></text:span><text:span text:style-name="T1"><text:bookmark-ref text:reference-format="page" text:ref-name="AAAAAAAADV">38</text:bookmark-ref></text:span></text:p>
      <text:p text:style-name="P45"><text:span text:style-name="T3">include/style.h (Aloo CSS related functions )</text:span><text:span text:style-name="T1"> <text:tab/></text:span><text:span text:style-name="T1"><text:bookmark-ref text:reference-format="page" text:ref-name="AAAAAAAAEG">40</text:bookmark-ref></text:span></text:p>
      <text:p text:style-name="P45"><text:span text:style-name="T3">include/types.h (Aloo Project Types related functions )</text:span><text:span text:style-name="T1"> <text:tab/></text:span><text:span text:style-name="T1"><text:bookmark-ref text:reference-format="page" text:ref-name="AAAAAAAAER">43</text:bookmark-ref></text:span></text:p>
      <text:p text:style-name="P45"><text:span text:style-name="T3">include/widget.h (Aloo Widget related functions )</text:span><text:span text:style-name="T1"> <text:tab/></text:span><text:span text:style-name="T1"><text:bookmark-ref text:reference-format="page" text:ref-name="AAAAAAAAFC">45</text:bookmark-ref></text:span></text:p>
      <text:p text:style-name="P30"/>
      <text:p text:style-name="P3">Class Documentation<text:toc-mark text:string-value="Class Documentation" text:outline-level="1"/></text:p>
      <text:p text:style-name="Heading_20_2">__alooLabel Struct Reference</text:p>
      <text:p text:style-name="Standard"><text:toc-mark text:string-value="__alooLabel" text:outline-level="1"/><text:alphabetical-index-mark text:string-value=" " text:key1="__alooLabel"/><text:bookmark text:name="AAAAAAAAFW"/></text:p>
      <text:p text:style-name="Standard"><text:span text:style-name="T8">#include &lt;label.h&gt;</text:span></text:p>
      <text:p text:style-name="Standard"><text:span text:style-name="T2">Collaboration diagram for __alooLabel:</text:span></text:p>
      <text:p text:style-name="P37"><text:span text:style-name="T2">IMAGE</text:span></text:p>
      <text:p text:style-name="P34"/>
      <text:p text:style-name="Heading_20_3">Public Attributes</text:p>
      <text:p text:style-name="P31"><text:span text:style-name="T3">_newLabelType</text:span><text:span text:style-name="T1"> </text:span><text:span text:style-name="T3">new</text:span></text:p>
      <text:p text:style-name="P35"/>
      <text:p text:style-name="Heading_20_3">Member Data Documentation</text:p>
      <text:p text:style-name="Heading_20_4"><text:alphabetical-index-mark text:string-value=" " text:key1="new__alooLabel"/><text:alphabetical-index-mark text:string-value=" " text:key1="__alooLabelnew"/>_newLabelType __alooLabel::new</text:p>
      <text:p text:style-name="P38"><text:bookmark text:name="AAAAAAAAFX"/></text:p>
      <text:p text:style-name="Heading_20_4">The documentation for this struct was generated from the following file:</text:p>
      <text:p text:style-name="P32"><text:span text:style-name="T1">include/</text:span><text:span text:style-name="T3">label.h</text:span></text:p>
      <text:p text:style-name="Heading_20_4"/>
      <text:p text:style-name="P7">_aloo_widget Struct Reference</text:p>
      <text:p text:style-name="Standard"><text:toc-mark text:string-value="_aloo_widget" text:outline-level="1"/><text:alphabetical-index-mark text:string-value=" " text:key1="_aloo_widget"/><text:bookmark text:name="AAAAAAAAFY"/></text:p>
      <text:p text:style-name="Standard"><text:span text:style-name="T8">#include &lt;widget.h&gt;</text:span></text:p>
      <text:p text:style-name="Standard"><text:span text:style-name="T2">Collaboration diagram for _aloo_widget:</text:span></text:p>
      <text:p text:style-name="P37"><text:span text:style-name="T2">IMAGE</text:span></text:p>
      <text:p text:style-name="P34"/>
      <text:p text:style-name="Heading_20_3">Public Attributes</text:p>
      <text:p text:style-name="P31"><text:span text:style-name="T3">__OBJECT_TO_GTK_WIDGET_Type</text:span><text:span text:style-name="T1"> </text:span><text:span text:style-name="T3">obj_to_gtk</text:span></text:p>
      <text:p text:style-name="P47"><text:span text:style-name="T4">Creates GtkWidget from builder. </text:span></text:p>
      <text:p text:style-name="P33"/>
      <text:p text:style-name="P31"><text:span text:style-name="T3">OBJECT_TO_ALOO_Type</text:span><text:span text:style-name="T1"> </text:span><text:span text:style-name="T3">obj_to_aloo</text:span></text:p>
      <text:p text:style-name="P47"><text:span text:style-name="T4">Create </text:span><text:span text:style-name="T5">alooWidget</text:span><text:span text:style-name="T4"> from GObject. </text:span></text:p>
      <text:p text:style-name="P33"/>
      <text:p text:style-name="P31"><text:span text:style-name="T3">GTK_TO_ALOO_Type</text:span><text:span text:style-name="T1"> </text:span><text:span text:style-name="T3">gtk_to_aloo</text:span></text:p>
      <text:p text:style-name="P47"><text:span text:style-name="T4">Creates </text:span><text:span text:style-name="T5">alooWidget</text:span><text:span text:style-name="T4"> from GtkWidget. </text:span></text:p>
      <text:p text:style-name="P33"/>
      <text:p text:style-name="P31"><text:span text:style-name="T3">alooSetOrientation_Type</text:span><text:span text:style-name="T1"> </text:span><text:span text:style-name="T3">setOrientation</text:span></text:p>
      <text:p text:style-name="P47"><text:span text:style-name="T4">Sets orientation of </text:span><text:span text:style-name="T5">alooWidget</text:span><text:span text:style-name="T4">. </text:span></text:p>
      <text:p text:style-name="P33"/>
      <text:p text:style-name="P31"><text:span text:style-name="T3">NewWidget_Type</text:span><text:span text:style-name="T1"> </text:span><text:span text:style-name="T3">new</text:span></text:p>
      <text:p text:style-name="P47"><text:span text:style-name="T4">Create a widget. </text:span></text:p>
      <text:p text:style-name="P33"/>
      <text:p text:style-name="P31"><text:span text:style-name="T3">setWidgetName_Type</text:span><text:span text:style-name="T1"> </text:span><text:span text:style-name="T3">setName</text:span></text:p>
      <text:p text:style-name="P47"><text:span text:style-name="T4">Set the Name of widget. </text:span></text:p>
      <text:p text:style-name="P33"/>
      <text:p text:style-name="P31"><text:span text:style-name="T3">__alooHorizontalAlign_Type</text:span><text:span text:style-name="T1"> </text:span><text:span text:style-name="T3">horizontalAlign</text:span></text:p>
      <text:p text:style-name="P47"><text:span text:style-name="T4">Sets horizontal alignment of </text:span><text:span text:style-name="T5">alooWidget</text:span><text:span text:style-name="T4">. </text:span></text:p>
      <text:p text:style-name="P33"/>
      <text:p text:style-name="P31"><text:span text:style-name="T3">__alooVerticalAlign_Type</text:span><text:span text:style-name="T1"> </text:span><text:span text:style-name="T3">verticalAlign</text:span></text:p>
      <text:p text:style-name="P47"><text:span text:style-name="T4">Sets vertical alignment of </text:span><text:span text:style-name="T5">alooWidget</text:span><text:span text:style-name="T4">. </text:span></text:p>
      <text:p text:style-name="P33"/>
      <text:p text:style-name="P31"><text:span text:style-name="T3">__alooAddEventListener_Type</text:span><text:span text:style-name="T1"> </text:span><text:span text:style-name="T3">addEventListener</text:span></text:p>
      <text:p text:style-name="P47"><text:span text:style-name="T4">Adds event listener to a widget. </text:span></text:p>
      <text:p text:style-name="P33"/>
      <text:p text:style-name="P35"/>
      <text:p text:style-name="Heading_20_3">Member Data Documentation</text:p>
      <text:p text:style-name="Heading_20_4"><text:alphabetical-index-mark text:string-value=" " text:key1="addEventListener_aloo_widget"/><text:alphabetical-index-mark text:string-value=" " text:key1="_aloo_widgetaddEventListener"/>__alooAddEventListener_Type _aloo_widget::addEventListener</text:p>
      <text:p text:style-name="P33"><text:bookmark text:name="AAAAAAAAFZ"/></text:p>
      <text:p text:style-name="P47"><text:span text:style-name="T1">Adds event listener to a widget. </text:span></text:p>
      <text:p text:style-name="P44"/>
      <text:p text:style-name="P26">Parameter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><text:span text:style-name="T4">widget_instance</text:span><text:span text:style-name="T1"> </text:span></text:p>
          </table:table-cell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p text:style-name="P40"><text:span text:style-name="T4">data</text:span><text:span text:style-name="T1"> </text:span></text:p>
          </table:table-cell>
          <table:table-cell table:style-name="Table1.A1" office:value-type="string">
            <text:p text:style-name="P40"><text:span text:style-name="T1">parameters for event listener </text:span></text:p>
          </table:table-cell>
        </table:table-row>
      </table:table>
      <text:p text:style-name="P25"><text:soft-page-break/><text:alphabetical-index-mark text:string-value=" " text:key1="gtk_to_aloo_aloo_widget"/><text:alphabetical-index-mark text:string-value=" " text:key1="_aloo_widgetgtk_to_aloo"/>GTK_TO_ALOO_Type _aloo_widget::gtk_to_aloo</text:p>
      <text:p text:style-name="P33"><text:bookmark text:name="AAAAAAAAGA"/></text:p>
      <text:p text:style-name="P47"><text:span text:style-name="T1">Creates </text:span><text:span text:style-name="T3">alooWidget</text:span><text:span text:style-name="T1"> from GtkWidget. </text:span></text:p>
      <text:p text:style-name="Heading_20_4"><text:alphabetical-index-mark text:string-value=" " text:key1="horizontalAlign_aloo_widget"/><text:alphabetical-index-mark text:string-value=" " text:key1="_aloo_widgethorizontalAlign"/>__alooHorizontalAlign_Type _aloo_widget::horizontalAlign</text:p>
      <text:p text:style-name="P33"><text:bookmark text:name="AAAAAAAAGB"/></text:p>
      <text:p text:style-name="P47"><text:span text:style-name="T1">Sets horizontal alignment of </text:span><text:span text:style-name="T3">alooWidget</text:span><text:span text:style-name="T1">. </text:span></text:p>
      <text:p text:style-name="Heading_20_4"><text:alphabetical-index-mark text:string-value=" " text:key1="new_aloo_widget"/><text:alphabetical-index-mark text:string-value=" " text:key1="_aloo_widgetnew"/>NewWidget_Type _aloo_widget::new</text:p>
      <text:p text:style-name="P33"><text:bookmark text:name="AAAAAAAAGC"/></text:p>
      <text:p text:style-name="P47"><text:span text:style-name="T1">Create a widget. </text:span></text:p>
      <text:p text:style-name="P44"/>
      <text:p text:style-name="P26">Parameter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0"><text:span text:style-name="T4">type</text:span><text:span text:style-name="T1"> </text:span></text:p>
          </table:table-cell>
          <table:table-cell table:style-name="Table2.A1" office:value-type="string">
            <text:p text:style-name="P40"><text:span text:style-name="T1">type of widget </text:span></text:p>
          </table:table-cell>
        </table:table-row>
        <table:table-row table:style-name="Table2.1">
          <table:table-cell table:style-name="Table2.A1" office:value-type="string">
            <text:p text:style-name="P40"><text:span text:style-name="T4">child</text:span><text:span text:style-name="T1"> </text:span></text:p>
          </table:table-cell>
          <table:table-cell table:style-name="Table2.A1" office:value-type="string">
            <text:p text:style-name="P40"><text:span text:style-name="T1">actual GtkWidget </text:span></text:p>
          </table:table-cell>
        </table:table-row>
      </table:table>
      <text:p text:style-name="P27">Returns</text:p>
      <text:p text:style-name="P48"><text:span text:style-name="T6">alooWidget* </text:span></text:p>
      <text:p text:style-name="Heading_20_4"><text:alphabetical-index-mark text:string-value=" " text:key1="obj_to_aloo_aloo_widget"/><text:alphabetical-index-mark text:string-value=" " text:key1="_aloo_widgetobj_to_aloo"/>OBJECT_TO_ALOO_Type _aloo_widget::obj_to_aloo</text:p>
      <text:p text:style-name="P33"><text:bookmark text:name="AAAAAAAAGD"/></text:p>
      <text:p text:style-name="P47"><text:span text:style-name="T1">Create </text:span><text:span text:style-name="T3">alooWidget</text:span><text:span text:style-name="T1"> from GObject. </text:span></text:p>
      <text:p text:style-name="Heading_20_4"><text:alphabetical-index-mark text:string-value=" " text:key1="obj_to_gtk_aloo_widget"/><text:alphabetical-index-mark text:string-value=" " text:key1="_aloo_widgetobj_to_gtk"/>__OBJECT_TO_GTK_WIDGET_Type _aloo_widget::obj_to_gtk</text:p>
      <text:p text:style-name="P33"><text:bookmark text:name="AAAAAAAAGE"/></text:p>
      <text:p text:style-name="P47"><text:span text:style-name="T1">Creates GtkWidget from builder. </text:span></text:p>
      <text:p text:style-name="Heading_20_4"><text:alphabetical-index-mark text:string-value=" " text:key1="setName_aloo_widget"/><text:alphabetical-index-mark text:string-value=" " text:key1="_aloo_widgetsetName"/>setWidgetName_Type _aloo_widget::setName</text:p>
      <text:p text:style-name="P33"><text:bookmark text:name="AAAAAAAAGF"/></text:p>
      <text:p text:style-name="P47"><text:span text:style-name="T1">Set the Name of widget. </text:span></text:p>
      <text:p text:style-name="P44"/>
      <text:p text:style-name="P26">Parameter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0"><text:span text:style-name="T4">widget</text:span><text:span text:style-name="T1"> </text:span></text:p>
          </table:table-cell>
          <table:table-cell table:style-name="Table3.A1" office:value-type="string">
            <text:p text:style-name="P40"><text:span text:style-name="T3">alooWidget</text:span><text:span text:style-name="T1"> </text:span></text:p>
          </table:table-cell>
        </table:table-row>
        <table:table-row table:style-name="Table3.1">
          <table:table-cell table:style-name="Table3.A1" office:value-type="string">
            <text:p text:style-name="P40"><text:span text:style-name="T4">name</text:span><text:span text:style-name="T1"> </text:span></text:p>
          </table:table-cell>
          <table:table-cell table:style-name="Table3.A1" office:value-type="string">
            <text:p text:style-name="P40"><text:span text:style-name="T1">string for name of widget </text:span></text:p>
          </table:table-cell>
        </table:table-row>
      </table:table>
      <text:p text:style-name="P27">Returns</text:p>
      <text:p text:style-name="P48"><text:span text:style-name="T6">returns the widget </text:span></text:p>
      <text:p text:style-name="Heading_20_4"><text:alphabetical-index-mark text:string-value=" " text:key1="setOrientation_aloo_widget"/><text:alphabetical-index-mark text:string-value=" " text:key1="_aloo_widgetsetOrientation"/>alooSetOrientation_Type _aloo_widget::setOrientation</text:p>
      <text:p text:style-name="P33"><text:bookmark text:name="AAAAAAAAGG"/></text:p>
      <text:p text:style-name="P47"><text:span text:style-name="T1">Sets orientation of </text:span><text:span text:style-name="T3">alooWidget</text:span><text:span text:style-name="T1">. </text:span></text:p>
      <text:p text:style-name="Heading_20_4"><text:alphabetical-index-mark text:string-value=" " text:key1="verticalAlign_aloo_widget"/><text:alphabetical-index-mark text:string-value=" " text:key1="_aloo_widgetverticalAlign"/>__alooVerticalAlign_Type _aloo_widget::verticalAlign</text:p>
      <text:p text:style-name="P33"><text:bookmark text:name="AAAAAAAAGH"/></text:p>
      <text:p text:style-name="P47"><text:span text:style-name="T1">Sets vertical alignment of </text:span><text:span text:style-name="T3">alooWidget</text:span><text:span text:style-name="T1">. </text:span></text:p>
      <text:p text:style-name="P38"/>
      <text:p text:style-name="Heading_20_4"><text:soft-page-break/>The documentation for this struct was generated from the following file:</text:p>
      <text:p text:style-name="P32"><text:span text:style-name="T1">include/</text:span><text:span text:style-name="T3">widget.h</text:span></text:p>
      <text:p text:style-name="Heading_20_4"/>
      <text:p text:style-name="P8">_alooBox Struct Reference</text:p>
      <text:p text:style-name="Standard"><text:toc-mark text:string-value="_alooBox" text:outline-level="1"/><text:alphabetical-index-mark text:string-value=" " text:key1="_alooBox"/><text:bookmark text:name="AAAAAAAAGI"/></text:p>
      <text:p text:style-name="Standard"><text:span text:style-name="T8">#include &lt;box.h&gt;</text:span></text:p>
      <text:p text:style-name="Standard"><text:span text:style-name="T2">Collaboration diagram for _alooBox:</text:span></text:p>
      <text:p text:style-name="P37"><text:span text:style-name="T2">IMAGE</text:span></text:p>
      <text:p text:style-name="P34"/>
      <text:p text:style-name="Heading_20_3">Public Attributes</text:p>
      <text:p text:style-name="P31"><text:span text:style-name="T3">__new_alooBox_Type</text:span><text:span text:style-name="T1"> </text:span><text:span text:style-name="T3">new</text:span></text:p>
      <text:p text:style-name="P31"><text:span text:style-name="T3">__setBoxOrientation_Type</text:span><text:span text:style-name="T1"> </text:span><text:span text:style-name="T3">setOrientation</text:span></text:p>
      <text:p text:style-name="P31"><text:span text:style-name="T3">__getBoxOrientation_Type</text:span><text:span text:style-name="T1"> </text:span><text:span text:style-name="T3">getOrientation</text:span></text:p>
      <text:p text:style-name="P31"><text:span text:style-name="T3">__boxAppendGtk_Type</text:span><text:span text:style-name="T1"> </text:span><text:span text:style-name="T3">appendGtk</text:span></text:p>
      <text:p text:style-name="P31"><text:span text:style-name="T3">__boxPrependGtk_Type</text:span><text:span text:style-name="T1"> </text:span><text:span text:style-name="T3">prependGtk</text:span></text:p>
      <text:p text:style-name="P31"><text:span text:style-name="T3">__boxRemoveGtk_Type</text:span><text:span text:style-name="T1"> </text:span><text:span text:style-name="T3">removeGtk</text:span></text:p>
      <text:p text:style-name="P31"><text:span text:style-name="T3">__boxAppend_Type</text:span><text:span text:style-name="T1"> </text:span><text:span text:style-name="T3">append</text:span></text:p>
      <text:p text:style-name="P31"><text:span text:style-name="T3">__boxPrepend_Type</text:span><text:span text:style-name="T1"> </text:span><text:span text:style-name="T3">prepend</text:span></text:p>
      <text:p text:style-name="P31"><text:span text:style-name="T3">__boxRemove_Type</text:span><text:span text:style-name="T1"> </text:span><text:span text:style-name="T3">remove</text:span></text:p>
      <text:p text:style-name="P31"><text:span text:style-name="T3">__boxInsertChildAfter_Type</text:span><text:span text:style-name="T1"> </text:span><text:span text:style-name="T3">insertChildAfter</text:span></text:p>
      <text:p text:style-name="P31"><text:span text:style-name="T3">__setBoxSpacing_Type</text:span><text:span text:style-name="T1"> </text:span><text:span text:style-name="T3">setSpacing</text:span></text:p>
      <text:p text:style-name="P31"><text:span text:style-name="T3">__getBoxSpacing_Type</text:span><text:span text:style-name="T1"> </text:span><text:span text:style-name="T3">getSpacing</text:span></text:p>
      <text:p text:style-name="P31"><text:span text:style-name="T3">__getBoxHomogeneous_Type</text:span><text:span text:style-name="T1"> </text:span><text:span text:style-name="T3">getHomogeneous</text:span></text:p>
      <text:p text:style-name="P31"><text:span text:style-name="T3">__setBoxHomogeneous_Type</text:span><text:span text:style-name="T1"> </text:span><text:span text:style-name="T3">setHomogeneous</text:span></text:p>
      <text:p text:style-name="P31"><text:span text:style-name="T3">__getBoxBaselinePosition_Type</text:span><text:span text:style-name="T1"> </text:span><text:span text:style-name="T3">getBaselinePosition</text:span></text:p>
      <text:p text:style-name="P31"><text:span text:style-name="T3">__setBoxBaselinePosition_Type</text:span><text:span text:style-name="T1"> </text:span><text:span text:style-name="T3">setBaselinePosition</text:span></text:p>
      <text:p text:style-name="P35"/>
      <text:p text:style-name="Heading_20_3"><text:soft-page-break/>Member Data Documentation</text:p>
      <text:p text:style-name="Heading_20_4"><text:alphabetical-index-mark text:string-value=" " text:key1="append_alooBox"/><text:alphabetical-index-mark text:string-value=" " text:key1="_alooBoxappend"/>__boxAppend_Type _alooBox::append</text:p>
      <text:p text:style-name="Heading_20_4"><text:bookmark text:name="AAAAAAAAGJ"/><text:alphabetical-index-mark text:string-value=" " text:key1="appendGtk_alooBox"/><text:alphabetical-index-mark text:string-value=" " text:key1="_alooBoxappendGtk"/>__boxAppendGtk_Type _alooBox::appendGtk</text:p>
      <text:p text:style-name="Heading_20_4"><text:bookmark text:name="AAAAAAAAGK"/><text:alphabetical-index-mark text:string-value=" " text:key1="getBaselinePosition_alooBox"/><text:alphabetical-index-mark text:string-value=" " text:key1="_alooBoxgetBaselinePosition"/>__getBoxBaselinePosition_Type _alooBox::getBaselinePosition</text:p>
      <text:p text:style-name="Heading_20_4"><text:bookmark text:name="AAAAAAAAGL"/><text:alphabetical-index-mark text:string-value=" " text:key1="getHomogeneous_alooBox"/><text:alphabetical-index-mark text:string-value=" " text:key1="_alooBoxgetHomogeneous"/>__getBoxHomogeneous_Type _alooBox::getHomogeneous</text:p>
      <text:p text:style-name="Heading_20_4"><text:bookmark text:name="AAAAAAAAGM"/><text:alphabetical-index-mark text:string-value=" " text:key1="getOrientation_alooBox"/><text:alphabetical-index-mark text:string-value=" " text:key1="_alooBoxgetOrientation"/>__getBoxOrientation_Type _alooBox::getOrientation</text:p>
      <text:p text:style-name="Heading_20_4"><text:bookmark text:name="AAAAAAAAGN"/><text:alphabetical-index-mark text:string-value=" " text:key1="getSpacing_alooBox"/><text:alphabetical-index-mark text:string-value=" " text:key1="_alooBoxgetSpacing"/>__getBoxSpacing_Type _alooBox::getSpacing</text:p>
      <text:p text:style-name="Heading_20_4"><text:bookmark text:name="AAAAAAAAGO"/><text:alphabetical-index-mark text:string-value=" " text:key1="insertChildAfter_alooBox"/><text:alphabetical-index-mark text:string-value=" " text:key1="_alooBoxinsertChildAfter"/>__boxInsertChildAfter_Type _alooBox::insertChildAfter</text:p>
      <text:p text:style-name="Heading_20_4"><text:bookmark text:name="AAAAAAAAGP"/><text:alphabetical-index-mark text:string-value=" " text:key1="new_alooBox"/><text:alphabetical-index-mark text:string-value=" " text:key1="_alooBoxnew"/>__new_alooBox_Type _alooBox::new</text:p>
      <text:p text:style-name="Heading_20_4"><text:bookmark text:name="AAAAAAAAGQ"/><text:alphabetical-index-mark text:string-value=" " text:key1="prepend_alooBox"/><text:alphabetical-index-mark text:string-value=" " text:key1="_alooBoxprepend"/>__boxPrepend_Type _alooBox::prepend</text:p>
      <text:p text:style-name="Heading_20_4"><text:bookmark text:name="AAAAAAAAGR"/><text:alphabetical-index-mark text:string-value=" " text:key1="prependGtk_alooBox"/><text:alphabetical-index-mark text:string-value=" " text:key1="_alooBoxprependGtk"/>__boxPrependGtk_Type _alooBox::prependGtk</text:p>
      <text:p text:style-name="Heading_20_4"><text:bookmark text:name="AAAAAAAAGS"/><text:alphabetical-index-mark text:string-value=" " text:key1="remove_alooBox"/><text:alphabetical-index-mark text:string-value=" " text:key1="_alooBoxremove"/>__boxRemove_Type _alooBox::remove</text:p>
      <text:p text:style-name="Heading_20_4"><text:bookmark text:name="AAAAAAAAGT"/><text:alphabetical-index-mark text:string-value=" " text:key1="removeGtk_alooBox"/><text:alphabetical-index-mark text:string-value=" " text:key1="_alooBoxremoveGtk"/>__boxRemoveGtk_Type _alooBox::removeGtk</text:p>
      <text:p text:style-name="Heading_20_4"><text:bookmark text:name="AAAAAAAAGU"/><text:alphabetical-index-mark text:string-value=" " text:key1="setBaselinePosition_alooBox"/><text:alphabetical-index-mark text:string-value=" " text:key1="_alooBoxsetBaselinePosition"/>__setBoxBaselinePosition_Type _alooBox::setBaselinePosition</text:p>
      <text:p text:style-name="Heading_20_4"><text:bookmark text:name="AAAAAAAAGV"/><text:alphabetical-index-mark text:string-value=" " text:key1="setHomogeneous_alooBox"/><text:alphabetical-index-mark text:string-value=" " text:key1="_alooBoxsetHomogeneous"/>__setBoxHomogeneous_Type _alooBox::setHomogeneous</text:p>
      <text:p text:style-name="Heading_20_4"><text:bookmark text:name="AAAAAAAAGW"/><text:alphabetical-index-mark text:string-value=" " text:key1="setOrientation_alooBox"/><text:alphabetical-index-mark text:string-value=" " text:key1="_alooBoxsetOrientation"/>__setBoxOrientation_Type _alooBox::setOrientation</text:p>
      <text:p text:style-name="Heading_20_4"><text:bookmark text:name="AAAAAAAAGX"/><text:alphabetical-index-mark text:string-value=" " text:key1="setSpacing_alooBox"/><text:alphabetical-index-mark text:string-value=" " text:key1="_alooBoxsetSpacing"/>__setBoxSpacing_Type _alooBox::setSpacing</text:p>
      <text:p text:style-name="P38"><text:bookmark text:name="AAAAAAAAGY"/></text:p>
      <text:p text:style-name="Heading_20_4">The documentation for this struct was generated from the following file:</text:p>
      <text:p text:style-name="P32"><text:span text:style-name="T1">include/</text:span><text:span text:style-name="T3">box.h</text:span></text:p>
      <text:p text:style-name="Heading_20_4"/>
      <text:p text:style-name="P9">_alooButton Struct Reference</text:p>
      <text:p text:style-name="Standard"><text:toc-mark text:string-value="_alooButton" text:outline-level="1"/><text:alphabetical-index-mark text:string-value=" " text:key1="_alooButton"/><text:bookmark text:name="AAAAAAAAGZ"/></text:p>
      <text:p text:style-name="Standard"><text:span text:style-name="T8">#include &lt;button.h&gt;</text:span></text:p>
      <text:p text:style-name="Standard"><text:span text:style-name="T2">Collaboration diagram for _alooButton:</text:span></text:p>
      <text:p text:style-name="P37"><text:span text:style-name="T2">IMAGE</text:span></text:p>
      <text:p text:style-name="P34"/>
      <text:p text:style-name="Heading_20_3">Public Attributes</text:p>
      <text:p text:style-name="P31"><text:span text:style-name="T3">__newButton_Type</text:span><text:span text:style-name="T1"> </text:span><text:span text:style-name="T3">new</text:span></text:p>
      <text:p text:style-name="P47"><text:span text:style-name="T4">Creates new Aloo Button without label. </text:span></text:p>
      <text:p text:style-name="P33"/>
      <text:p text:style-name="P31"><text:span text:style-name="T3">__newButtonWithLabel_Type</text:span><text:span text:style-name="T1"> </text:span><text:span text:style-name="T3">newWithLabel</text:span></text:p>
      <text:p text:style-name="P47"><text:span text:style-name="T4">Creates new Aloo Button with label. </text:span></text:p>
      <text:p text:style-name="P33"/>
      <text:p text:style-name="P31"><text:span text:style-name="T3">__setLabel_Type</text:span><text:span text:style-name="T1"> </text:span><text:span text:style-name="T3">label</text:span></text:p>
      <text:p text:style-name="P47"><text:span text:style-name="T4">Sets the label of the button. </text:span></text:p>
      <text:p text:style-name="P33"/>
      <text:p text:style-name="P31"><text:span text:style-name="T3">__setChild_Type</text:span><text:span text:style-name="T1"> </text:span><text:span text:style-name="T3">child</text:span></text:p>
      <text:p text:style-name="P47"><text:span text:style-name="T4">Sets the child of the button. </text:span></text:p>
      <text:p text:style-name="P33"/>
      <text:p text:style-name="P31"><text:span text:style-name="T3">__setIcon_Type</text:span><text:span text:style-name="T1"> </text:span><text:span text:style-name="T3">icon</text:span></text:p>
      <text:p text:style-name="P47"><text:span text:style-name="T4">Sets the icon of the button. </text:span></text:p>
      <text:p text:style-name="P33"/>
      <text:p text:style-name="P31"><text:span text:style-name="T3">__setUseUnderline_Type</text:span><text:span text:style-name="T1"> </text:span><text:span text:style-name="T3">useUnderline</text:span></text:p>
      <text:p text:style-name="P47"><text:span text:style-name="T4">Sets whether to use underline or not in the button. </text:span></text:p>
      <text:p text:style-name="P33"/>
      <text:p text:style-name="P35"/>
      <text:p text:style-name="Heading_20_3">Member Data Documentation</text:p>
      <text:p text:style-name="Heading_20_4"><text:alphabetical-index-mark text:string-value=" " text:key1="child_alooButton"/><text:alphabetical-index-mark text:string-value=" " text:key1="_alooButtonchild"/>__setChild_Type _alooButton::child</text:p>
      <text:p text:style-name="P33"><text:bookmark text:name="AAAAAAAAHA"/></text:p>
      <text:p text:style-name="P47"><text:span text:style-name="T1">Sets the child of the button. </text:span></text:p>
      <text:p text:style-name="Heading_20_4"><text:alphabetical-index-mark text:string-value=" " text:key1="icon_alooButton"/><text:alphabetical-index-mark text:string-value=" " text:key1="_alooButtonicon"/>__setIcon_Type _alooButton::icon</text:p>
      <text:p text:style-name="P33"><text:bookmark text:name="AAAAAAAAHB"/></text:p>
      <text:p text:style-name="P47"><text:span text:style-name="T1">Sets the icon of the button. </text:span></text:p>
      <text:p text:style-name="Heading_20_4"><text:alphabetical-index-mark text:string-value=" " text:key1="label_alooButton"/><text:alphabetical-index-mark text:string-value=" " text:key1="_alooButtonlabel"/>__setLabel_Type _alooButton::label</text:p>
      <text:p text:style-name="P33"><text:bookmark text:name="AAAAAAAAHC"/></text:p>
      <text:p text:style-name="P47"><text:span text:style-name="T1">Sets the label of the button. </text:span></text:p>
      <text:p text:style-name="Heading_20_4"><text:alphabetical-index-mark text:string-value=" " text:key1="new_alooButton"/><text:alphabetical-index-mark text:string-value=" " text:key1="_alooButtonnew"/>__newButton_Type _alooButton::new</text:p>
      <text:p text:style-name="P33"><text:bookmark text:name="AAAAAAAAHD"/></text:p>
      <text:p text:style-name="P47"><text:span text:style-name="T1">Creates new Aloo Button without label. </text:span></text:p>
      <text:p text:style-name="Heading_20_4"><text:soft-page-break/><text:alphabetical-index-mark text:string-value=" " text:key1="newWithLabel_alooButton"/><text:alphabetical-index-mark text:string-value=" " text:key1="_alooButtonnewWithLabel"/>__newButtonWithLabel_Type _alooButton::newWithLabel</text:p>
      <text:p text:style-name="P33"><text:bookmark text:name="AAAAAAAAHE"/></text:p>
      <text:p text:style-name="P47"><text:span text:style-name="T1">Creates new Aloo Button with label. </text:span></text:p>
      <text:p text:style-name="Heading_20_4"><text:alphabetical-index-mark text:string-value=" " text:key1="useUnderline_alooButton"/><text:alphabetical-index-mark text:string-value=" " text:key1="_alooButtonuseUnderline"/>__setUseUnderline_Type _alooButton::useUnderline</text:p>
      <text:p text:style-name="P33"><text:bookmark text:name="AAAAAAAAHF"/></text:p>
      <text:p text:style-name="P47"><text:span text:style-name="T1">Sets whether to use underline or not in the button. </text:span></text:p>
      <text:p text:style-name="P38"/>
      <text:p text:style-name="Heading_20_4">The documentation for this struct was generated from the following file:</text:p>
      <text:p text:style-name="P32"><text:span text:style-name="T1">include/</text:span><text:span text:style-name="T3">button.h</text:span></text:p>
      <text:p text:style-name="Heading_20_4"/>
      <text:p text:style-name="P10">_alooGrid Struct Reference</text:p>
      <text:p text:style-name="Standard"><text:toc-mark text:string-value="_alooGrid" text:outline-level="1"/><text:alphabetical-index-mark text:string-value=" " text:key1="_alooGrid"/><text:bookmark text:name="AAAAAAAAHG"/></text:p>
      <text:p text:style-name="Standard"><text:span text:style-name="T8">#include &lt;grid.h&gt;</text:span></text:p>
      <text:p text:style-name="Standard"><text:span text:style-name="T2">Collaboration diagram for _alooGrid:</text:span></text:p>
      <text:p text:style-name="P37"><text:span text:style-name="T2">IMAGE</text:span></text:p>
      <text:p text:style-name="P34"/>
      <text:p text:style-name="Heading_20_3">Public Attributes</text:p>
      <text:p text:style-name="P31"><text:span text:style-name="T3">__gridAttach_Type</text:span><text:span text:style-name="T1"> </text:span><text:span text:style-name="T3">attach</text:span></text:p>
      <text:p text:style-name="P31"><text:span text:style-name="T3">__gridAttachGtk_Type</text:span><text:span text:style-name="T1"> </text:span><text:span text:style-name="T3">attachGtk</text:span></text:p>
      <text:p text:style-name="P31"><text:span text:style-name="T3">__gridRemove_Type</text:span><text:span text:style-name="T1"> </text:span><text:span text:style-name="T3">remove</text:span></text:p>
      <text:p text:style-name="P31"><text:span text:style-name="T3">__gridRemoveGtk_Type</text:span><text:span text:style-name="T1"> </text:span><text:span text:style-name="T3">removeGtk</text:span></text:p>
      <text:p text:style-name="P31"><text:span text:style-name="T3">__alooGridNew_Type</text:span><text:span text:style-name="T1"> </text:span><text:span text:style-name="T3">new</text:span></text:p>
      <text:p text:style-name="P31"><text:span text:style-name="T3">__setGridColumnSpacing_Type</text:span><text:span text:style-name="T1"> </text:span><text:span text:style-name="T3">column_spacing</text:span></text:p>
      <text:p text:style-name="P31"><text:span text:style-name="T3">__setGridRowSpacing_Type</text:span><text:span text:style-name="T1"> </text:span><text:span text:style-name="T3">row_spacing</text:span></text:p>
      <text:p text:style-name="P35"/>
      <text:p text:style-name="Heading_20_3">Member Data Documentation</text:p>
      <text:p text:style-name="Heading_20_4"><text:alphabetical-index-mark text:string-value=" " text:key1="attach_alooGrid"/><text:alphabetical-index-mark text:string-value=" " text:key1="_alooGridattach"/>__gridAttach_Type _alooGrid::attach</text:p>
      <text:p text:style-name="Heading_20_4"><text:bookmark text:name="AAAAAAAAHH"/><text:alphabetical-index-mark text:string-value=" " text:key1="attachGtk_alooGrid"/><text:alphabetical-index-mark text:string-value=" " text:key1="_alooGridattachGtk"/>__gridAttachGtk_Type _alooGrid::attachGtk</text:p>
      <text:p text:style-name="Heading_20_4"><text:bookmark text:name="AAAAAAAAHI"/><text:alphabetical-index-mark text:string-value=" " text:key1="column_spacing_alooGrid"/><text:alphabetical-index-mark text:string-value=" " text:key1="_alooGridcolumn_spacing"/>__setGridColumnSpacing_Type _alooGrid::column_spacing</text:p>
      <text:p text:style-name="Heading_20_4"><text:bookmark text:name="AAAAAAAAHJ"/><text:alphabetical-index-mark text:string-value=" " text:key1="new_alooGrid"/><text:alphabetical-index-mark text:string-value=" " text:key1="_alooGridnew"/>__alooGridNew_Type _alooGrid::new</text:p>
      <text:p text:style-name="Heading_20_4"><text:bookmark text:name="AAAAAAAAHK"/><text:alphabetical-index-mark text:string-value=" " text:key1="remove_alooGrid"/><text:alphabetical-index-mark text:string-value=" " text:key1="_alooGridremove"/>__gridRemove_Type _alooGrid::remove</text:p>
      <text:p text:style-name="Heading_20_4"><text:bookmark text:name="AAAAAAAAHL"/><text:alphabetical-index-mark text:string-value=" " text:key1="removeGtk_alooGrid"/><text:alphabetical-index-mark text:string-value=" " text:key1="_alooGridremoveGtk"/>__gridRemoveGtk_Type _alooGrid::removeGtk</text:p>
      <text:p text:style-name="Heading_20_4"><text:bookmark text:name="AAAAAAAAHM"/><text:alphabetical-index-mark text:string-value=" " text:key1="row_spacing_alooGrid"/><text:alphabetical-index-mark text:string-value=" " text:key1="_alooGridrow_spacing"/>__setGridRowSpacing_Type _alooGrid::row_spacing</text:p>
      <text:p text:style-name="P38"><text:bookmark text:name="AAAAAAAAHN"/></text:p>
      <text:p text:style-name="Heading_20_4">The documentation for this struct was generated from the following file:</text:p>
      <text:p text:style-name="P32"><text:span text:style-name="T1">include/</text:span><text:span text:style-name="T3">grid.h</text:span></text:p>
      <text:p text:style-name="Heading_20_4"/>
      <text:p text:style-name="P11">alooApp_Status Struct Reference</text:p>
      <text:p text:style-name="Standard"><text:toc-mark text:string-value="alooApp_Status" text:outline-level="1"/><text:alphabetical-index-mark text:string-value=" " text:key1="alooApp_Status"/><text:bookmark text:name="AAAAAAAAHO"/></text:p>
      <text:p text:style-name="Text_20_body"><text:span text:style-name="T1">Returns GtkApplication and status. </text:span></text:p>
      <text:p text:style-name="Standard"><text:span text:style-name="T8">#include &lt;app.h&gt;</text:span></text:p>
      <text:p text:style-name="Heading_20_3">Public Attributes</text:p>
      <text:p text:style-name="P31"><text:span text:style-name="T1">GtkApplication * </text:span><text:span text:style-name="T3">app</text:span></text:p>
      <text:p text:style-name="P31"><text:span text:style-name="T1">int </text:span><text:span text:style-name="T3">status</text:span></text:p>
      <text:p text:style-name="P35"/>
      <text:p text:style-name="Heading_20_3">Detailed Description</text:p>
      <text:p text:style-name="Text_20_body"><text:span text:style-name="T1">Returns GtkApplication and status. </text:span></text:p>
      <text:p text:style-name="P35"/>
      <text:p text:style-name="Heading_20_3">Member Data Documentation</text:p>
      <text:p text:style-name="Heading_20_4"><text:alphabetical-index-mark text:string-value=" " text:key1="appalooApp_Status"/><text:alphabetical-index-mark text:string-value=" " text:key1="alooApp_Statusapp"/>GtkApplication* alooApp_Status::app</text:p>
      <text:p text:style-name="Heading_20_4"><text:bookmark text:name="AAAAAAAAHP"/><text:alphabetical-index-mark text:string-value=" " text:key1="statusalooApp_Status"/><text:alphabetical-index-mark text:string-value=" " text:key1="alooApp_Statusstatus"/>int alooApp_Status::status</text:p>
      <text:p text:style-name="P38"><text:bookmark text:name="AAAAAAAAHQ"/></text:p>
      <text:p text:style-name="Heading_20_4">The documentation for this struct was generated from the following file:</text:p>
      <text:p text:style-name="P32"><text:span text:style-name="T1">include/</text:span><text:span text:style-name="T3">app.h</text:span></text:p>
      <text:p text:style-name="Heading_20_4"/>
      <text:p text:style-name="P12">alooAppOptions Struct Reference</text:p>
      <text:p text:style-name="Standard"><text:toc-mark text:string-value="alooAppOptions" text:outline-level="1"/><text:alphabetical-index-mark text:string-value=" " text:key1="alooAppOptions"/><text:bookmark text:name="AAAAAAAAHR"/></text:p>
      <text:p text:style-name="Text_20_body"><text:span text:style-name="T1">Takes GApplicationFlags, argc and argv. </text:span></text:p>
      <text:p text:style-name="Standard"><text:span text:style-name="T8">#include &lt;app.h&gt;</text:span></text:p>
      <text:p text:style-name="Heading_20_3">Public Attributes</text:p>
      <text:p text:style-name="P31"><text:span text:style-name="T1">enum </text:span><text:span text:style-name="T3">alooAppFlags</text:span><text:span text:style-name="T1"> </text:span><text:span text:style-name="T3">appFlags</text:span></text:p>
      <text:p text:style-name="P31"><text:span text:style-name="T1">int </text:span><text:span text:style-name="T3">argc</text:span></text:p>
      <text:p text:style-name="P31"><text:span text:style-name="T1">char ** </text:span><text:span text:style-name="T3">argv</text:span></text:p>
      <text:p text:style-name="P35"/>
      <text:p text:style-name="Heading_20_3">Detailed Description</text:p>
      <text:p text:style-name="Text_20_body"><text:span text:style-name="T1">Takes GApplicationFlags, argc and argv. </text:span></text:p>
      <text:p text:style-name="P35"/>
      <text:p text:style-name="Heading_20_3">Member Data Documentation</text:p>
      <text:p text:style-name="Heading_20_4"><text:alphabetical-index-mark text:string-value=" " text:key1="appFlagsalooAppOptions"/><text:alphabetical-index-mark text:string-value=" " text:key1="alooAppOptionsappFlags"/>enum alooAppFlags alooAppOptions::appFlags</text:p>
      <text:p text:style-name="Heading_20_4"><text:bookmark text:name="AAAAAAAAHS"/><text:alphabetical-index-mark text:string-value=" " text:key1="argcalooAppOptions"/><text:alphabetical-index-mark text:string-value=" " text:key1="alooAppOptionsargc"/>int alooAppOptions::argc</text:p>
      <text:p text:style-name="Heading_20_4"><text:bookmark text:name="AAAAAAAAHT"/><text:alphabetical-index-mark text:string-value=" " text:key1="argvalooAppOptions"/><text:alphabetical-index-mark text:string-value=" " text:key1="alooAppOptionsargv"/>char** alooAppOptions::argv</text:p>
      <text:p text:style-name="P38"><text:bookmark text:name="AAAAAAAAHU"/></text:p>
      <text:p text:style-name="Heading_20_4">The documentation for this struct was generated from the following file:</text:p>
      <text:p text:style-name="P32"><text:span text:style-name="T1">include/</text:span><text:span text:style-name="T3">app.h</text:span></text:p>
      <text:p text:style-name="Heading_20_4"/>
      <text:p text:style-name="P13">AlooBuilder Struct Reference</text:p>
      <text:p text:style-name="Standard"><text:toc-mark text:string-value="AlooBuilder" text:outline-level="1"/><text:alphabetical-index-mark text:string-value=" " text:key1="AlooBuilder"/><text:bookmark text:name="AAAAAAAAHV"/></text:p>
      <text:p text:style-name="Standard"><text:span text:style-name="T8">#include &lt;types.h&gt;</text:span></text:p>
      <text:p text:style-name="Heading_20_3">Public Attributes</text:p>
      <text:p text:style-name="P31"><text:span text:style-name="T1">GtkBuilder * </text:span><text:span text:style-name="T3">builder</text:span></text:p>
      <text:p text:style-name="P35"/>
      <text:p text:style-name="Heading_20_3">Member Data Documentation</text:p>
      <text:p text:style-name="Heading_20_4"><text:alphabetical-index-mark text:string-value=" " text:key1="builderAlooBuilder"/><text:alphabetical-index-mark text:string-value=" " text:key1="AlooBuilderbuilder"/>GtkBuilder* AlooBuilder::builder</text:p>
      <text:p text:style-name="P38"><text:bookmark text:name="AAAAAAAAHW"/></text:p>
      <text:p text:style-name="Heading_20_4">The documentation for this struct was generated from the following file:</text:p>
      <text:p text:style-name="P32"><text:span text:style-name="T1">include/</text:span><text:span text:style-name="T3">types.h</text:span></text:p>
      <text:p text:style-name="Heading_20_4"/>
      <text:p text:style-name="P14">alooWidget Struct Reference</text:p>
      <text:p text:style-name="Standard"><text:toc-mark text:string-value="alooWidget" text:outline-level="1"/><text:alphabetical-index-mark text:string-value=" " text:key1="alooWidget"/><text:bookmark text:name="AAAAAAAAHX"/></text:p>
      <text:p text:style-name="Text_20_body"><text:span text:style-name="T1">widget for my aloo library </text:span></text:p>
      <text:p text:style-name="Standard"><text:span text:style-name="T8">#include &lt;types.h&gt;</text:span></text:p>
      <text:p text:style-name="Heading_20_3">Public Attributes</text:p>
      <text:p text:style-name="P31"><text:span text:style-name="T1">GtkWidget * </text:span><text:span text:style-name="T3">child</text:span></text:p>
      <text:p text:style-name="P47"><text:span text:style-name="T4">actual GtkWidget </text:span></text:p>
      <text:p text:style-name="P33"/>
      <text:p text:style-name="P31"><text:span text:style-name="T3">WidgetType</text:span><text:span text:style-name="T1"> </text:span><text:span text:style-name="T3">type</text:span></text:p>
      <text:p text:style-name="P47"><text:span text:style-name="T4">Type of widget. </text:span></text:p>
      <text:p text:style-name="P33"/>
      <text:p text:style-name="P35"/>
      <text:p text:style-name="Heading_20_3">Detailed Description</text:p>
      <text:p text:style-name="Text_20_body"><text:span text:style-name="T1">widget for my aloo library </text:span></text:p>
      <text:p text:style-name="P35"/>
      <text:p text:style-name="Heading_20_3">Member Data Documentation</text:p>
      <text:p text:style-name="Heading_20_4"><text:alphabetical-index-mark text:string-value=" " text:key1="childalooWidget"/><text:alphabetical-index-mark text:string-value=" " text:key1="alooWidgetchild"/>GtkWidget* alooWidget::child</text:p>
      <text:p text:style-name="P33"><text:bookmark text:name="AAAAAAAAHY"/></text:p>
      <text:p text:style-name="P47"><text:span text:style-name="T1">actual GtkWidget </text:span></text:p>
      <text:p text:style-name="Heading_20_4"><text:alphabetical-index-mark text:string-value=" " text:key1="typealooWidget"/><text:alphabetical-index-mark text:string-value=" " text:key1="alooWidgettype"/>WidgetType alooWidget::type</text:p>
      <text:p text:style-name="P33"><text:bookmark text:name="AAAAAAAAHZ"/></text:p>
      <text:p text:style-name="P47"><text:span text:style-name="T1">Type of widget. </text:span></text:p>
      <text:p text:style-name="P38"/>
      <text:p text:style-name="Heading_20_4">The documentation for this struct was generated from the following file:</text:p>
      <text:p text:style-name="P32"><text:span text:style-name="T1">include/</text:span><text:span text:style-name="T3">types.h</text:span></text:p>
      <text:p text:style-name="P4">File Documentation<text:toc-mark text:string-value="File Documentation" text:outline-level="1"/></text:p>
      <text:p text:style-name="Heading_20_2">include/aloo.h File Reference</text:p>
      <text:p text:style-name="Standard"><text:toc-mark text:string-value="include/aloo.h" text:outline-level="1"/><text:alphabetical-index-mark text:string-value=" " text:key1="include/aloo.h"/><text:bookmark text:name="AAAAAAAAAA"/></text:p>
      <text:p text:style-name="Text_20_body"><text:span text:style-name="T1">Aloo Project Main file It conatins all the header files. </text:span></text:p>
      <text:p text:style-name="DenseText"><text:span text:style-name="T7">#include "app.h"</text:span></text:p>
      <text:p text:style-name="DenseText"><text:span text:style-name="T7">#include "box.h"</text:span></text:p>
      <text:p text:style-name="DenseText"><text:span text:style-name="T7">#include "builder.h"</text:span></text:p>
      <text:p text:style-name="DenseText"><text:span text:style-name="T7">#include "button.h"</text:span></text:p>
      <text:p text:style-name="DenseText"><text:span text:style-name="T7">#include "grid.h"</text:span></text:p>
      <text:p text:style-name="DenseText"><text:span text:style-name="T7">#include "label.h"</text:span></text:p>
      <text:p text:style-name="DenseText"><text:span text:style-name="T7">#include "macros.h"</text:span></text:p>
      <text:p text:style-name="DenseText"><text:span text:style-name="T7">#include "style.h"</text:span></text:p>
      <text:p text:style-name="DenseText"><text:span text:style-name="T7">#include "widget.h"</text:span></text:p>
      <text:p text:style-name="Standard"><text:span text:style-name="T1">Include dependency graph for aloo.h:</text:span></text:p>
      <text:p text:style-name="P37"><text:span text:style-name="T2">IMAGE</text:span></text:p>
      <text:p text:style-name="P43"/>
      <text:p text:style-name="P35"/>
      <text:p text:style-name="Heading_20_3">Detailed Description</text:p>
      <text:p text:style-name="Text_20_body"><text:span text:style-name="T1">Aloo Project Main file It conatins all the header files. </text:span></text:p>
      <text:p text:style-name="P43"/>
      <text:p text:style-name="P28">Author</text:p>
      <text:p text:style-name="P49"><text:span text:style-name="T6">Jaipal001 (@BhJaipal) </text:span></text:p>
      <text:p text:style-name="P34"/>
      <text:p text:style-name="P15">include/app.h File Reference</text:p>
      <text:p text:style-name="Standard"><text:toc-mark text:string-value="include/app.h" text:outline-level="1"/><text:alphabetical-index-mark text:string-value=" " text:key1="include/app.h"/><text:bookmark text:name="AAAAAAAAAB"/></text:p>
      <text:p text:style-name="Text_20_body"><text:span text:style-name="T1">Aloo Application related functions. </text:span></text:p>
      <text:p text:style-name="DenseText"><text:span text:style-name="T7">#include "types.h"</text:span></text:p>
      <text:p text:style-name="DenseText"><text:span text:style-name="T7">#include &lt;gtk/gtk.h&gt;</text:span></text:p>
      <text:p text:style-name="Standard"><text:span text:style-name="T1">Include dependency graph for app.h:</text:span></text:p>
      <text:p text:style-name="P37"><text:span text:style-name="T2">IMAGE</text:span></text:p>
      <text:p text:style-name="P43"/>
      <text:p text:style-name="Standard"><text:span text:style-name="T1">This graph shows which files directly or indirectly include this file:</text:span></text:p>
      <text:p text:style-name="P37"><text:span text:style-name="T2">IMAGE</text:span></text:p>
      <text:p text:style-name="P43"/>
      <text:p text:style-name="Heading_20_3">Classes</text:p>
      <text:p text:style-name="P31"><text:span text:style-name="T1">struct </text:span><text:span text:style-name="T3">alooApp_Status</text:span></text:p>
      <text:p text:style-name="P47"><text:span text:style-name="T4">Returns GtkApplication and status. </text:span></text:p>
      <text:p text:style-name="P31"><text:span text:style-name="T1">struct </text:span><text:span text:style-name="T3">alooAppOptions</text:span></text:p>
      <text:p text:style-name="P47"><text:span text:style-name="T4">Takes GApplicationFlags, argc and argv. </text:span></text:p>
      <text:p text:style-name="Heading_20_3">Enumerations</text:p>
      <text:p text:style-name="P31"><text:span text:style-name="T1">enum </text:span><text:span text:style-name="T3">alooAppFlags</text:span><text:span text:style-name="T1"> { </text:span><text:span text:style-name="T3">APP_FLAGS_NONE</text:span><text:span text:style-name="T1"> = 0, </text:span><text:span text:style-name="T3">APP_FLAGS_IS_LAUNCHER</text:span><text:span text:style-name="T1">, </text:span><text:span text:style-name="T3">APP_FLAGS_IS_SERVICE</text:span><text:span text:style-name="T1"> }</text:span></text:p>
      <text:p text:style-name="P47"><text:span text:style-name="T4">G Application Flags. </text:span></text:p>
      <text:p text:style-name="Heading_20_3">Functions</text:p>
      <text:p text:style-name="P31"><text:span text:style-name="T1">struct </text:span><text:span text:style-name="T3">alooApp_Status</text:span><text:span text:style-name="T1"> </text:span><text:span text:style-name="T3">CreateApp</text:span><text:span text:style-name="T1"> (char *app_id, struct </text:span><text:span text:style-name="T3">alooAppOptions</text:span><text:span text:style-name="T1"> gAppOptions, void activateFn(GtkApplication *app, gpointer user_data))</text:span></text:p>
      <text:p text:style-name="P47"><text:span text:style-name="T4">Create a App object. </text:span></text:p>
      <text:p text:style-name="P33"/>
      <text:p text:style-name="P31"><text:span text:style-name="T1">GtkWidget * </text:span><text:span text:style-name="T3">alooSetWindowChild</text:span><text:span text:style-name="T1"> (GtkWidget *window, GtkWidget *child)</text:span></text:p>
      <text:p text:style-name="P47"><text:span text:style-name="T4">Sets Window child. </text:span></text:p>
      <text:p text:style-name="P33"/>
      <text:p text:style-name="P31"><text:span text:style-name="T1">GtkWidget * </text:span><text:span text:style-name="T3">alooPresentWindow</text:span><text:span text:style-name="T1"> (GtkWidget *window)</text:span></text:p>
      <text:p text:style-name="P47"><text:span text:style-name="T4">Presents GtkWindow. </text:span></text:p>
      <text:p text:style-name="P33"/>
      <text:p text:style-name="P31"><text:span text:style-name="T1">GtkWidget * </text:span><text:span text:style-name="T3">alooAddNewButtonLabel</text:span><text:span text:style-name="T1"> (const char *label)</text:span></text:p>
      <text:p text:style-name="P47"><text:span text:style-name="T4">Create new GtkButton. </text:span></text:p>
      <text:p text:style-name="P33"/>
      <text:p text:style-name="P31"><text:span text:style-name="T1">GtkWidget * </text:span><text:span text:style-name="T3">alooApplicationNewWindow</text:span><text:span text:style-name="T1"> (GtkApplication *app)</text:span></text:p>
      <text:p text:style-name="P47"><text:span text:style-name="T4">Create a GtkWindow. </text:span></text:p>
      <text:p text:style-name="P33"/>
      <text:p text:style-name="P31"><text:span text:style-name="T1">GtkWidget * </text:span><text:span text:style-name="T3">alooSetWindowTitle</text:span><text:span text:style-name="T1"> (GtkWidget *window, const char *title)</text:span></text:p>
      <text:p text:style-name="P47"><text:span text:style-name="T4">Sets GtkWindow title. </text:span></text:p>
      <text:p text:style-name="P33"/>
      <text:p text:style-name="P31"><text:span text:style-name="T3">alooWidget</text:span><text:span text:style-name="T1"> * </text:span><text:span text:style-name="T3">setWindowSize</text:span><text:span text:style-name="T1"> (</text:span><text:span text:style-name="T3">alooWidget</text:span><text:span text:style-name="T1"> *window, int width, int height)</text:span></text:p>
      <text:p text:style-name="P47"><text:span text:style-name="T4">Sets aloo Window size. </text:span></text:p>
      <text:p text:style-name="P33"/>
      <text:p text:style-name="P31"><text:span text:style-name="T3">alooWidget</text:span><text:span text:style-name="T1"> * </text:span><text:span text:style-name="T3">setWindowApplication</text:span><text:span text:style-name="T1"> (</text:span><text:span text:style-name="T3">alooWidget</text:span><text:span text:style-name="T1"> *window, GtkApplication *app)</text:span></text:p>
      <text:p text:style-name="P47"><text:span text:style-name="T4">Set the Window for Application. </text:span></text:p>
      <text:p text:style-name="P33"><text:soft-page-break/></text:p>
      <text:p text:style-name="P31"><text:span text:style-name="T1">void </text:span><text:span text:style-name="T3">showWindow</text:span><text:span text:style-name="T1"> (</text:span><text:span text:style-name="T3">alooWidget</text:span><text:span text:style-name="T1"> *window)</text:span></text:p>
      <text:p text:style-name="P47"><text:span text:style-name="T4">Shows Window. </text:span></text:p>
      <text:p text:style-name="P33"/>
      <text:p text:style-name="P35"/>
      <text:p text:style-name="Heading_20_3">Detailed Description</text:p>
      <text:p text:style-name="Text_20_body"><text:span text:style-name="T1">Aloo Application related functions. </text:span></text:p>
      <text:p text:style-name="P43"/>
      <text:p text:style-name="P28">Author</text:p>
      <text:p text:style-name="P49"><text:span text:style-name="T6">Jaipal001 (@BhJaipal) </text:span></text:p>
      <text:p text:style-name="P35"/>
      <text:p text:style-name="Heading_20_3">Enumeration Type Documentation</text:p>
      <text:p text:style-name="Heading_20_4"><text:alphabetical-index-mark text:string-value=" " text:key1="alooAppFlagsapp.h"/><text:alphabetical-index-mark text:string-value=" " text:key1="app.halooAppFlags"/>enum alooAppFlags</text:p>
      <text:p text:style-name="P33"><text:bookmark text:name="AAAAAAAAAC"/></text:p>
      <text:p text:style-name="P47"><text:span text:style-name="T1">G Application Flags. </text:span></text:p>
      <text:p text:style-name="P33"/>
      <text:p text:style-name="P26">Enumerator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2">XE "APP_FLAGS_NONEapp.h"XE "app.hAPP_FLAGS_NONE"<field:fieldmark-start text:name="Bookmark" field:type="vnd.oasis.opendocument.field.UNHANDLED"><field:param field:name="vnd.oasis.opendocument.field.code" field:value=""/></field:fieldmark-start><field:fieldmark-end/><field:fieldmark-start text:name="Bookmark1" field:type="vnd.oasis.opendocument.field.UNHANDLED"><field:param field:name="vnd.oasis.opendocument.field.code" field:value=""/></field:fieldmark-start><field:fieldmark-end/><text:span text:style-name="T1">APP_FLAGS_NONE</text:span><text:bookmark text:name="AAAAAAAAAD"/></text:p>
          </table:table-cell>
          <table:table-cell table:style-name="Table4.A1" office:value-type="string">
            <text:p text:style-name="P50"><text:span text:style-name="T1">G_APPLICATION_FLAGS_NONE. </text:span></text:p>
            <text:p text:style-name="P36"/>
          </table:table-cell>
        </table:table-row>
        <table:table-row table:style-name="Table4.1">
          <table:table-cell table:style-name="Table4.A1" office:value-type="string">
            <text:p text:style-name="P42">XE "APP_FLAGS_IS_LAUNCHERapp.h"XE "app.hAPP_FLAGS_IS_LAUNCHER"<field:fieldmark-start text:name="Bookmark2" field:type="vnd.oasis.opendocument.field.UNHANDLED"><field:param field:name="vnd.oasis.opendocument.field.code" field:value=""/></field:fieldmark-start><field:fieldmark-end/><field:fieldmark-start text:name="Bookmark3" field:type="vnd.oasis.opendocument.field.UNHANDLED"><field:param field:name="vnd.oasis.opendocument.field.code" field:value=""/></field:fieldmark-start><field:fieldmark-end/><text:span text:style-name="T1">APP_FLAGS_IS_LAUNCHER</text:span><text:bookmark text:name="AAAAAAAAAE"/></text:p>
          </table:table-cell>
          <table:table-cell table:style-name="Table4.A1" office:value-type="string">
            <text:p text:style-name="P50"><text:span text:style-name="T1">G_APPLICATION_FLAGS_IS_LAUNCHER. </text:span></text:p>
            <text:p text:style-name="P36"/>
          </table:table-cell>
        </table:table-row>
        <table:table-row table:style-name="Table4.1">
          <table:table-cell table:style-name="Table4.A1" office:value-type="string">
            <text:p text:style-name="P42">XE "APP_FLAGS_IS_SERVICEapp.h"XE "app.hAPP_FLAGS_IS_SERVICE"<field:fieldmark-start text:name="Bookmark4" field:type="vnd.oasis.opendocument.field.UNHANDLED"><field:param field:name="vnd.oasis.opendocument.field.code" field:value=""/></field:fieldmark-start><field:fieldmark-end/><field:fieldmark-start text:name="Bookmark5" field:type="vnd.oasis.opendocument.field.UNHANDLED"><field:param field:name="vnd.oasis.opendocument.field.code" field:value=""/></field:fieldmark-start><field:fieldmark-end/><text:span text:style-name="T1">APP_FLAGS_IS_SERVICE</text:span><text:bookmark text:name="AAAAAAAAAF"/></text:p>
          </table:table-cell>
          <table:table-cell table:style-name="Table4.A1" office:value-type="string">
            <text:p text:style-name="P50"><text:span text:style-name="T1">G_APPLICATION_FLAGS_IS_SERVICE. </text:span></text:p>
            <text:p text:style-name="P36"/>
          </table:table-cell>
        </table:table-row>
      </table:table>
      <text:p text:style-name="P39"/>
      <text:p text:style-name="Heading_20_3">Function Documentation</text:p>
      <text:p text:style-name="Heading_20_4"><text:alphabetical-index-mark text:string-value=" " text:key1="alooAddNewButtonLabelapp.h"/><text:alphabetical-index-mark text:string-value=" " text:key1="app.halooAddNewButtonLabel"/>GtkWidget* alooAddNewButtonLabel (const char *    <text:span text:style-name="T12">label</text:span>)</text:p>
      <text:p text:style-name="P33"><text:bookmark text:name="AAAAAAAAAG"/></text:p>
      <text:p text:style-name="P47"><text:span text:style-name="T1">Create new GtkButton. </text:span></text:p>
      <text:p text:style-name="Heading_20_4"><text:soft-page-break/><text:alphabetical-index-mark text:string-value=" " text:key1="alooApplicationNewWindowapp.h"/><text:alphabetical-index-mark text:string-value=" " text:key1="app.halooApplicationNewWindow"/>GtkWidget* alooApplicationNewWindow (GtkApplication *    <text:span text:style-name="T12">app</text:span>)</text:p>
      <text:p text:style-name="P33"><text:bookmark text:name="AAAAAAAAAH"/></text:p>
      <text:p text:style-name="P47"><text:span text:style-name="T1">Create a GtkWindow. </text:span></text:p>
      <text:p text:style-name="Heading_20_4"><text:alphabetical-index-mark text:string-value=" " text:key1="alooPresentWindowapp.h"/><text:alphabetical-index-mark text:string-value=" " text:key1="app.halooPresentWindow"/>GtkWidget* alooPresentWindow (GtkWidget *    <text:span text:style-name="T12">window</text:span>)</text:p>
      <text:p text:style-name="P33"><text:bookmark text:name="AAAAAAAAAI"/></text:p>
      <text:p text:style-name="P47"><text:span text:style-name="T1">Presents GtkWindow. </text:span></text:p>
      <text:p text:style-name="P44"/>
      <text:p text:style-name="P26">Parameter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0"><text:span text:style-name="T4">window</text:span><text:span text:style-name="T1"> </text:span></text:p>
          </table:table-cell>
          <table:table-cell table:style-name="Table5.A1" office:value-type="string">
            <text:p text:style-name="P36"/>
          </table:table-cell>
        </table:table-row>
      </table:table>
      <text:p text:style-name="P27">Returns</text:p>
      <text:p text:style-name="P48"><text:span text:style-name="T6">GtkWidget* </text:span></text:p>
      <text:p text:style-name="Heading_20_4"><text:alphabetical-index-mark text:string-value=" " text:key1="alooSetWindowChildapp.h"/><text:alphabetical-index-mark text:string-value=" " text:key1="app.halooSetWindowChild"/>GtkWidget* alooSetWindowChild (GtkWidget *    <text:span text:style-name="T12">window</text:span>, GtkWidget *    <text:span text:style-name="T12">child</text:span>)</text:p>
      <text:p text:style-name="P33"><text:bookmark text:name="AAAAAAAAAJ"/></text:p>
      <text:p text:style-name="P47"><text:span text:style-name="T1">Sets Window child. </text:span></text:p>
      <text:p text:style-name="P44"/>
      <text:p text:style-name="P26">Parameters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0"><text:span text:style-name="T4">window</text:span><text:span text:style-name="T1"> </text:span></text:p>
          </table:table-cell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40"><text:span text:style-name="T4">child</text:span><text:span text:style-name="T1"> </text:span></text:p>
          </table:table-cell>
          <table:table-cell table:style-name="Table6.A1" office:value-type="string">
            <text:p text:style-name="P36"/>
          </table:table-cell>
        </table:table-row>
      </table:table>
      <text:p text:style-name="P27">Returns</text:p>
      <text:p text:style-name="P48"><text:span text:style-name="T6">GtkWidget* </text:span></text:p>
      <text:p text:style-name="Heading_20_4"><text:alphabetical-index-mark text:string-value=" " text:key1="alooSetWindowTitleapp.h"/><text:alphabetical-index-mark text:string-value=" " text:key1="app.halooSetWindowTitle"/>GtkWidget* alooSetWindowTitle (GtkWidget *    <text:span text:style-name="T12">window</text:span>, const char *    <text:span text:style-name="T12">title</text:span>)</text:p>
      <text:p text:style-name="P33"><text:bookmark text:name="AAAAAAAAAK"/></text:p>
      <text:p text:style-name="P47"><text:span text:style-name="T1">Sets GtkWindow title. </text:span></text:p>
      <text:p text:style-name="Heading_20_4"><text:alphabetical-index-mark text:string-value=" " text:key1="CreateAppapp.h"/><text:alphabetical-index-mark text:string-value=" " text:key1="app.hCreateApp"/>struct alooApp_Status CreateApp (char *    <text:span text:style-name="T12">app_id</text:span>, struct alooAppOptions    <text:span text:style-name="T12">gAppOptions</text:span>, void      <text:span text:style-name="T12">activateFn</text:span>GtkApplication *app, gpointer user_data)</text:p>
      <text:p text:style-name="P33"><text:bookmark text:name="AAAAAAAAAL"/></text:p>
      <text:p text:style-name="P47"><text:span text:style-name="T1">Create a App object. </text:span></text:p>
      <text:p text:style-name="P44"/>
      <text:p text:style-name="P26">Parameters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0"><text:span text:style-name="T4">app_id</text:span><text:span text:style-name="T1"> </text:span></text:p>
          </table:table-cell>
          <table:table-cell table:style-name="Table7.A1" office:value-type="string">
            <text:p text:style-name="P40"><text:span text:style-name="T1">App Id are like com.google.Chrome, dev.zed.Zed </text:span></text:p>
          </table:table-cell>
        </table:table-row>
        <table:table-row table:style-name="Table7.1">
          <table:table-cell table:style-name="Table7.A1" office:value-type="string">
            <text:p text:style-name="P40"><text:span text:style-name="T4">appOptions</text:span><text:span text:style-name="T1"> </text:span></text:p>
          </table:table-cell>
          <table:table-cell table:style-name="Table7.A1" office:value-type="string">
            <text:p text:style-name="P40"><text:span text:style-name="T1">It takes GApplicationFlags, argc and argv </text:span></text:p>
          </table:table-cell>
        </table:table-row>
        <table:table-row table:style-name="Table7.1">
          <table:table-cell table:style-name="Table7.A1" office:value-type="string">
            <text:p text:style-name="P40"><text:span text:style-name="T4">activateFn</text:span><text:span text:style-name="T1"> </text:span></text:p>
          </table:table-cell>
          <table:table-cell table:style-name="Table7.A1" office:value-type="string">
            <text:p text:style-name="P40"><text:span text:style-name="T1">static void function which will be called when app is started </text:span></text:p>
          </table:table-cell>
        </table:table-row>
      </table:table>
      <text:p text:style-name="P27">Returns</text:p>
      <text:p text:style-name="P48"><text:span text:style-name="T6">It returns GtkApplication and status </text:span></text:p>
      <text:p text:style-name="Heading_20_4"><text:alphabetical-index-mark text:string-value=" " text:key1="setWindowApplicationapp.h"/><text:alphabetical-index-mark text:string-value=" " text:key1="app.hsetWindowApplication"/>alooWidget* setWindowApplication (alooWidget *    <text:span text:style-name="T12">window</text:span>, GtkApplication *    <text:span text:style-name="T12">app</text:span>)</text:p>
      <text:p text:style-name="P33"><text:bookmark text:name="AAAAAAAAAM"/></text:p>
      <text:p text:style-name="P47"><text:span text:style-name="T1">Set the Window for Application. </text:span></text:p>
      <text:p text:style-name="Heading_20_4"><text:alphabetical-index-mark text:string-value=" " text:key1="setWindowSizeapp.h"/><text:alphabetical-index-mark text:string-value=" " text:key1="app.hsetWindowSize"/>alooWidget* setWindowSize (alooWidget *    <text:span text:style-name="T12">window</text:span>, int    <text:span text:style-name="T12">width</text:span>, int    <text:span text:style-name="T12">height</text:span>)</text:p>
      <text:p text:style-name="P33"><text:bookmark text:name="AAAAAAAAAN"/></text:p>
      <text:p text:style-name="P47"><text:span text:style-name="T1">Sets aloo Window size. </text:span></text:p>
      <text:p text:style-name="Heading_20_4"><text:soft-page-break/><text:alphabetical-index-mark text:string-value=" " text:key1="showWindowapp.h"/><text:alphabetical-index-mark text:string-value=" " text:key1="app.hshowWindow"/>void showWindow (alooWidget *    <text:span text:style-name="T12">window</text:span>)</text:p>
      <text:p text:style-name="P33"><text:bookmark text:name="AAAAAAAAAO"/></text:p>
      <text:p text:style-name="P47"><text:span text:style-name="T1">Shows Window. </text:span></text:p>
      <text:p text:style-name="Heading_20_4"/>
      <text:p text:style-name="P16">include/box.h File Reference</text:p>
      <text:p text:style-name="Standard"><text:toc-mark text:string-value="include/box.h" text:outline-level="1"/><text:alphabetical-index-mark text:string-value=" " text:key1="include/box.h"/><text:bookmark text:name="AAAAAAAAAP"/></text:p>
      <text:p text:style-name="Text_20_body"><text:span text:style-name="T1">Aloo Box functions. </text:span></text:p>
      <text:p text:style-name="DenseText"><text:span text:style-name="T7">#include "types.h"</text:span></text:p>
      <text:p text:style-name="DenseText"><text:span text:style-name="T7">#include &lt;gtk/gtk.h&gt;</text:span></text:p>
      <text:p text:style-name="Standard"><text:span text:style-name="T1">Include dependency graph for box.h:</text:span></text:p>
      <text:p text:style-name="P37"><text:span text:style-name="T2">IMAGE</text:span></text:p>
      <text:p text:style-name="P43"/>
      <text:p text:style-name="Standard"><text:span text:style-name="T1">This graph shows which files directly or indirectly include this file:</text:span></text:p>
      <text:p text:style-name="P37"><text:span text:style-name="T2">IMAGE</text:span></text:p>
      <text:p text:style-name="P43"/>
      <text:p text:style-name="Heading_20_3">Classes</text:p>
      <text:p text:style-name="P31"><text:span text:style-name="T1">struct </text:span><text:span text:style-name="T3">_alooBox</text:span></text:p>
      <text:p text:style-name="Heading_20_3">Typedefs</text:p>
      <text:p text:style-name="P31"><text:span text:style-name="T1">typedef </text:span><text:span text:style-name="T3">alooWidget</text:span><text:span text:style-name="T1"> *(* </text:span><text:span text:style-name="T3">__new_alooBox_Type</text:span><text:span text:style-name="T1">) (GtkOrientation orientation, int spacing)</text:span></text:p>
      <text:p text:style-name="P31"><text:span text:style-name="T1">typedef </text:span><text:span text:style-name="T3">alooWidget</text:span><text:span text:style-name="T1"> *(* </text:span><text:span text:style-name="T3">__setBoxOrientation_Type</text:span><text:span text:style-name="T1">) (</text:span><text:span text:style-name="T3">alooWidget</text:span><text:span text:style-name="T1"> *box, GtkOrientation orientation)</text:span></text:p>
      <text:p text:style-name="P31"><text:span text:style-name="T1">typedef GtkOrientation(* </text:span><text:span text:style-name="T3">__getBoxOrientation_Type</text:span><text:span text:style-name="T1">) (</text:span><text:span text:style-name="T3">alooWidget</text:span><text:span text:style-name="T1"> *box)</text:span></text:p>
      <text:p text:style-name="P31"><text:span text:style-name="T1">typedef </text:span><text:span text:style-name="T3">alooWidget</text:span><text:span text:style-name="T1"> *(* </text:span><text:span text:style-name="T3">__boxAppendGtk_Type</text:span><text:span text:style-name="T1">) (</text:span><text:span text:style-name="T3">alooWidget</text:span><text:span text:style-name="T1"> *box, GtkWidget *widget)</text:span></text:p>
      <text:p text:style-name="P31"><text:span text:style-name="T1">typedef </text:span><text:span text:style-name="T3">alooWidget</text:span><text:span text:style-name="T1"> *(* </text:span><text:span text:style-name="T3">__boxPrependGtk_Type</text:span><text:span text:style-name="T1">) (</text:span><text:span text:style-name="T3">alooWidget</text:span><text:span text:style-name="T1"> *box, GtkWidget *widget)</text:span></text:p>
      <text:p text:style-name="P31"><text:span text:style-name="T1">typedef </text:span><text:span text:style-name="T3">alooWidget</text:span><text:span text:style-name="T1"> *(* </text:span><text:span text:style-name="T3">__boxRemoveGtk_Type</text:span><text:span text:style-name="T1">) (</text:span><text:span text:style-name="T3">alooWidget</text:span><text:span text:style-name="T1"> *box, GtkWidget *widget)</text:span></text:p>
      <text:p text:style-name="P31"><text:span text:style-name="T1">typedef </text:span><text:span text:style-name="T3">alooWidget</text:span><text:span text:style-name="T1"> *(* </text:span><text:span text:style-name="T3">__boxAppend_Type</text:span><text:span text:style-name="T1">) (</text:span><text:span text:style-name="T3">alooWidget</text:span><text:span text:style-name="T1"> *box, </text:span><text:span text:style-name="T3">alooWidget</text:span><text:span text:style-name="T1"> *widget)</text:span></text:p>
      <text:p text:style-name="P31"><text:span text:style-name="T1">typedef </text:span><text:span text:style-name="T3">alooWidget</text:span><text:span text:style-name="T1"> *(* </text:span><text:span text:style-name="T3">__boxPrepend_Type</text:span><text:span text:style-name="T1">) (</text:span><text:span text:style-name="T3">alooWidget</text:span><text:span text:style-name="T1"> *box, </text:span><text:span text:style-name="T3">alooWidget</text:span><text:span text:style-name="T1"> *widget)</text:span></text:p>
      <text:p text:style-name="P31"><text:span text:style-name="T1">typedef </text:span><text:span text:style-name="T3">alooWidget</text:span><text:span text:style-name="T1"> *(* </text:span><text:span text:style-name="T3">__boxRemove_Type</text:span><text:span text:style-name="T1">) (</text:span><text:span text:style-name="T3">alooWidget</text:span><text:span text:style-name="T1"> *box, </text:span><text:span text:style-name="T3">alooWidget</text:span><text:span text:style-name="T1"> *widget)</text:span></text:p>
      <text:p text:style-name="P31"><text:span text:style-name="T1">typedef </text:span><text:span text:style-name="T3">alooWidget</text:span><text:span text:style-name="T1"> *(* </text:span><text:span text:style-name="T3">__boxInsertChildAfter_Type</text:span><text:span text:style-name="T1">) (</text:span><text:span text:style-name="T3">alooWidget</text:span><text:span text:style-name="T1"> *box, </text:span><text:span text:style-name="T3">alooWidget</text:span><text:span text:style-name="T1"> *child, </text:span><text:span text:style-name="T3">alooWidget</text:span><text:span text:style-name="T1"> *after)</text:span></text:p>
      <text:p text:style-name="P31"><text:span text:style-name="T1">typedef </text:span><text:span text:style-name="T3">alooWidget</text:span><text:span text:style-name="T1"> *(* </text:span><text:span text:style-name="T3">__setBoxSpacing_Type</text:span><text:span text:style-name="T1">) (</text:span><text:span text:style-name="T3">alooWidget</text:span><text:span text:style-name="T1"> *box, int spacing)</text:span></text:p>
      <text:p text:style-name="P31"><text:span text:style-name="T1">typedef int(* </text:span><text:span text:style-name="T3">__getBoxSpacing_Type</text:span><text:span text:style-name="T1">) (</text:span><text:span text:style-name="T3">alooWidget</text:span><text:span text:style-name="T1"> *box)</text:span></text:p>
      <text:p text:style-name="P31"><text:span text:style-name="T1">typedef gboolean(* </text:span><text:span text:style-name="T3">__getBoxHomogeneous_Type</text:span><text:span text:style-name="T1">) (</text:span><text:span text:style-name="T3">alooWidget</text:span><text:span text:style-name="T1"> *box)</text:span></text:p>
      <text:p text:style-name="P31"><text:span text:style-name="T1">typedef </text:span><text:span text:style-name="T3">alooWidget</text:span><text:span text:style-name="T1"> *(* </text:span><text:span text:style-name="T3">__setBoxHomogeneous_Type</text:span><text:span text:style-name="T1">) (</text:span><text:span text:style-name="T3">alooWidget</text:span><text:span text:style-name="T1"> *box, gboolean homogeneous)</text:span></text:p>
      <text:p text:style-name="P31"><text:span text:style-name="T1">typedef GtkBaselinePosition(* </text:span><text:span text:style-name="T3">__getBoxBaselinePosition_Type</text:span><text:span text:style-name="T1">) (</text:span><text:span text:style-name="T3">alooWidget</text:span><text:span text:style-name="T1"> *box)</text:span></text:p>
      <text:p text:style-name="P31"><text:span text:style-name="T1">typedef </text:span><text:span text:style-name="T3">alooWidget</text:span><text:span text:style-name="T1"> *(* </text:span><text:span text:style-name="T3">__setBoxBaselinePosition_Type</text:span><text:span text:style-name="T1">) (</text:span><text:span text:style-name="T3">alooWidget</text:span><text:span text:style-name="T1"> *box, GtkBaselinePosition position)</text:span></text:p>
      <text:p text:style-name="Heading_20_3">Functions</text:p>
      <text:p text:style-name="P31"><text:span text:style-name="T3">alooWidget</text:span><text:span text:style-name="T1"> * </text:span><text:span text:style-name="T3">__new_alooBox</text:span><text:span text:style-name="T1"> (GtkOrientation orientation, int spacing)</text:span></text:p>
      <text:p text:style-name="P47"><text:span text:style-name="T4">Creates new aloo box. </text:span></text:p>
      <text:p text:style-name="P33"/>
      <text:p text:style-name="P31"><text:span text:style-name="T3">alooWidget</text:span><text:span text:style-name="T1"> * </text:span><text:span text:style-name="T3">__setBoxOrientation</text:span><text:span text:style-name="T1"> (</text:span><text:span text:style-name="T3">alooWidget</text:span><text:span text:style-name="T1"> *box, GtkOrientation orientation)</text:span></text:p>
      <text:p text:style-name="P47"><text:span text:style-name="T4">Sets Box Orientation. </text:span></text:p>
      <text:p text:style-name="P33"/>
      <text:p text:style-name="P31"><text:span text:style-name="T1">GtkOrientation </text:span><text:span text:style-name="T3">__getBoxOrientation</text:span><text:span text:style-name="T1"> (</text:span><text:span text:style-name="T3">alooWidget</text:span><text:span text:style-name="T1"> *box)</text:span></text:p>
      <text:p text:style-name="P47"><text:span text:style-name="T4">Gets Box Orientation. </text:span></text:p>
      <text:p text:style-name="P33"/>
      <text:p text:style-name="P31"><text:span text:style-name="T3">alooWidget</text:span><text:span text:style-name="T1"> * </text:span><text:span text:style-name="T3">__boxAppendGtk</text:span><text:span text:style-name="T1"> (</text:span><text:span text:style-name="T3">alooWidget</text:span><text:span text:style-name="T1"> *box, GtkWidget *widget)</text:span></text:p>
      <text:p text:style-name="P47"><text:span text:style-name="T4">Appends </text:span><text:span text:style-name="T9">GtkWidget</text:span><text:span text:style-name="T4">    child to box. </text:span></text:p>
      <text:p text:style-name="P33"/>
      <text:p text:style-name="P31"><text:span text:style-name="T3">alooWidget</text:span><text:span text:style-name="T1"> * </text:span><text:span text:style-name="T3">__boxPrependGtk</text:span><text:span text:style-name="T1"> (</text:span><text:span text:style-name="T3">alooWidget</text:span><text:span text:style-name="T1"> *box, GtkWidget *widget)</text:span></text:p>
      <text:p text:style-name="P47"><text:span text:style-name="T4">Prepends </text:span><text:span text:style-name="T9">GtkWidget</text:span><text:span text:style-name="T4">    child to box. </text:span></text:p>
      <text:p text:style-name="P33"/>
      <text:p text:style-name="P31"><text:soft-page-break/><text:span text:style-name="T3">alooWidget</text:span><text:span text:style-name="T1"> * </text:span><text:span text:style-name="T3">__boxRemoveGtk</text:span><text:span text:style-name="T1"> (</text:span><text:span text:style-name="T3">alooWidget</text:span><text:span text:style-name="T1"> *box, GtkWidget *widget)</text:span></text:p>
      <text:p text:style-name="P47"><text:span text:style-name="T4">Removes </text:span><text:span text:style-name="T9">GtkWidget</text:span><text:span text:style-name="T4">    child from box. </text:span></text:p>
      <text:p text:style-name="P33"/>
      <text:p text:style-name="P31"><text:span text:style-name="T3">alooWidget</text:span><text:span text:style-name="T1"> * </text:span><text:span text:style-name="T3">__boxAppend</text:span><text:span text:style-name="T1"> (</text:span><text:span text:style-name="T3">alooWidget</text:span><text:span text:style-name="T1"> *box, </text:span><text:span text:style-name="T3">alooWidget</text:span><text:span text:style-name="T1"> *widget)</text:span></text:p>
      <text:p text:style-name="P47"><text:span text:style-name="T4">Appends </text:span><text:span text:style-name="T10">alooWidget</text:span><text:span text:style-name="T4">    child to box. </text:span></text:p>
      <text:p text:style-name="P33"/>
      <text:p text:style-name="P31"><text:span text:style-name="T3">alooWidget</text:span><text:span text:style-name="T1"> * </text:span><text:span text:style-name="T3">__boxPrepend</text:span><text:span text:style-name="T1"> (</text:span><text:span text:style-name="T3">alooWidget</text:span><text:span text:style-name="T1"> *box, </text:span><text:span text:style-name="T3">alooWidget</text:span><text:span text:style-name="T1"> *widget)</text:span></text:p>
      <text:p text:style-name="P47"><text:span text:style-name="T4">Prepends </text:span><text:span text:style-name="T10">alooWidget</text:span><text:span text:style-name="T4">    child to box. </text:span></text:p>
      <text:p text:style-name="P33"/>
      <text:p text:style-name="P31"><text:span text:style-name="T3">alooWidget</text:span><text:span text:style-name="T1"> * </text:span><text:span text:style-name="T3">__boxRemove</text:span><text:span text:style-name="T1"> (</text:span><text:span text:style-name="T3">alooWidget</text:span><text:span text:style-name="T1"> *box, </text:span><text:span text:style-name="T3">alooWidget</text:span><text:span text:style-name="T1"> *widget)</text:span></text:p>
      <text:p text:style-name="P47"><text:span text:style-name="T4">Removes </text:span><text:span text:style-name="T10">alooWidget</text:span><text:span text:style-name="T4">    child from box. </text:span></text:p>
      <text:p text:style-name="P33"/>
      <text:p text:style-name="P31"><text:span text:style-name="T3">alooWidget</text:span><text:span text:style-name="T1"> * </text:span><text:span text:style-name="T3">__boxInsertChildAfter</text:span><text:span text:style-name="T1"> (</text:span><text:span text:style-name="T3">alooWidget</text:span><text:span text:style-name="T1"> *box, </text:span><text:span text:style-name="T3">alooWidget</text:span><text:span text:style-name="T1"> *child, </text:span><text:span text:style-name="T3">alooWidget</text:span><text:span text:style-name="T1"> *after)</text:span></text:p>
      <text:p text:style-name="P47"><text:span text:style-name="T4">Adds child after a certain widget of box. </text:span></text:p>
      <text:p text:style-name="P33"/>
      <text:p text:style-name="P31"><text:span text:style-name="T3">alooWidget</text:span><text:span text:style-name="T1"> * </text:span><text:span text:style-name="T3">__setBoxSpacing</text:span><text:span text:style-name="T1"> (</text:span><text:span text:style-name="T3">alooWidget</text:span><text:span text:style-name="T1"> *box, int spacing)</text:span></text:p>
      <text:p text:style-name="P47"><text:span text:style-name="T4">Set Box Spacing. </text:span></text:p>
      <text:p text:style-name="P33"/>
      <text:p text:style-name="P31"><text:span text:style-name="T1">int </text:span><text:span text:style-name="T3">__getBoxSpacing</text:span><text:span text:style-name="T1"> (</text:span><text:span text:style-name="T3">alooWidget</text:span><text:span text:style-name="T1"> *box)</text:span></text:p>
      <text:p text:style-name="P47"><text:span text:style-name="T4">Gets box spacing. </text:span></text:p>
      <text:p text:style-name="P33"/>
      <text:p text:style-name="P31"><text:span text:style-name="T1">gboolean </text:span><text:span text:style-name="T3">__getBoxHomogeneous</text:span><text:span text:style-name="T1"> (</text:span><text:span text:style-name="T3">alooWidget</text:span><text:span text:style-name="T1"> *box)</text:span></text:p>
      <text:p text:style-name="P47"><text:span text:style-name="T4">Gets box homogeneous. </text:span></text:p>
      <text:p text:style-name="P33"/>
      <text:p text:style-name="P31"><text:span text:style-name="T3">alooWidget</text:span><text:span text:style-name="T1"> * </text:span><text:span text:style-name="T3">__setBoxHomogeneous</text:span><text:span text:style-name="T1"> (</text:span><text:span text:style-name="T3">alooWidget</text:span><text:span text:style-name="T1"> *box, gboolean homogeneous)</text:span></text:p>
      <text:p text:style-name="P47"><text:span text:style-name="T4">Sets box homogeneous. </text:span></text:p>
      <text:p text:style-name="P33"/>
      <text:p text:style-name="P31"><text:span text:style-name="T1">GtkBaselinePosition </text:span><text:span text:style-name="T3">__getBoxBaselinePosition</text:span><text:span text:style-name="T1"> (</text:span><text:span text:style-name="T3">alooWidget</text:span><text:span text:style-name="T1"> *box)</text:span></text:p>
      <text:p text:style-name="P47"><text:span text:style-name="T4">Gets Box baseline position. </text:span></text:p>
      <text:p text:style-name="P33"/>
      <text:p text:style-name="P31"><text:span text:style-name="T3">alooWidget</text:span><text:span text:style-name="T1"> * </text:span><text:span text:style-name="T3">__setBoxBaselinePosition</text:span><text:span text:style-name="T1"> (</text:span><text:span text:style-name="T3">alooWidget</text:span><text:span text:style-name="T1"> *box, GtkBaselinePosition position)</text:span></text:p>
      <text:p text:style-name="P47"><text:span text:style-name="T4">Sets Box baseline position. </text:span></text:p>
      <text:p text:style-name="P33"/>
      <text:p text:style-name="Heading_20_3">Variables</text:p>
      <text:p text:style-name="P31"><text:span text:style-name="T1">struct </text:span><text:span text:style-name="T3">_alooBox</text:span><text:span text:style-name="T1"> </text:span><text:span text:style-name="T3">Box</text:span></text:p>
      <text:p text:style-name="P35"/>
      <text:p text:style-name="Heading_20_3">Detailed Description</text:p>
      <text:p text:style-name="Text_20_body"><text:span text:style-name="T1">Aloo Box functions. </text:span></text:p>
      <text:p text:style-name="P43"/>
      <text:p text:style-name="P28">Author</text:p>
      <text:p text:style-name="P49"><text:span text:style-name="T6">Jaipal001 (@BhJaipal) </text:span></text:p>
      <text:p text:style-name="P35"/>
      <text:p text:style-name="Heading_20_3"><text:soft-page-break/>Typedef Documentation</text:p>
      <text:p text:style-name="Heading_20_4"><text:alphabetical-index-mark text:string-value=" " text:key1="__boxAppend_Typebox.h"/><text:alphabetical-index-mark text:string-value=" " text:key1="box.h__boxAppend_Type"/>typedef alooWidget*(* __boxAppend_Type) (alooWidget *box, alooWidget *widget)</text:p>
      <text:p text:style-name="Heading_20_4"><text:bookmark text:name="AAAAAAAAAQ"/><text:alphabetical-index-mark text:string-value=" " text:key1="__boxAppendGtk_Typebox.h"/><text:alphabetical-index-mark text:string-value=" " text:key1="box.h__boxAppendGtk_Type"/>typedef alooWidget*(* __boxAppendGtk_Type) (alooWidget *box, GtkWidget *widget)</text:p>
      <text:p text:style-name="Heading_20_4"><text:bookmark text:name="AAAAAAAAAR"/><text:alphabetical-index-mark text:string-value=" " text:key1="__boxInsertChildAfter_Typebox.h"/><text:alphabetical-index-mark text:string-value=" " text:key1="box.h__boxInsertChildAfter_Type"/>typedef alooWidget*(* __boxInsertChildAfter_Type) (alooWidget *box, alooWidget *child, alooWidget *after)</text:p>
      <text:p text:style-name="Heading_20_4"><text:bookmark text:name="AAAAAAAAAS"/><text:alphabetical-index-mark text:string-value=" " text:key1="__boxPrepend_Typebox.h"/><text:alphabetical-index-mark text:string-value=" " text:key1="box.h__boxPrepend_Type"/>typedef alooWidget*(* __boxPrepend_Type) (alooWidget *box, alooWidget *widget)</text:p>
      <text:p text:style-name="Heading_20_4"><text:bookmark text:name="AAAAAAAAAT"/><text:alphabetical-index-mark text:string-value=" " text:key1="__boxPrependGtk_Typebox.h"/><text:alphabetical-index-mark text:string-value=" " text:key1="box.h__boxPrependGtk_Type"/>typedef alooWidget*(* __boxPrependGtk_Type) (alooWidget *box, GtkWidget *widget)</text:p>
      <text:p text:style-name="Heading_20_4"><text:bookmark text:name="AAAAAAAAAU"/><text:alphabetical-index-mark text:string-value=" " text:key1="__boxRemove_Typebox.h"/><text:alphabetical-index-mark text:string-value=" " text:key1="box.h__boxRemove_Type"/>typedef alooWidget*(* __boxRemove_Type) (alooWidget *box, alooWidget *widget)</text:p>
      <text:p text:style-name="Heading_20_4"><text:bookmark text:name="AAAAAAAAAV"/><text:alphabetical-index-mark text:string-value=" " text:key1="__boxRemoveGtk_Typebox.h"/><text:alphabetical-index-mark text:string-value=" " text:key1="box.h__boxRemoveGtk_Type"/>typedef alooWidget*(* __boxRemoveGtk_Type) (alooWidget *box, GtkWidget *widget)</text:p>
      <text:p text:style-name="Heading_20_4"><text:bookmark text:name="AAAAAAAAAW"/><text:alphabetical-index-mark text:string-value=" " text:key1="__getBoxBaselinePosition_Typebox.h"/><text:alphabetical-index-mark text:string-value=" " text:key1="box.h__getBoxBaselinePosition_Type"/>typedef GtkBaselinePosition(* __getBoxBaselinePosition_Type) (alooWidget *box)</text:p>
      <text:p text:style-name="Heading_20_4"><text:bookmark text:name="AAAAAAAAAX"/><text:alphabetical-index-mark text:string-value=" " text:key1="__getBoxHomogeneous_Typebox.h"/><text:alphabetical-index-mark text:string-value=" " text:key1="box.h__getBoxHomogeneous_Type"/>typedef gboolean(* __getBoxHomogeneous_Type) (alooWidget *box)</text:p>
      <text:p text:style-name="Heading_20_4"><text:bookmark text:name="AAAAAAAAAY"/><text:alphabetical-index-mark text:string-value=" " text:key1="__getBoxOrientation_Typebox.h"/><text:alphabetical-index-mark text:string-value=" " text:key1="box.h__getBoxOrientation_Type"/>typedef GtkOrientation(* __getBoxOrientation_Type) (alooWidget *box)</text:p>
      <text:p text:style-name="Heading_20_4"><text:bookmark text:name="AAAAAAAAAZ"/><text:alphabetical-index-mark text:string-value=" " text:key1="__getBoxSpacing_Typebox.h"/><text:alphabetical-index-mark text:string-value=" " text:key1="box.h__getBoxSpacing_Type"/>typedef int(* __getBoxSpacing_Type) (alooWidget *box)</text:p>
      <text:p text:style-name="Heading_20_4"><text:bookmark text:name="AAAAAAAABA"/><text:alphabetical-index-mark text:string-value=" " text:key1="__new_alooBox_Typebox.h"/><text:alphabetical-index-mark text:string-value=" " text:key1="box.h__new_alooBox_Type"/>typedef alooWidget*(* __new_alooBox_Type) (GtkOrientation orientation, int spacing)</text:p>
      <text:p text:style-name="Heading_20_4"><text:bookmark text:name="AAAAAAAABB"/><text:alphabetical-index-mark text:string-value=" " text:key1="__setBoxBaselinePosition_Typebox.h"/><text:alphabetical-index-mark text:string-value=" " text:key1="box.h__setBoxBaselinePosition_Type"/>typedef alooWidget*(* __setBoxBaselinePosition_Type) (alooWidget *box, GtkBaselinePosition position)</text:p>
      <text:p text:style-name="Heading_20_4"><text:bookmark text:name="AAAAAAAABC"/><text:alphabetical-index-mark text:string-value=" " text:key1="__setBoxHomogeneous_Typebox.h"/><text:alphabetical-index-mark text:string-value=" " text:key1="box.h__setBoxHomogeneous_Type"/>typedef alooWidget*(* __setBoxHomogeneous_Type) (alooWidget *box, gboolean homogeneous)</text:p>
      <text:p text:style-name="Heading_20_4"><text:bookmark text:name="AAAAAAAABD"/><text:alphabetical-index-mark text:string-value=" " text:key1="__setBoxOrientation_Typebox.h"/><text:alphabetical-index-mark text:string-value=" " text:key1="box.h__setBoxOrientation_Type"/>typedef alooWidget*(* __setBoxOrientation_Type) (alooWidget *box, GtkOrientation orientation)</text:p>
      <text:p text:style-name="Heading_20_4"><text:bookmark text:name="AAAAAAAABE"/><text:alphabetical-index-mark text:string-value=" " text:key1="__setBoxSpacing_Typebox.h"/><text:alphabetical-index-mark text:string-value=" " text:key1="box.h__setBoxSpacing_Type"/>typedef alooWidget*(* __setBoxSpacing_Type) (alooWidget *box, int spacing)</text:p>
      <text:p text:style-name="P38"><text:bookmark text:name="AAAAAAAABF"/></text:p>
      <text:p text:style-name="Heading_20_3">Function Documentation</text:p>
      <text:p text:style-name="Heading_20_4"><text:alphabetical-index-mark text:string-value=" " text:key1="__boxAppendbox.h"/><text:alphabetical-index-mark text:string-value=" " text:key1="box.h__boxAppend"/>alooWidget* __boxAppend (alooWidget *    <text:span text:style-name="T12">box</text:span>, alooWidget *    <text:span text:style-name="T12">widget</text:span>)</text:p>
      <text:p text:style-name="P33"><text:bookmark text:name="AAAAAAAABG"/></text:p>
      <text:p text:style-name="P47"><text:span text:style-name="T1">Appends </text:span><text:span text:style-name="T11">alooWidget</text:span><text:span text:style-name="T1">    child to box. </text:span></text:p>
      <text:p text:style-name="Heading_20_4"><text:alphabetical-index-mark text:string-value=" " text:key1="__boxAppendGtkbox.h"/><text:alphabetical-index-mark text:string-value=" " text:key1="box.h__boxAppendGtk"/>alooWidget* __boxAppendGtk (alooWidget *    <text:span text:style-name="T12">box</text:span>, GtkWidget *    <text:span text:style-name="T12">widget</text:span>)</text:p>
      <text:p text:style-name="P33"><text:bookmark text:name="AAAAAAAABH"/></text:p>
      <text:p text:style-name="P47"><text:span text:style-name="T1">Appends </text:span><text:span text:style-name="T7">GtkWidget</text:span><text:span text:style-name="T1">    child to box. </text:span></text:p>
      <text:p text:style-name="Heading_20_4"><text:alphabetical-index-mark text:string-value=" " text:key1="__boxInsertChildAfterbox.h"/><text:alphabetical-index-mark text:string-value=" " text:key1="box.h__boxInsertChildAfter"/>alooWidget* __boxInsertChildAfter (alooWidget *    <text:span text:style-name="T12">box</text:span>, alooWidget *    <text:span text:style-name="T12">child</text:span>, alooWidget *    <text:span text:style-name="T12">after</text:span>)</text:p>
      <text:p text:style-name="P33"><text:bookmark text:name="AAAAAAAABI"/></text:p>
      <text:p text:style-name="P47"><text:soft-page-break/><text:span text:style-name="T1">Adds child after a certain widget of box. </text:span></text:p>
      <text:p text:style-name="P44"/>
      <text:p text:style-name="P26">Returns</text:p>
      <text:p text:style-name="P48"><text:span text:style-name="T6">returns box </text:span></text:p>
      <text:p text:style-name="Heading_20_4"><text:alphabetical-index-mark text:string-value=" " text:key1="__boxPrependbox.h"/><text:alphabetical-index-mark text:string-value=" " text:key1="box.h__boxPrepend"/>alooWidget* __boxPrepend (alooWidget *    <text:span text:style-name="T12">box</text:span>, alooWidget *    <text:span text:style-name="T12">widget</text:span>)</text:p>
      <text:p text:style-name="P33"><text:bookmark text:name="AAAAAAAABJ"/></text:p>
      <text:p text:style-name="P47"><text:span text:style-name="T1">Prepends </text:span><text:span text:style-name="T11">alooWidget</text:span><text:span text:style-name="T1">    child to box. </text:span></text:p>
      <text:p text:style-name="Heading_20_4"><text:alphabetical-index-mark text:string-value=" " text:key1="__boxPrependGtkbox.h"/><text:alphabetical-index-mark text:string-value=" " text:key1="box.h__boxPrependGtk"/>alooWidget* __boxPrependGtk (alooWidget *    <text:span text:style-name="T12">box</text:span>, GtkWidget *    <text:span text:style-name="T12">widget</text:span>)</text:p>
      <text:p text:style-name="P33"><text:bookmark text:name="AAAAAAAABK"/></text:p>
      <text:p text:style-name="P47"><text:span text:style-name="T1">Prepends </text:span><text:span text:style-name="T7">GtkWidget</text:span><text:span text:style-name="T1">    child to box. </text:span></text:p>
      <text:p text:style-name="Heading_20_4"><text:alphabetical-index-mark text:string-value=" " text:key1="__boxRemovebox.h"/><text:alphabetical-index-mark text:string-value=" " text:key1="box.h__boxRemove"/>alooWidget* __boxRemove (alooWidget *    <text:span text:style-name="T12">box</text:span>, alooWidget *    <text:span text:style-name="T12">widget</text:span>)</text:p>
      <text:p text:style-name="P33"><text:bookmark text:name="AAAAAAAABL"/></text:p>
      <text:p text:style-name="P47"><text:span text:style-name="T1">Removes </text:span><text:span text:style-name="T11">alooWidget</text:span><text:span text:style-name="T1">    child from box. </text:span></text:p>
      <text:p text:style-name="Heading_20_4"><text:alphabetical-index-mark text:string-value=" " text:key1="__boxRemoveGtkbox.h"/><text:alphabetical-index-mark text:string-value=" " text:key1="box.h__boxRemoveGtk"/>alooWidget* __boxRemoveGtk (alooWidget *    <text:span text:style-name="T12">box</text:span>, GtkWidget *    <text:span text:style-name="T12">widget</text:span>)</text:p>
      <text:p text:style-name="P33"><text:bookmark text:name="AAAAAAAABM"/></text:p>
      <text:p text:style-name="P47"><text:span text:style-name="T1">Removes </text:span><text:span text:style-name="T7">GtkWidget</text:span><text:span text:style-name="T1">    child from box. </text:span></text:p>
      <text:p text:style-name="Heading_20_4"><text:alphabetical-index-mark text:string-value=" " text:key1="__getBoxBaselinePositionbox.h"/><text:alphabetical-index-mark text:string-value=" " text:key1="box.h__getBoxBaselinePosition"/>GtkBaselinePosition __getBoxBaselinePosition (alooWidget *    <text:span text:style-name="T12">box</text:span>)</text:p>
      <text:p text:style-name="P33"><text:bookmark text:name="AAAAAAAABN"/></text:p>
      <text:p text:style-name="P47"><text:span text:style-name="T1">Gets Box baseline position. </text:span></text:p>
      <text:p text:style-name="Heading_20_4"><text:alphabetical-index-mark text:string-value=" " text:key1="__getBoxHomogeneousbox.h"/><text:alphabetical-index-mark text:string-value=" " text:key1="box.h__getBoxHomogeneous"/>gboolean __getBoxHomogeneous (alooWidget *    <text:span text:style-name="T12">box</text:span>)</text:p>
      <text:p text:style-name="P33"><text:bookmark text:name="AAAAAAAABO"/></text:p>
      <text:p text:style-name="P47"><text:span text:style-name="T1">Gets box homogeneous. </text:span></text:p>
      <text:p text:style-name="Heading_20_4"><text:alphabetical-index-mark text:string-value=" " text:key1="__getBoxOrientationbox.h"/><text:alphabetical-index-mark text:string-value=" " text:key1="box.h__getBoxOrientation"/>GtkOrientation __getBoxOrientation (alooWidget *    <text:span text:style-name="T12">box</text:span>)</text:p>
      <text:p text:style-name="P33"><text:bookmark text:name="AAAAAAAABP"/></text:p>
      <text:p text:style-name="P47"><text:span text:style-name="T1">Gets Box Orientation. </text:span></text:p>
      <text:p text:style-name="Heading_20_4"><text:alphabetical-index-mark text:string-value=" " text:key1="__getBoxSpacingbox.h"/><text:alphabetical-index-mark text:string-value=" " text:key1="box.h__getBoxSpacing"/>int __getBoxSpacing (alooWidget *    <text:span text:style-name="T12">box</text:span>)</text:p>
      <text:p text:style-name="P33"><text:bookmark text:name="AAAAAAAABQ"/></text:p>
      <text:p text:style-name="P47"><text:span text:style-name="T1">Gets box spacing. </text:span></text:p>
      <text:p text:style-name="Heading_20_4"><text:alphabetical-index-mark text:string-value=" " text:key1="__new_alooBoxbox.h"/><text:alphabetical-index-mark text:string-value=" " text:key1="box.h__new_alooBox"/>alooWidget* __new_alooBox (GtkOrientation    <text:span text:style-name="T12">orientation</text:span>, int    <text:span text:style-name="T12">spacing</text:span>)</text:p>
      <text:p text:style-name="P33"><text:bookmark text:name="AAAAAAAABR"/></text:p>
      <text:p text:style-name="P47"><text:span text:style-name="T1">Creates new aloo box. </text:span></text:p>
      <text:p text:style-name="P44"/>
      <text:p text:style-name="P26">Parameters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0"><text:span text:style-name="T4">orientation</text:span><text:span text:style-name="T1"> </text:span></text:p>
          </table:table-cell>
          <table:table-cell table:style-name="Table8.A1" office:value-type="string">
            <text:p text:style-name="P40"><text:span text:style-name="T1">Box orientation </text:span></text:p>
          </table:table-cell>
        </table:table-row>
        <table:table-row table:style-name="Table8.1">
          <table:table-cell table:style-name="Table8.A1" office:value-type="string">
            <text:p text:style-name="P40"><text:span text:style-name="T4">spacing</text:span><text:span text:style-name="T1"> </text:span></text:p>
          </table:table-cell>
          <table:table-cell table:style-name="Table8.A1" office:value-type="string">
            <text:p text:style-name="P40"><text:span text:style-name="T1">space in child </text:span></text:p>
          </table:table-cell>
        </table:table-row>
      </table:table>
      <text:p text:style-name="P25"><text:soft-page-break/><text:alphabetical-index-mark text:string-value=" " text:key1="__setBoxBaselinePositionbox.h"/><text:alphabetical-index-mark text:string-value=" " text:key1="box.h__setBoxBaselinePosition"/>alooWidget* __setBoxBaselinePosition (alooWidget *    <text:span text:style-name="T12">box</text:span>, GtkBaselinePosition    <text:span text:style-name="T12">position</text:span>)</text:p>
      <text:p text:style-name="P33"><text:bookmark text:name="AAAAAAAABS"/></text:p>
      <text:p text:style-name="P47"><text:span text:style-name="T1">Sets Box baseline position. </text:span></text:p>
      <text:p text:style-name="Heading_20_4"><text:alphabetical-index-mark text:string-value=" " text:key1="__setBoxHomogeneousbox.h"/><text:alphabetical-index-mark text:string-value=" " text:key1="box.h__setBoxHomogeneous"/>alooWidget* __setBoxHomogeneous (alooWidget *    <text:span text:style-name="T12">box</text:span>, gboolean    <text:span text:style-name="T12">homogeneous</text:span>)</text:p>
      <text:p text:style-name="P33"><text:bookmark text:name="AAAAAAAABT"/></text:p>
      <text:p text:style-name="P47"><text:span text:style-name="T1">Sets box homogeneous. </text:span></text:p>
      <text:p text:style-name="Heading_20_4"><text:alphabetical-index-mark text:string-value=" " text:key1="__setBoxOrientationbox.h"/><text:alphabetical-index-mark text:string-value=" " text:key1="box.h__setBoxOrientation"/>alooWidget* __setBoxOrientation (alooWidget *    <text:span text:style-name="T12">box</text:span>, GtkOrientation    <text:span text:style-name="T12">orientation</text:span>)</text:p>
      <text:p text:style-name="P33"><text:bookmark text:name="AAAAAAAABU"/></text:p>
      <text:p text:style-name="P47"><text:span text:style-name="T1">Sets Box Orientation. </text:span></text:p>
      <text:p text:style-name="Heading_20_4"><text:alphabetical-index-mark text:string-value=" " text:key1="__setBoxSpacingbox.h"/><text:alphabetical-index-mark text:string-value=" " text:key1="box.h__setBoxSpacing"/>alooWidget* __setBoxSpacing (alooWidget *    <text:span text:style-name="T12">box</text:span>, int    <text:span text:style-name="T12">spacing</text:span>)</text:p>
      <text:p text:style-name="P33"><text:bookmark text:name="AAAAAAAABV"/></text:p>
      <text:p text:style-name="P47"><text:span text:style-name="T1">Set Box Spacing. </text:span></text:p>
      <text:p text:style-name="P38"/>
      <text:p text:style-name="Heading_20_3">Variable Documentation</text:p>
      <text:p text:style-name="Heading_20_4"><text:alphabetical-index-mark text:string-value=" " text:key1="Boxbox.h"/><text:alphabetical-index-mark text:string-value=" " text:key1="box.hBox"/>struct _alooBox Box<text:span text:style-name="T7">[extern]</text:span></text:p>
      <text:p text:style-name="Heading_20_4"><text:bookmark text:name="AAAAAAAABW"/></text:p>
      <text:p text:style-name="P17">include/builder.h File Reference</text:p>
      <text:p text:style-name="Standard"><text:toc-mark text:string-value="include/builder.h" text:outline-level="1"/><text:alphabetical-index-mark text:string-value=" " text:key1="include/builder.h"/><text:bookmark text:name="AAAAAAAABX"/></text:p>
      <text:p text:style-name="Text_20_body"><text:span text:style-name="T1">This file contains UI Builder related functions. </text:span></text:p>
      <text:p text:style-name="DenseText"><text:span text:style-name="T7">#include "types.h"</text:span></text:p>
      <text:p text:style-name="Standard"><text:span text:style-name="T1">Include dependency graph for builder.h:</text:span></text:p>
      <text:p text:style-name="P37"><text:span text:style-name="T2">IMAGE</text:span></text:p>
      <text:p text:style-name="P43"/>
      <text:p text:style-name="Standard"><text:span text:style-name="T1">This graph shows which files directly or indirectly include this file:</text:span></text:p>
      <text:p text:style-name="P37"><text:span text:style-name="T2">IMAGE</text:span></text:p>
      <text:p text:style-name="P43"/>
      <text:p text:style-name="Heading_20_3">Typedefs</text:p>
      <text:p text:style-name="P31"><text:span text:style-name="T1">typedef void(* </text:span><text:span text:style-name="T3">__unrefBuilderType</text:span><text:span text:style-name="T1">) (</text:span><text:span text:style-name="T3">AlooBuilder</text:span><text:span text:style-name="T1"> *data)</text:span></text:p>
      <text:p text:style-name="P31"><text:span text:style-name="T1">typedef </text:span><text:span text:style-name="T3">AlooBuilder</text:span><text:span text:style-name="T1"> *(* </text:span><text:span text:style-name="T3">__createBuilderType</text:span><text:span text:style-name="T1">) ()</text:span></text:p>
      <text:p text:style-name="P31"><text:span text:style-name="T1">typedef int(* </text:span><text:span text:style-name="T3">__builderAddFileType</text:span><text:span text:style-name="T1">) (</text:span><text:span text:style-name="T3">AlooBuilder</text:span><text:span text:style-name="T1"> *build, const char *filename, GError **err)</text:span></text:p>
      <text:p text:style-name="P31"><text:span text:style-name="T1">typedef int(* </text:span><text:span text:style-name="T3">__builderAddContentType</text:span><text:span text:style-name="T1">) (</text:span><text:span text:style-name="T3">AlooBuilder</text:span><text:span text:style-name="T1"> *build, const char *content, gssize length, GError **err)</text:span></text:p>
      <text:p text:style-name="P31"><text:span text:style-name="T1">typedef int(* </text:span><text:span text:style-name="T3">__builderAddResourceType</text:span><text:span text:style-name="T1">) (</text:span><text:span text:style-name="T3">AlooBuilder</text:span><text:span text:style-name="T1"> *build, const char *resource_path, GError **err)</text:span></text:p>
      <text:p text:style-name="P31"><text:span text:style-name="T1">typedef GObject *(* </text:span><text:span text:style-name="T3">__alooGetBuilderObjectType</text:span><text:span text:style-name="T1">) (</text:span><text:span text:style-name="T3">AlooBuilder</text:span><text:span text:style-name="T1"> *builder, const char *name)</text:span></text:p>
      <text:p text:style-name="P31"><text:span text:style-name="T1">typedef </text:span><text:span text:style-name="T3">alooWidget</text:span><text:span text:style-name="T1"> *(* </text:span><text:span text:style-name="T3">__alooWidgetFromBuilderType</text:span><text:span text:style-name="T1">) (</text:span><text:span text:style-name="T3">AlooBuilder</text:span><text:span text:style-name="T1"> *builder, const char *name)</text:span></text:p>
      <text:p text:style-name="Heading_20_3">Functions</text:p>
      <text:p text:style-name="P31"><text:span text:style-name="T1">void </text:span><text:span text:style-name="T3">__unrefBuilder</text:span><text:span text:style-name="T1"> (</text:span><text:span text:style-name="T3">AlooBuilder</text:span><text:span text:style-name="T1"> *data)</text:span></text:p>
      <text:p text:style-name="P47"><text:span text:style-name="T4">Unrefs aloo builder. </text:span></text:p>
      <text:p text:style-name="P33"/>
      <text:p text:style-name="P31"><text:span text:style-name="T3">AlooBuilder</text:span><text:span text:style-name="T1"> * </text:span><text:span text:style-name="T3">__createBuilder</text:span><text:span text:style-name="T1"> ()</text:span></text:p>
      <text:p text:style-name="P47"><text:span text:style-name="T4">Create a Builder object. </text:span></text:p>
      <text:p text:style-name="P33"/>
      <text:p text:style-name="P31"><text:span text:style-name="T1">int </text:span><text:span text:style-name="T3">__builderAddFile</text:span><text:span text:style-name="T1"> (</text:span><text:span text:style-name="T3">AlooBuilder</text:span><text:span text:style-name="T1"> *build, const char *filename, GError **err)</text:span></text:p>
      <text:p text:style-name="P47"><text:span text:style-name="T4">Adds a file with builder. </text:span></text:p>
      <text:p text:style-name="P33"/>
      <text:p text:style-name="P31"><text:span text:style-name="T1">int </text:span><text:span text:style-name="T3">__builderAddContent</text:span><text:span text:style-name="T1"> (</text:span><text:span text:style-name="T3">AlooBuilder</text:span><text:span text:style-name="T1"> *build, const char *content, gssize length, GError **err)</text:span></text:p>
      <text:p text:style-name="P47"><text:span text:style-name="T4">Adds a file with builder. </text:span></text:p>
      <text:p text:style-name="P33"/>
      <text:p text:style-name="P31"><text:span text:style-name="T1">int </text:span><text:span text:style-name="T3">__builderAddResource</text:span><text:span text:style-name="T1"> (</text:span><text:span text:style-name="T3">AlooBuilder</text:span><text:span text:style-name="T1"> *build, const char *resource_path, GError **err)</text:span></text:p>
      <text:p text:style-name="P47"><text:span text:style-name="T4">Adds a file with builder. </text:span></text:p>
      <text:p text:style-name="P33"/>
      <text:p text:style-name="P31"><text:span text:style-name="T1">GObject * </text:span><text:span text:style-name="T3">__alooGetBuilderObject</text:span><text:span text:style-name="T1"> (</text:span><text:span text:style-name="T3">AlooBuilder</text:span><text:span text:style-name="T1"> *builder, const char *name)</text:span></text:p>
      <text:p text:style-name="P47"><text:span text:style-name="T4">Gets GObject from builder. </text:span></text:p>
      <text:p text:style-name="P33"/>
      <text:p text:style-name="P31"><text:span text:style-name="T3">alooWidget</text:span><text:span text:style-name="T1"> * </text:span><text:span text:style-name="T3">__alooWidgetFromBuilder</text:span><text:span text:style-name="T1"> (</text:span><text:span text:style-name="T3">AlooBuilder</text:span><text:span text:style-name="T1"> *builder, const char *name)</text:span></text:p>
      <text:p text:style-name="P47"><text:span text:style-name="T4">Creates </text:span><text:span text:style-name="T5">alooWidget</text:span><text:span text:style-name="T4"> from builder. </text:span></text:p>
      <text:p text:style-name="P33"/>
      <text:p text:style-name="Heading_20_3">Variables</text:p>
      <text:p text:style-name="P31"><text:span text:style-name="T1">struct _AlooBuilder </text:span><text:span text:style-name="T3">Builder</text:span></text:p>
      <text:p text:style-name="P35"/>
      <text:p text:style-name="Heading_20_3"><text:soft-page-break/>Detailed Description</text:p>
      <text:p text:style-name="Text_20_body"><text:span text:style-name="T1">This file contains UI Builder related functions. </text:span></text:p>
      <text:p text:style-name="P43"/>
      <text:p text:style-name="P28">Author</text:p>
      <text:p text:style-name="P49"><text:span text:style-name="T6">Jaipal001 @BhJaipal </text:span></text:p>
      <text:p text:style-name="P35"/>
      <text:p text:style-name="Heading_20_3">Typedef Documentation</text:p>
      <text:p text:style-name="Heading_20_4"><text:alphabetical-index-mark text:string-value=" " text:key1="__alooGetBuilderObjectTypebuilder.h"/><text:alphabetical-index-mark text:string-value=" " text:key1="builder.h__alooGetBuilderObjectType"/>typedef GObject*(* __alooGetBuilderObjectType) (AlooBuilder *builder, const char *name)</text:p>
      <text:p text:style-name="Heading_20_4"><text:bookmark text:name="AAAAAAAABY"/><text:alphabetical-index-mark text:string-value=" " text:key1="__alooWidgetFromBuilderTypebuilder.h"/><text:alphabetical-index-mark text:string-value=" " text:key1="builder.h__alooWidgetFromBuilderType"/>typedef alooWidget*(* __alooWidgetFromBuilderType) (AlooBuilder *builder, const char *name)</text:p>
      <text:p text:style-name="Heading_20_4"><text:bookmark text:name="AAAAAAAABZ"/><text:alphabetical-index-mark text:string-value=" " text:key1="__builderAddContentTypebuilder.h"/><text:alphabetical-index-mark text:string-value=" " text:key1="builder.h__builderAddContentType"/>typedef int(* __builderAddContentType) (AlooBuilder *build, const char *content, gssize length, GError **err)</text:p>
      <text:p text:style-name="Heading_20_4"><text:bookmark text:name="AAAAAAAACA"/><text:alphabetical-index-mark text:string-value=" " text:key1="__builderAddFileTypebuilder.h"/><text:alphabetical-index-mark text:string-value=" " text:key1="builder.h__builderAddFileType"/>typedef int(* __builderAddFileType) (AlooBuilder *build, const char *filename, GError **err)</text:p>
      <text:p text:style-name="Heading_20_4"><text:bookmark text:name="AAAAAAAACB"/><text:alphabetical-index-mark text:string-value=" " text:key1="__builderAddResourceTypebuilder.h"/><text:alphabetical-index-mark text:string-value=" " text:key1="builder.h__builderAddResourceType"/>typedef int(* __builderAddResourceType) (AlooBuilder *build, const char *resource_path, GError **err)</text:p>
      <text:p text:style-name="Heading_20_4"><text:bookmark text:name="AAAAAAAACC"/><text:alphabetical-index-mark text:string-value=" " text:key1="__createBuilderTypebuilder.h"/><text:alphabetical-index-mark text:string-value=" " text:key1="builder.h__createBuilderType"/>typedef AlooBuilder*(* __createBuilderType) ()</text:p>
      <text:p text:style-name="Heading_20_4"><text:bookmark text:name="AAAAAAAACD"/><text:alphabetical-index-mark text:string-value=" " text:key1="__unrefBuilderTypebuilder.h"/><text:alphabetical-index-mark text:string-value=" " text:key1="builder.h__unrefBuilderType"/>typedef void(* __unrefBuilderType) (AlooBuilder *data)</text:p>
      <text:p text:style-name="P38"><text:bookmark text:name="AAAAAAAACE"/></text:p>
      <text:p text:style-name="Heading_20_3">Function Documentation</text:p>
      <text:p text:style-name="Heading_20_4"><text:alphabetical-index-mark text:string-value=" " text:key1="__alooGetBuilderObjectbuilder.h"/><text:alphabetical-index-mark text:string-value=" " text:key1="builder.h__alooGetBuilderObject"/>GObject* __alooGetBuilderObject (AlooBuilder *    <text:span text:style-name="T12">builder</text:span>, const char *    <text:span text:style-name="T12">name</text:span>)</text:p>
      <text:p text:style-name="P33"><text:bookmark text:name="AAAAAAAACF"/></text:p>
      <text:p text:style-name="P47"><text:span text:style-name="T1">Gets GObject from builder. </text:span></text:p>
      <text:p text:style-name="Heading_20_4"><text:alphabetical-index-mark text:string-value=" " text:key1="__alooWidgetFromBuilderbuilder.h"/><text:alphabetical-index-mark text:string-value=" " text:key1="builder.h__alooWidgetFromBuilder"/>alooWidget* __alooWidgetFromBuilder (AlooBuilder *    <text:span text:style-name="T12">builder</text:span>, const char *    <text:span text:style-name="T12">name</text:span>)</text:p>
      <text:p text:style-name="P33"><text:bookmark text:name="AAAAAAAACG"/></text:p>
      <text:p text:style-name="P47"><text:span text:style-name="T1">Creates </text:span><text:span text:style-name="T3">alooWidget</text:span><text:span text:style-name="T1"> from builder. </text:span></text:p>
      <text:p text:style-name="Heading_20_4"><text:alphabetical-index-mark text:string-value=" " text:key1="__builderAddContentbuilder.h"/><text:alphabetical-index-mark text:string-value=" " text:key1="builder.h__builderAddContent"/>int __builderAddContent (AlooBuilder *    <text:span text:style-name="T12">build</text:span>, const char *    <text:span text:style-name="T12">content</text:span>, gssize    <text:span text:style-name="T12">length</text:span>, GError **    <text:span text:style-name="T12">err</text:span>)</text:p>
      <text:p text:style-name="P33"><text:bookmark text:name="AAAAAAAACH"/></text:p>
      <text:p text:style-name="P47"><text:span text:style-name="T1">Adds a file with builder. </text:span></text:p>
      <text:p text:style-name="P44"/>
      <text:p text:style-name="P26">Parameters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0"><text:span text:style-name="T4">build</text:span><text:span text:style-name="T1"> </text:span></text:p>
          </table:table-cell>
          <table:table-cell table:style-name="Table9.A1" office:value-type="string">
            <text:p text:style-name="P40"><text:span text:style-name="T3">AlooBuilder</text:span><text:span text:style-name="T1"> object </text:span></text:p>
          </table:table-cell>
        </table:table-row>
        <table:table-row table:style-name="Table9.1">
          <table:table-cell table:style-name="Table9.A1" office:value-type="string">
            <text:p text:style-name="P40"><text:span text:style-name="T4">content</text:span><text:span text:style-name="T1"> </text:span></text:p>
          </table:table-cell>
          <table:table-cell table:style-name="Table9.A1" office:value-type="string">
            <text:p text:style-name="P40"><text:span text:style-name="T1">UI data </text:span></text:p>
          </table:table-cell>
        </table:table-row>
        <table:table-row table:style-name="Table9.1">
          <table:table-cell table:style-name="Table9.A1" office:value-type="string">
            <text:p text:style-name="P40"><text:span text:style-name="T4">length</text:span><text:span text:style-name="T1"> </text:span></text:p>
          </table:table-cell>
          <table:table-cell table:style-name="Table9.A1" office:value-type="string">
            <text:p text:style-name="P40"><text:span text:style-name="T1">UI data length </text:span></text:p>
          </table:table-cell>
        </table:table-row>
        <table:table-row table:style-name="Table9.1">
          <table:table-cell table:style-name="Table9.A1" office:value-type="string">
            <text:p text:style-name="P40"><text:span text:style-name="T4">err</text:span><text:span text:style-name="T1"> </text:span></text:p>
          </table:table-cell>
          <table:table-cell table:style-name="Table9.A1" office:value-type="string">
            <text:p text:style-name="P40"><text:span text:style-name="T1">Error handler, Default </text:span><text:span text:style-name="T7">NULL</text:span><text:span text:style-name="T1">    </text:span></text:p>
          </table:table-cell>
        </table:table-row>
      </table:table>
      <text:p text:style-name="P25"><text:soft-page-break/><text:alphabetical-index-mark text:string-value=" " text:key1="__builderAddFilebuilder.h"/><text:alphabetical-index-mark text:string-value=" " text:key1="builder.h__builderAddFile"/>int __builderAddFile (AlooBuilder *    <text:span text:style-name="T12">build</text:span>, const char *    <text:span text:style-name="T12">filename</text:span>, GError **    <text:span text:style-name="T12">err</text:span>)</text:p>
      <text:p text:style-name="P33"><text:bookmark text:name="AAAAAAAACI"/></text:p>
      <text:p text:style-name="P47"><text:span text:style-name="T1">Adds a file with builder. </text:span></text:p>
      <text:p text:style-name="P44"/>
      <text:p text:style-name="P26">Parameters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0"><text:span text:style-name="T4">build</text:span><text:span text:style-name="T1"> </text:span></text:p>
          </table:table-cell>
          <table:table-cell table:style-name="Table10.A1" office:value-type="string">
            <text:p text:style-name="P40"><text:span text:style-name="T3">AlooBuilder</text:span><text:span text:style-name="T1"> object </text:span></text:p>
          </table:table-cell>
        </table:table-row>
        <table:table-row table:style-name="Table10.1">
          <table:table-cell table:style-name="Table10.A1" office:value-type="string">
            <text:p text:style-name="P40"><text:span text:style-name="T4">filename</text:span><text:span text:style-name="T1"> </text:span></text:p>
          </table:table-cell>
          <table:table-cell table:style-name="Table10.A1" office:value-type="string">
            <text:p text:style-name="P40"><text:span text:style-name="T1">UI file path with name </text:span></text:p>
          </table:table-cell>
        </table:table-row>
        <table:table-row table:style-name="Table10.1">
          <table:table-cell table:style-name="Table10.A1" office:value-type="string">
            <text:p text:style-name="P40"><text:span text:style-name="T4">err</text:span><text:span text:style-name="T1"> </text:span></text:p>
          </table:table-cell>
          <table:table-cell table:style-name="Table10.A1" office:value-type="string">
            <text:p text:style-name="P40"><text:span text:style-name="T1">Error handler, Default </text:span><text:span text:style-name="T7">NULL</text:span><text:span text:style-name="T1">    </text:span></text:p>
          </table:table-cell>
        </table:table-row>
      </table:table>
      <text:p text:style-name="P25"><text:alphabetical-index-mark text:string-value=" " text:key1="__builderAddResourcebuilder.h"/><text:alphabetical-index-mark text:string-value=" " text:key1="builder.h__builderAddResource"/>int __builderAddResource (AlooBuilder *    <text:span text:style-name="T12">build</text:span>, const char *    <text:span text:style-name="T12">resource_path</text:span>, GError **    <text:span text:style-name="T12">err</text:span>)</text:p>
      <text:p text:style-name="P33"><text:bookmark text:name="AAAAAAAACJ"/></text:p>
      <text:p text:style-name="P47"><text:span text:style-name="T1">Adds a file with builder. </text:span></text:p>
      <text:p text:style-name="P44"/>
      <text:p text:style-name="P26">Parameters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0"><text:span text:style-name="T4">build</text:span><text:span text:style-name="T1"> </text:span></text:p>
          </table:table-cell>
          <table:table-cell table:style-name="Table11.A1" office:value-type="string">
            <text:p text:style-name="P40"><text:span text:style-name="T3">AlooBuilder</text:span><text:span text:style-name="T1"> object </text:span></text:p>
          </table:table-cell>
        </table:table-row>
        <table:table-row table:style-name="Table11.1">
          <table:table-cell table:style-name="Table11.A1" office:value-type="string">
            <text:p text:style-name="P40"><text:span text:style-name="T4">resource_path</text:span><text:span text:style-name="T1"> </text:span></text:p>
          </table:table-cell>
          <table:table-cell table:style-name="Table11.A1" office:value-type="string">
            <text:p text:style-name="P40"><text:span text:style-name="T1">UI resource path </text:span></text:p>
          </table:table-cell>
        </table:table-row>
        <table:table-row table:style-name="Table11.1">
          <table:table-cell table:style-name="Table11.A1" office:value-type="string">
            <text:p text:style-name="P40"><text:span text:style-name="T4">err</text:span><text:span text:style-name="T1"> </text:span></text:p>
          </table:table-cell>
          <table:table-cell table:style-name="Table11.A1" office:value-type="string">
            <text:p text:style-name="P40"><text:span text:style-name="T1">Error handler, Default </text:span><text:span text:style-name="T7">NULL</text:span><text:span text:style-name="T1">    </text:span></text:p>
          </table:table-cell>
        </table:table-row>
      </table:table>
      <text:p text:style-name="P25"><text:alphabetical-index-mark text:string-value=" " text:key1="__createBuilderbuilder.h"/><text:alphabetical-index-mark text:string-value=" " text:key1="builder.h__createBuilder"/>AlooBuilder* __createBuilder ()</text:p>
      <text:p text:style-name="P33"><text:bookmark text:name="AAAAAAAACK"/></text:p>
      <text:p text:style-name="P47"><text:span text:style-name="T1">Create a Builder object. </text:span></text:p>
      <text:p text:style-name="P44"/>
      <text:p text:style-name="P26">Returns</text:p>
      <text:p text:style-name="P48"><text:span text:style-name="T6">AlooBuilder* </text:span></text:p>
      <text:p text:style-name="Heading_20_4"><text:alphabetical-index-mark text:string-value=" " text:key1="__unrefBuilderbuilder.h"/><text:alphabetical-index-mark text:string-value=" " text:key1="builder.h__unrefBuilder"/>void __unrefBuilder (AlooBuilder *    <text:span text:style-name="T12">data</text:span>)</text:p>
      <text:p text:style-name="P33"><text:bookmark text:name="AAAAAAAACL"/></text:p>
      <text:p text:style-name="P47"><text:span text:style-name="T1">Unrefs aloo builder. </text:span></text:p>
      <text:p text:style-name="P38"/>
      <text:p text:style-name="Heading_20_3">Variable Documentation</text:p>
      <text:p text:style-name="Heading_20_4"><text:alphabetical-index-mark text:string-value=" " text:key1="Builderbuilder.h"/><text:alphabetical-index-mark text:string-value=" " text:key1="builder.hBuilder"/>struct _AlooBuilder Builder<text:span text:style-name="T7">[extern]</text:span></text:p>
      <text:p text:style-name="Heading_20_4"><text:bookmark text:name="AAAAAAAACM"/></text:p>
      <text:p text:style-name="P18">include/button.h File Reference</text:p>
      <text:p text:style-name="Standard"><text:toc-mark text:string-value="include/button.h" text:outline-level="1"/><text:alphabetical-index-mark text:string-value=" " text:key1="include/button.h"/><text:bookmark text:name="AAAAAAAACN"/></text:p>
      <text:p text:style-name="Text_20_body"><text:span text:style-name="T1">Aloo Button related functions. </text:span></text:p>
      <text:p text:style-name="DenseText"><text:span text:style-name="T7">#include "types.h"</text:span></text:p>
      <text:p text:style-name="Standard"><text:span text:style-name="T1">Include dependency graph for button.h:</text:span></text:p>
      <text:p text:style-name="P37"><text:span text:style-name="T2">IMAGE</text:span></text:p>
      <text:p text:style-name="P43"/>
      <text:p text:style-name="Standard"><text:span text:style-name="T1">This graph shows which files directly or indirectly include this file:</text:span></text:p>
      <text:p text:style-name="P37"><text:span text:style-name="T2">IMAGE</text:span></text:p>
      <text:p text:style-name="P43"/>
      <text:p text:style-name="Heading_20_3">Classes</text:p>
      <text:p text:style-name="P31"><text:span text:style-name="T1">struct </text:span><text:span text:style-name="T3">_alooButton</text:span></text:p>
      <text:p text:style-name="Heading_20_3">Typedefs</text:p>
      <text:p text:style-name="P31"><text:span text:style-name="T1">typedef </text:span><text:span text:style-name="T3">alooWidget</text:span><text:span text:style-name="T1"> *(* </text:span><text:span text:style-name="T3">__newButton_Type</text:span><text:span text:style-name="T1">) ()</text:span></text:p>
      <text:p text:style-name="P31"><text:span text:style-name="T1">typedef </text:span><text:span text:style-name="T3">alooWidget</text:span><text:span text:style-name="T1"> *(* </text:span><text:span text:style-name="T3">__newButtonWithLabel_Type</text:span><text:span text:style-name="T1">) (const char *label)</text:span></text:p>
      <text:p text:style-name="P31"><text:span text:style-name="T1">typedef </text:span><text:span text:style-name="T3">alooWidget</text:span><text:span text:style-name="T1"> *(* </text:span><text:span text:style-name="T3">__setLabel_Type</text:span><text:span text:style-name="T1">) (</text:span><text:span text:style-name="T3">alooWidget</text:span><text:span text:style-name="T1"> *btn, char const *name)</text:span></text:p>
      <text:p text:style-name="P31"><text:span text:style-name="T1">typedef </text:span><text:span text:style-name="T3">alooWidget</text:span><text:span text:style-name="T1"> *(* </text:span><text:span text:style-name="T3">__setChild_Type</text:span><text:span text:style-name="T1">) (</text:span><text:span text:style-name="T3">alooWidget</text:span><text:span text:style-name="T1"> *btn, </text:span><text:span text:style-name="T3">alooWidget</text:span><text:span text:style-name="T1"> *child)</text:span></text:p>
      <text:p text:style-name="P31"><text:span text:style-name="T1">typedef </text:span><text:span text:style-name="T3">alooWidget</text:span><text:span text:style-name="T1"> *(* </text:span><text:span text:style-name="T3">__setIcon_Type</text:span><text:span text:style-name="T1">) (</text:span><text:span text:style-name="T3">alooWidget</text:span><text:span text:style-name="T1"> *btn, const char *child)</text:span></text:p>
      <text:p text:style-name="P31"><text:span text:style-name="T1">typedef </text:span><text:span text:style-name="T3">alooWidget</text:span><text:span text:style-name="T1"> *(* </text:span><text:span text:style-name="T3">__setUseUnderline_Type</text:span><text:span text:style-name="T1">) (</text:span><text:span text:style-name="T3">alooWidget</text:span><text:span text:style-name="T1"> *btn, gboolean yes)</text:span></text:p>
      <text:p text:style-name="Heading_20_3">Functions</text:p>
      <text:p text:style-name="P31"><text:span text:style-name="T3">alooWidget</text:span><text:span text:style-name="T1"> * </text:span><text:span text:style-name="T3">__newButton</text:span><text:span text:style-name="T1"> ()</text:span></text:p>
      <text:p text:style-name="P31"><text:span text:style-name="T3">alooWidget</text:span><text:span text:style-name="T1"> * </text:span><text:span text:style-name="T3">__newButtonWithLabel</text:span><text:span text:style-name="T1"> (const char *label)</text:span></text:p>
      <text:p text:style-name="P31"><text:span text:style-name="T3">alooWidget</text:span><text:span text:style-name="T1"> * </text:span><text:span text:style-name="T3">__setLabel</text:span><text:span text:style-name="T1"> (</text:span><text:span text:style-name="T3">alooWidget</text:span><text:span text:style-name="T1"> *btn, char const *name)</text:span></text:p>
      <text:p text:style-name="P31"><text:span text:style-name="T3">alooWidget</text:span><text:span text:style-name="T1"> * </text:span><text:span text:style-name="T3">__setChild</text:span><text:span text:style-name="T1"> (</text:span><text:span text:style-name="T3">alooWidget</text:span><text:span text:style-name="T1"> *btn, </text:span><text:span text:style-name="T3">alooWidget</text:span><text:span text:style-name="T1"> *child)</text:span></text:p>
      <text:p text:style-name="P31"><text:span text:style-name="T3">alooWidget</text:span><text:span text:style-name="T1"> * </text:span><text:span text:style-name="T3">__setIcon</text:span><text:span text:style-name="T1"> (</text:span><text:span text:style-name="T3">alooWidget</text:span><text:span text:style-name="T1"> *btn, const char *child)</text:span></text:p>
      <text:p text:style-name="P31"><text:span text:style-name="T3">alooWidget</text:span><text:span text:style-name="T1"> * </text:span><text:span text:style-name="T3">__setUseUnderline</text:span><text:span text:style-name="T1"> (</text:span><text:span text:style-name="T3">alooWidget</text:span><text:span text:style-name="T1"> *btn, gboolean yes)</text:span></text:p>
      <text:p text:style-name="Heading_20_3">Variables</text:p>
      <text:p text:style-name="P31"><text:span text:style-name="T1">struct </text:span><text:span text:style-name="T3">_alooButton</text:span><text:span text:style-name="T1"> </text:span><text:span text:style-name="T3">Button</text:span></text:p>
      <text:p text:style-name="P35"/>
      <text:p text:style-name="Heading_20_3">Detailed Description</text:p>
      <text:p text:style-name="Text_20_body"><text:span text:style-name="T1">Aloo Button related functions. </text:span></text:p>
      <text:p text:style-name="P43"/>
      <text:p text:style-name="P28">Author</text:p>
      <text:p text:style-name="P49"><text:span text:style-name="T6">Jaipal001 (@BhJaipal) </text:span></text:p>
      <text:p text:style-name="P35"/>
      <text:p text:style-name="Heading_20_3"><text:soft-page-break/>Typedef Documentation</text:p>
      <text:p text:style-name="Heading_20_4"><text:alphabetical-index-mark text:string-value=" " text:key1="__newButton_Typebutton.h"/><text:alphabetical-index-mark text:string-value=" " text:key1="button.h__newButton_Type"/>typedef alooWidget*(* __newButton_Type) ()</text:p>
      <text:p text:style-name="Heading_20_4"><text:bookmark text:name="AAAAAAAACO"/><text:alphabetical-index-mark text:string-value=" " text:key1="__newButtonWithLabel_Typebutton.h"/><text:alphabetical-index-mark text:string-value=" " text:key1="button.h__newButtonWithLabel_Type"/>typedef alooWidget*(* __newButtonWithLabel_Type) (const char *label)</text:p>
      <text:p text:style-name="Heading_20_4"><text:bookmark text:name="AAAAAAAACP"/><text:alphabetical-index-mark text:string-value=" " text:key1="__setChild_Typebutton.h"/><text:alphabetical-index-mark text:string-value=" " text:key1="button.h__setChild_Type"/>typedef alooWidget*(* __setChild_Type) (alooWidget *btn, alooWidget *child)</text:p>
      <text:p text:style-name="Heading_20_4"><text:bookmark text:name="AAAAAAAACQ"/><text:alphabetical-index-mark text:string-value=" " text:key1="__setIcon_Typebutton.h"/><text:alphabetical-index-mark text:string-value=" " text:key1="button.h__setIcon_Type"/>typedef alooWidget*(* __setIcon_Type) (alooWidget *btn, const char *child)</text:p>
      <text:p text:style-name="Heading_20_4"><text:bookmark text:name="AAAAAAAACR"/><text:alphabetical-index-mark text:string-value=" " text:key1="__setLabel_Typebutton.h"/><text:alphabetical-index-mark text:string-value=" " text:key1="button.h__setLabel_Type"/>typedef alooWidget*(* __setLabel_Type) (alooWidget *btn, char const *name)</text:p>
      <text:p text:style-name="Heading_20_4"><text:bookmark text:name="AAAAAAAACS"/><text:alphabetical-index-mark text:string-value=" " text:key1="__setUseUnderline_Typebutton.h"/><text:alphabetical-index-mark text:string-value=" " text:key1="button.h__setUseUnderline_Type"/>typedef alooWidget*(* __setUseUnderline_Type) (alooWidget *btn, gboolean yes)</text:p>
      <text:p text:style-name="P38"><text:bookmark text:name="AAAAAAAACT"/></text:p>
      <text:p text:style-name="Heading_20_3">Function Documentation</text:p>
      <text:p text:style-name="Heading_20_4"><text:alphabetical-index-mark text:string-value=" " text:key1="__newButtonbutton.h"/><text:alphabetical-index-mark text:string-value=" " text:key1="button.h__newButton"/>alooWidget* __newButton ()</text:p>
      <text:p text:style-name="Heading_20_4"><text:bookmark text:name="AAAAAAAACU"/><text:alphabetical-index-mark text:string-value=" " text:key1="__newButtonWithLabelbutton.h"/><text:alphabetical-index-mark text:string-value=" " text:key1="button.h__newButtonWithLabel"/>alooWidget* __newButtonWithLabel (const char *    <text:span text:style-name="T12">label</text:span>)</text:p>
      <text:p text:style-name="Heading_20_4"><text:bookmark text:name="AAAAAAAACV"/><text:alphabetical-index-mark text:string-value=" " text:key1="__setChildbutton.h"/><text:alphabetical-index-mark text:string-value=" " text:key1="button.h__setChild"/>alooWidget* __setChild (alooWidget *    <text:span text:style-name="T12">btn</text:span>, alooWidget *    <text:span text:style-name="T12">child</text:span>)</text:p>
      <text:p text:style-name="Heading_20_4"><text:bookmark text:name="AAAAAAAACW"/><text:alphabetical-index-mark text:string-value=" " text:key1="__setIconbutton.h"/><text:alphabetical-index-mark text:string-value=" " text:key1="button.h__setIcon"/>alooWidget* __setIcon (alooWidget *    <text:span text:style-name="T12">btn</text:span>, const char *    <text:span text:style-name="T12">child</text:span>)</text:p>
      <text:p text:style-name="Heading_20_4"><text:bookmark text:name="AAAAAAAACX"/><text:alphabetical-index-mark text:string-value=" " text:key1="__setLabelbutton.h"/><text:alphabetical-index-mark text:string-value=" " text:key1="button.h__setLabel"/>alooWidget* __setLabel (alooWidget *    <text:span text:style-name="T12">btn</text:span>, char const *    <text:span text:style-name="T12">name</text:span>)</text:p>
      <text:p text:style-name="Heading_20_4"><text:bookmark text:name="AAAAAAAACY"/><text:alphabetical-index-mark text:string-value=" " text:key1="__setUseUnderlinebutton.h"/><text:alphabetical-index-mark text:string-value=" " text:key1="button.h__setUseUnderline"/>alooWidget* __setUseUnderline (alooWidget *    <text:span text:style-name="T12">btn</text:span>, gboolean    <text:span text:style-name="T12">yes</text:span>)</text:p>
      <text:p text:style-name="P38"><text:bookmark text:name="AAAAAAAACZ"/></text:p>
      <text:p text:style-name="Heading_20_3">Variable Documentation</text:p>
      <text:p text:style-name="Heading_20_4"><text:alphabetical-index-mark text:string-value=" " text:key1="Buttonbutton.h"/><text:alphabetical-index-mark text:string-value=" " text:key1="button.hButton"/>struct _alooButton Button<text:span text:style-name="T7">[extern]</text:span></text:p>
      <text:p text:style-name="Heading_20_4"><text:bookmark text:name="AAAAAAAADA"/></text:p>
      <text:p text:style-name="P19">include/grid.h File Reference</text:p>
      <text:p text:style-name="Standard"><text:toc-mark text:string-value="include/grid.h" text:outline-level="1"/><text:alphabetical-index-mark text:string-value=" " text:key1="include/grid.h"/><text:bookmark text:name="AAAAAAAADB"/></text:p>
      <text:p text:style-name="Text_20_body"><text:span text:style-name="T1">Aloo Grid related functions. </text:span></text:p>
      <text:p text:style-name="DenseText"><text:span text:style-name="T7">#include "types.h"</text:span></text:p>
      <text:p text:style-name="DenseText"><text:span text:style-name="T7">#include &lt;gtk/gtk.h&gt;</text:span></text:p>
      <text:p text:style-name="Standard"><text:span text:style-name="T1">Include dependency graph for grid.h:</text:span></text:p>
      <text:p text:style-name="P37"><text:span text:style-name="T2">IMAGE</text:span></text:p>
      <text:p text:style-name="P43"/>
      <text:p text:style-name="Standard"><text:span text:style-name="T1">This graph shows which files directly or indirectly include this file:</text:span></text:p>
      <text:p text:style-name="P37"><text:span text:style-name="T2">IMAGE</text:span></text:p>
      <text:p text:style-name="P43"/>
      <text:p text:style-name="Heading_20_3">Classes</text:p>
      <text:p text:style-name="P31"><text:span text:style-name="T1">struct </text:span><text:span text:style-name="T3">_alooGrid</text:span></text:p>
      <text:p text:style-name="Heading_20_3">Typedefs</text:p>
      <text:p text:style-name="P31"><text:span text:style-name="T1">typedef </text:span><text:span text:style-name="T3">alooWidget</text:span><text:span text:style-name="T1"> *(* </text:span><text:span text:style-name="T3">__gridAttach_Type</text:span><text:span text:style-name="T1">) (</text:span><text:span text:style-name="T3">alooWidget</text:span><text:span text:style-name="T1"> *grid, </text:span><text:span text:style-name="T3">alooWidget</text:span><text:span text:style-name="T1"> *child, int column, int row, int width, int height)</text:span></text:p>
      <text:p text:style-name="P31"><text:span text:style-name="T1">typedef </text:span><text:span text:style-name="T3">alooWidget</text:span><text:span text:style-name="T1"> *(* </text:span><text:span text:style-name="T3">__gridAttachGtk_Type</text:span><text:span text:style-name="T1">) (</text:span><text:span text:style-name="T3">alooWidget</text:span><text:span text:style-name="T1"> *grid, GtkWidget *child, int column, int row, int width, int height)</text:span></text:p>
      <text:p text:style-name="P31"><text:span text:style-name="T1">typedef </text:span><text:span text:style-name="T3">alooWidget</text:span><text:span text:style-name="T1"> *(* </text:span><text:span text:style-name="T3">__gridRemove_Type</text:span><text:span text:style-name="T1">) (</text:span><text:span text:style-name="T3">alooWidget</text:span><text:span text:style-name="T1"> *grid, </text:span><text:span text:style-name="T3">alooWidget</text:span><text:span text:style-name="T1"> *child)</text:span></text:p>
      <text:p text:style-name="P31"><text:span text:style-name="T1">typedef </text:span><text:span text:style-name="T3">alooWidget</text:span><text:span text:style-name="T1"> *(* </text:span><text:span text:style-name="T3">__gridRemoveGtk_Type</text:span><text:span text:style-name="T1">) (</text:span><text:span text:style-name="T3">alooWidget</text:span><text:span text:style-name="T1"> *grid, GtkWidget *child)</text:span></text:p>
      <text:p text:style-name="P31"><text:span text:style-name="T1">typedef </text:span><text:span text:style-name="T3">alooWidget</text:span><text:span text:style-name="T1"> *(* </text:span><text:span text:style-name="T3">__alooGridNew_Type</text:span><text:span text:style-name="T1">) ()</text:span></text:p>
      <text:p text:style-name="P31"><text:span text:style-name="T1">typedef </text:span><text:span text:style-name="T3">alooWidget</text:span><text:span text:style-name="T1"> *(* </text:span><text:span text:style-name="T3">__setGridColumnSpacing_Type</text:span><text:span text:style-name="T1">) (</text:span><text:span text:style-name="T3">alooWidget</text:span><text:span text:style-name="T1"> *grid, int space)</text:span></text:p>
      <text:p text:style-name="P31"><text:span text:style-name="T1">typedef </text:span><text:span text:style-name="T3">alooWidget</text:span><text:span text:style-name="T1"> *(* </text:span><text:span text:style-name="T3">__setGridRowSpacing_Type</text:span><text:span text:style-name="T1">) (</text:span><text:span text:style-name="T3">alooWidget</text:span><text:span text:style-name="T1"> *grid, int space)</text:span></text:p>
      <text:p text:style-name="Heading_20_3">Functions</text:p>
      <text:p text:style-name="P31"><text:span text:style-name="T3">alooWidget</text:span><text:span text:style-name="T1"> * </text:span><text:span text:style-name="T3">__gridAttach</text:span><text:span text:style-name="T1"> (</text:span><text:span text:style-name="T3">alooWidget</text:span><text:span text:style-name="T1"> *grid, </text:span><text:span text:style-name="T3">alooWidget</text:span><text:span text:style-name="T1"> *child, int column, int row, int width, int height)</text:span></text:p>
      <text:p text:style-name="P47"><text:span text:style-name="T4">Adds widget to aloo grid. </text:span></text:p>
      <text:p text:style-name="P33"/>
      <text:p text:style-name="P31"><text:span text:style-name="T3">alooWidget</text:span><text:span text:style-name="T1"> * </text:span><text:span text:style-name="T3">__gridAttachGtk</text:span><text:span text:style-name="T1"> (</text:span><text:span text:style-name="T3">alooWidget</text:span><text:span text:style-name="T1"> *grid, GtkWidget *child, int column, int row, int width, int height)</text:span></text:p>
      <text:p text:style-name="P47"><text:span text:style-name="T4">Adds widget to aloo grid. </text:span></text:p>
      <text:p text:style-name="P33"/>
      <text:p text:style-name="P31"><text:span text:style-name="T3">alooWidget</text:span><text:span text:style-name="T1"> * </text:span><text:span text:style-name="T3">__gridRemove</text:span><text:span text:style-name="T1"> (</text:span><text:span text:style-name="T3">alooWidget</text:span><text:span text:style-name="T1"> *grid, </text:span><text:span text:style-name="T3">alooWidget</text:span><text:span text:style-name="T1"> *child)</text:span></text:p>
      <text:p text:style-name="P47"><text:span text:style-name="T4">Removes child from grid. </text:span></text:p>
      <text:p text:style-name="P33"/>
      <text:p text:style-name="P31"><text:span text:style-name="T3">alooWidget</text:span><text:span text:style-name="T1"> * </text:span><text:span text:style-name="T3">__gridRemoveGtk</text:span><text:span text:style-name="T1"> (</text:span><text:span text:style-name="T3">alooWidget</text:span><text:span text:style-name="T1"> *grid, GtkWidget *child)</text:span></text:p>
      <text:p text:style-name="P47"><text:span text:style-name="T4">Removes child from grid. </text:span></text:p>
      <text:p text:style-name="P33"/>
      <text:p text:style-name="P31"><text:span text:style-name="T3">alooWidget</text:span><text:span text:style-name="T1"> * </text:span><text:span text:style-name="T3">__alooGridNew</text:span><text:span text:style-name="T1"> ()</text:span></text:p>
      <text:p text:style-name="P47"><text:span text:style-name="T4">Creates new Aloo Grid Widget. </text:span></text:p>
      <text:p text:style-name="P33"/>
      <text:p text:style-name="P31"><text:span text:style-name="T3">alooWidget</text:span><text:span text:style-name="T1"> * </text:span><text:span text:style-name="T3">__setGridColumnSpacing</text:span><text:span text:style-name="T1"> (</text:span><text:span text:style-name="T3">alooWidget</text:span><text:span text:style-name="T1"> *grid, int space)</text:span></text:p>
      <text:p text:style-name="P47"><text:span text:style-name="T4">Set the Grid Column Spacing. </text:span></text:p>
      <text:p text:style-name="P33"/>
      <text:p text:style-name="P31"><text:span text:style-name="T3">alooWidget</text:span><text:span text:style-name="T1"> * </text:span><text:span text:style-name="T3">__setGridRowSpacing</text:span><text:span text:style-name="T1"> (</text:span><text:span text:style-name="T3">alooWidget</text:span><text:span text:style-name="T1"> *grid, int space)</text:span></text:p>
      <text:p text:style-name="P47"><text:span text:style-name="T4">Set the Grid Row Spacing. </text:span></text:p>
      <text:p text:style-name="P33"><text:soft-page-break/></text:p>
      <text:p text:style-name="Heading_20_3">Variables</text:p>
      <text:p text:style-name="P31"><text:span text:style-name="T1">struct </text:span><text:span text:style-name="T3">_alooGrid</text:span><text:span text:style-name="T1"> </text:span><text:span text:style-name="T3">Grid</text:span></text:p>
      <text:p text:style-name="P35"/>
      <text:p text:style-name="Heading_20_3">Detailed Description</text:p>
      <text:p text:style-name="Text_20_body"><text:span text:style-name="T1">Aloo Grid related functions. </text:span></text:p>
      <text:p text:style-name="P43"/>
      <text:p text:style-name="P28">Author</text:p>
      <text:p text:style-name="P49"><text:span text:style-name="T6">Jaipal001 (@BhJaipal) </text:span></text:p>
      <text:p text:style-name="P35"/>
      <text:p text:style-name="Heading_20_3">Typedef Documentation</text:p>
      <text:p text:style-name="Heading_20_4"><text:alphabetical-index-mark text:string-value=" " text:key1="__alooGridNew_Typegrid.h"/><text:alphabetical-index-mark text:string-value=" " text:key1="grid.h__alooGridNew_Type"/>typedef alooWidget*(* __alooGridNew_Type) ()</text:p>
      <text:p text:style-name="Heading_20_4"><text:bookmark text:name="AAAAAAAADC"/><text:alphabetical-index-mark text:string-value=" " text:key1="__gridAttach_Typegrid.h"/><text:alphabetical-index-mark text:string-value=" " text:key1="grid.h__gridAttach_Type"/>typedef alooWidget*(* __gridAttach_Type) (alooWidget *grid, alooWidget *child, int column, int row, int width, int height)</text:p>
      <text:p text:style-name="Heading_20_4"><text:bookmark text:name="AAAAAAAADD"/><text:alphabetical-index-mark text:string-value=" " text:key1="__gridAttachGtk_Typegrid.h"/><text:alphabetical-index-mark text:string-value=" " text:key1="grid.h__gridAttachGtk_Type"/>typedef alooWidget*(* __gridAttachGtk_Type) (alooWidget *grid, GtkWidget *child, int column, int row, int width, int height)</text:p>
      <text:p text:style-name="Heading_20_4"><text:bookmark text:name="AAAAAAAADE"/><text:alphabetical-index-mark text:string-value=" " text:key1="__gridRemove_Typegrid.h"/><text:alphabetical-index-mark text:string-value=" " text:key1="grid.h__gridRemove_Type"/>typedef alooWidget*(* __gridRemove_Type) (alooWidget *grid, alooWidget *child)</text:p>
      <text:p text:style-name="Heading_20_4"><text:bookmark text:name="AAAAAAAADF"/><text:alphabetical-index-mark text:string-value=" " text:key1="__gridRemoveGtk_Typegrid.h"/><text:alphabetical-index-mark text:string-value=" " text:key1="grid.h__gridRemoveGtk_Type"/>typedef alooWidget*(* __gridRemoveGtk_Type) (alooWidget *grid, GtkWidget *child)</text:p>
      <text:p text:style-name="Heading_20_4"><text:bookmark text:name="AAAAAAAADG"/><text:alphabetical-index-mark text:string-value=" " text:key1="__setGridColumnSpacing_Typegrid.h"/><text:alphabetical-index-mark text:string-value=" " text:key1="grid.h__setGridColumnSpacing_Type"/>typedef alooWidget*(* __setGridColumnSpacing_Type) (alooWidget *grid, int space)</text:p>
      <text:p text:style-name="Heading_20_4"><text:bookmark text:name="AAAAAAAADH"/><text:alphabetical-index-mark text:string-value=" " text:key1="__setGridRowSpacing_Typegrid.h"/><text:alphabetical-index-mark text:string-value=" " text:key1="grid.h__setGridRowSpacing_Type"/>typedef alooWidget*(* __setGridRowSpacing_Type) (alooWidget *grid, int space)</text:p>
      <text:p text:style-name="P38"><text:bookmark text:name="AAAAAAAADI"/></text:p>
      <text:p text:style-name="Heading_20_3">Function Documentation</text:p>
      <text:p text:style-name="Heading_20_4"><text:alphabetical-index-mark text:string-value=" " text:key1="__alooGridNewgrid.h"/><text:alphabetical-index-mark text:string-value=" " text:key1="grid.h__alooGridNew"/>alooWidget* __alooGridNew ()</text:p>
      <text:p text:style-name="P33"><text:bookmark text:name="AAAAAAAADJ"/></text:p>
      <text:p text:style-name="P47"><text:span text:style-name="T1">Creates new Aloo Grid Widget. </text:span></text:p>
      <text:p text:style-name="P44"/>
      <text:p text:style-name="P26">Returns</text:p>
      <text:p text:style-name="P48"><text:span text:style-name="T6">returns grid </text:span></text:p>
      <text:p text:style-name="Heading_20_4"><text:alphabetical-index-mark text:string-value=" " text:key1="__gridAttachgrid.h"/><text:alphabetical-index-mark text:string-value=" " text:key1="grid.h__gridAttach"/>alooWidget* __gridAttach (alooWidget *    <text:span text:style-name="T12">grid</text:span>, alooWidget *    <text:span text:style-name="T12">child</text:span>, int    <text:span text:style-name="T12">column</text:span>, int    <text:span text:style-name="T12">row</text:span>, int    <text:span text:style-name="T12">width</text:span>, int    <text:span text:style-name="T12">height</text:span>)</text:p>
      <text:p text:style-name="P33"><text:bookmark text:name="AAAAAAAADK"/></text:p>
      <text:p text:style-name="P47"><text:span text:style-name="T1">Adds widget to aloo grid. </text:span></text:p>
      <text:p text:style-name="P44"/>
      <text:p text:style-name="P26">Parameters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40"><text:span text:style-name="T4">grid</text:span><text:span text:style-name="T1"> </text:span></text:p>
          </table:table-cell>
          <table:table-cell table:style-name="Table12.A1" office:value-type="string">
            <text:p text:style-name="P40"><text:span text:style-name="T1">grid in which child should be added </text:span></text:p>
          </table:table-cell>
        </table:table-row>
        <table:table-row table:style-name="Table12.1">
          <table:table-cell table:style-name="Table12.A1" office:value-type="string">
            <text:p text:style-name="P40"><text:span text:style-name="T4">child</text:span><text:span text:style-name="T1"> </text:span></text:p>
          </table:table-cell>
          <table:table-cell table:style-name="Table12.A1" office:value-type="string">
            <text:p text:style-name="P40"><text:span text:style-name="T1">child to be added </text:span></text:p>
          </table:table-cell>
        </table:table-row>
        <text:soft-page-break/>
        <table:table-row table:style-name="Table12.1">
          <table:table-cell table:style-name="Table12.A1" office:value-type="string">
            <text:p text:style-name="P40"><text:span text:style-name="T4">column</text:span><text:span text:style-name="T1"> </text:span></text:p>
          </table:table-cell>
          <table:table-cell table:style-name="Table12.A1" office:value-type="string">
            <text:p text:style-name="P40"><text:span text:style-name="T1">column in which it should be added </text:span></text:p>
          </table:table-cell>
        </table:table-row>
        <table:table-row table:style-name="Table12.1">
          <table:table-cell table:style-name="Table12.A1" office:value-type="string">
            <text:p text:style-name="P40"><text:span text:style-name="T4">row</text:span><text:span text:style-name="T1"> </text:span></text:p>
          </table:table-cell>
          <table:table-cell table:style-name="Table12.A1" office:value-type="string">
            <text:p text:style-name="P40"><text:span text:style-name="T1">row in which it should be added </text:span></text:p>
          </table:table-cell>
        </table:table-row>
        <table:table-row table:style-name="Table12.1">
          <table:table-cell table:style-name="Table12.A1" office:value-type="string">
            <text:p text:style-name="P40"><text:span text:style-name="T4">width</text:span><text:span text:style-name="T1"> </text:span></text:p>
          </table:table-cell>
          <table:table-cell table:style-name="Table12.A1" office:value-type="string">
            <text:p text:style-name="P40"><text:span text:style-name="T1">column span of widget or how many column it takes </text:span></text:p>
          </table:table-cell>
        </table:table-row>
        <table:table-row table:style-name="Table12.1">
          <table:table-cell table:style-name="Table12.A1" office:value-type="string">
            <text:p text:style-name="P40"><text:span text:style-name="T4">height</text:span><text:span text:style-name="T1"> </text:span></text:p>
          </table:table-cell>
          <table:table-cell table:style-name="Table12.A1" office:value-type="string">
            <text:p text:style-name="P40"><text:span text:style-name="T1">row span of widget or how many row it takes </text:span></text:p>
          </table:table-cell>
        </table:table-row>
      </table:table>
      <text:p text:style-name="P27">Returns</text:p>
      <text:p text:style-name="P48"><text:span text:style-name="T6">returns grid back </text:span></text:p>
      <text:p text:style-name="Heading_20_4"><text:alphabetical-index-mark text:string-value=" " text:key1="__gridAttachGtkgrid.h"/><text:alphabetical-index-mark text:string-value=" " text:key1="grid.h__gridAttachGtk"/>alooWidget* __gridAttachGtk (alooWidget *    <text:span text:style-name="T12">grid</text:span>, GtkWidget *    <text:span text:style-name="T12">child</text:span>, int    <text:span text:style-name="T12">column</text:span>, int    <text:span text:style-name="T12">row</text:span>, int    <text:span text:style-name="T12">width</text:span>, int    <text:span text:style-name="T12">height</text:span>)</text:p>
      <text:p text:style-name="P33"><text:bookmark text:name="AAAAAAAADL"/></text:p>
      <text:p text:style-name="P47"><text:span text:style-name="T1">Adds widget to aloo grid. </text:span></text:p>
      <text:p text:style-name="P44"/>
      <text:p text:style-name="P26">Parameters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0"><text:span text:style-name="T4">grid</text:span><text:span text:style-name="T1"> </text:span></text:p>
          </table:table-cell>
          <table:table-cell table:style-name="Table13.A1" office:value-type="string">
            <text:p text:style-name="P40"><text:span text:style-name="T1">grid in which child should be added </text:span></text:p>
          </table:table-cell>
        </table:table-row>
        <table:table-row table:style-name="Table13.1">
          <table:table-cell table:style-name="Table13.A1" office:value-type="string">
            <text:p text:style-name="P40"><text:span text:style-name="T4">child</text:span><text:span text:style-name="T1"> </text:span></text:p>
          </table:table-cell>
          <table:table-cell table:style-name="Table13.A1" office:value-type="string">
            <text:p text:style-name="P40"><text:span text:style-name="T1">child to be added </text:span></text:p>
          </table:table-cell>
        </table:table-row>
        <table:table-row table:style-name="Table13.1">
          <table:table-cell table:style-name="Table13.A1" office:value-type="string">
            <text:p text:style-name="P40"><text:span text:style-name="T4">column</text:span><text:span text:style-name="T1"> </text:span></text:p>
          </table:table-cell>
          <table:table-cell table:style-name="Table13.A1" office:value-type="string">
            <text:p text:style-name="P40"><text:span text:style-name="T1">column in which it should be added </text:span></text:p>
          </table:table-cell>
        </table:table-row>
        <table:table-row table:style-name="Table13.1">
          <table:table-cell table:style-name="Table13.A1" office:value-type="string">
            <text:p text:style-name="P40"><text:span text:style-name="T4">row</text:span><text:span text:style-name="T1"> </text:span></text:p>
          </table:table-cell>
          <table:table-cell table:style-name="Table13.A1" office:value-type="string">
            <text:p text:style-name="P40"><text:span text:style-name="T1">row in which it should be added </text:span></text:p>
          </table:table-cell>
        </table:table-row>
        <table:table-row table:style-name="Table13.1">
          <table:table-cell table:style-name="Table13.A1" office:value-type="string">
            <text:p text:style-name="P40"><text:span text:style-name="T4">width</text:span><text:span text:style-name="T1"> </text:span></text:p>
          </table:table-cell>
          <table:table-cell table:style-name="Table13.A1" office:value-type="string">
            <text:p text:style-name="P40"><text:span text:style-name="T1">column span of widget or how many column it takes </text:span></text:p>
          </table:table-cell>
        </table:table-row>
        <table:table-row table:style-name="Table13.1">
          <table:table-cell table:style-name="Table13.A1" office:value-type="string">
            <text:p text:style-name="P40"><text:span text:style-name="T4">height</text:span><text:span text:style-name="T1"> </text:span></text:p>
          </table:table-cell>
          <table:table-cell table:style-name="Table13.A1" office:value-type="string">
            <text:p text:style-name="P40"><text:span text:style-name="T1">row span of widget or how many row it takes </text:span></text:p>
          </table:table-cell>
        </table:table-row>
      </table:table>
      <text:p text:style-name="P27">Returns</text:p>
      <text:p text:style-name="P48"><text:span text:style-name="T6">returns grid back </text:span></text:p>
      <text:p text:style-name="Heading_20_4"><text:alphabetical-index-mark text:string-value=" " text:key1="__gridRemovegrid.h"/><text:alphabetical-index-mark text:string-value=" " text:key1="grid.h__gridRemove"/>alooWidget* __gridRemove (alooWidget *    <text:span text:style-name="T12">grid</text:span>, alooWidget *    <text:span text:style-name="T12">child</text:span>)</text:p>
      <text:p text:style-name="P33"><text:bookmark text:name="AAAAAAAADM"/></text:p>
      <text:p text:style-name="P47"><text:span text:style-name="T1">Removes child from grid. </text:span></text:p>
      <text:p text:style-name="P44"/>
      <text:p text:style-name="P26">Returns</text:p>
      <text:p text:style-name="P48"><text:span text:style-name="T6">returns grid back </text:span></text:p>
      <text:p text:style-name="Heading_20_4"><text:alphabetical-index-mark text:string-value=" " text:key1="__gridRemoveGtkgrid.h"/><text:alphabetical-index-mark text:string-value=" " text:key1="grid.h__gridRemoveGtk"/>alooWidget* __gridRemoveGtk (alooWidget *    <text:span text:style-name="T12">grid</text:span>, GtkWidget *    <text:span text:style-name="T12">child</text:span>)</text:p>
      <text:p text:style-name="P33"><text:bookmark text:name="AAAAAAAADN"/></text:p>
      <text:p text:style-name="P47"><text:span text:style-name="T1">Removes child from grid. </text:span></text:p>
      <text:p text:style-name="P44"/>
      <text:p text:style-name="P26">Returns</text:p>
      <text:p text:style-name="P48"><text:span text:style-name="T6">returns grid back </text:span></text:p>
      <text:p text:style-name="Heading_20_4"><text:alphabetical-index-mark text:string-value=" " text:key1="__setGridColumnSpacinggrid.h"/><text:alphabetical-index-mark text:string-value=" " text:key1="grid.h__setGridColumnSpacing"/>alooWidget* __setGridColumnSpacing (alooWidget *    <text:span text:style-name="T12">grid</text:span>, int    <text:span text:style-name="T12">space</text:span>)</text:p>
      <text:p text:style-name="P33"><text:bookmark text:name="AAAAAAAADO"/></text:p>
      <text:p text:style-name="P47"><text:span text:style-name="T1">Set the Grid Column Spacing. </text:span></text:p>
      <text:p text:style-name="Heading_20_4"><text:alphabetical-index-mark text:string-value=" " text:key1="__setGridRowSpacinggrid.h"/><text:alphabetical-index-mark text:string-value=" " text:key1="grid.h__setGridRowSpacing"/>alooWidget* __setGridRowSpacing (alooWidget *    <text:span text:style-name="T12">grid</text:span>, int    <text:span text:style-name="T12">space</text:span>)</text:p>
      <text:p text:style-name="P33"><text:bookmark text:name="AAAAAAAADP"/></text:p>
      <text:p text:style-name="P47"><text:span text:style-name="T1">Set the Grid Row Spacing. </text:span></text:p>
      <text:p text:style-name="P38"/>
      <text:p text:style-name="Heading_20_3"><text:soft-page-break/>Variable Documentation</text:p>
      <text:p text:style-name="Heading_20_4"><text:alphabetical-index-mark text:string-value=" " text:key1="Gridgrid.h"/><text:alphabetical-index-mark text:string-value=" " text:key1="grid.hGrid"/>struct _alooGrid Grid<text:span text:style-name="T7">[extern]</text:span></text:p>
      <text:p text:style-name="Heading_20_4"><text:bookmark text:name="AAAAAAAADQ"/></text:p>
      <text:p text:style-name="P20">include/label.h File Reference</text:p>
      <text:p text:style-name="Standard"><text:toc-mark text:string-value="include/label.h" text:outline-level="1"/><text:alphabetical-index-mark text:string-value=" " text:key1="include/label.h"/><text:bookmark text:name="AAAAAAAADR"/></text:p>
      <text:p text:style-name="Text_20_body"><text:span text:style-name="T1">Aloo Label related functions. </text:span></text:p>
      <text:p text:style-name="DenseText"><text:span text:style-name="T7">#include "types.h"</text:span></text:p>
      <text:p text:style-name="Standard"><text:span text:style-name="T1">Include dependency graph for label.h:</text:span></text:p>
      <text:p text:style-name="P37"><text:span text:style-name="T2">IMAGE</text:span></text:p>
      <text:p text:style-name="P43"/>
      <text:p text:style-name="Standard"><text:span text:style-name="T1">This graph shows which files directly or indirectly include this file:</text:span></text:p>
      <text:p text:style-name="P37"><text:span text:style-name="T2">IMAGE</text:span></text:p>
      <text:p text:style-name="P43"/>
      <text:p text:style-name="Heading_20_3">Classes</text:p>
      <text:p text:style-name="P31"><text:span text:style-name="T1">struct </text:span><text:span text:style-name="T3">__alooLabel</text:span></text:p>
      <text:p text:style-name="Heading_20_3">Typedefs</text:p>
      <text:p text:style-name="P31"><text:span text:style-name="T1">typedef </text:span><text:span text:style-name="T3">alooWidget</text:span><text:span text:style-name="T1"> *(* </text:span><text:span text:style-name="T3">_newLabelType</text:span><text:span text:style-name="T1">) (const char *val)</text:span></text:p>
      <text:p text:style-name="Heading_20_3">Functions</text:p>
      <text:p text:style-name="P31"><text:span text:style-name="T3">alooWidget</text:span><text:span text:style-name="T1"> * </text:span><text:span text:style-name="T3">__newLabel</text:span><text:span text:style-name="T1"> (const char *val)</text:span></text:p>
      <text:p text:style-name="Heading_20_3">Variables</text:p>
      <text:p text:style-name="P31"><text:span text:style-name="T1">struct </text:span><text:span text:style-name="T3">__alooLabel</text:span><text:span text:style-name="T1"> </text:span><text:span text:style-name="T3">Label</text:span></text:p>
      <text:p text:style-name="P35"/>
      <text:p text:style-name="Heading_20_3">Detailed Description</text:p>
      <text:p text:style-name="Text_20_body"><text:span text:style-name="T1">Aloo Label related functions. </text:span></text:p>
      <text:p text:style-name="P43"/>
      <text:p text:style-name="P28">Author</text:p>
      <text:p text:style-name="P49"><text:span text:style-name="T6">Jaipal001 (@BhJaipal) </text:span></text:p>
      <text:p text:style-name="P35"/>
      <text:p text:style-name="Heading_20_3">Typedef Documentation</text:p>
      <text:p text:style-name="Heading_20_4"><text:alphabetical-index-mark text:string-value=" " text:key1="_newLabelTypelabel.h"/><text:alphabetical-index-mark text:string-value=" " text:key1="label.h_newLabelType"/>typedef alooWidget*(* _newLabelType) (const char *val)</text:p>
      <text:p text:style-name="P38"><text:bookmark text:name="AAAAAAAADS"/></text:p>
      <text:p text:style-name="Heading_20_3">Function Documentation</text:p>
      <text:p text:style-name="Heading_20_4"><text:alphabetical-index-mark text:string-value=" " text:key1="__newLabellabel.h"/><text:alphabetical-index-mark text:string-value=" " text:key1="label.h__newLabel"/>alooWidget* __newLabel (const char *    <text:span text:style-name="T12">val</text:span>)</text:p>
      <text:p text:style-name="P38"><text:bookmark text:name="AAAAAAAADT"/></text:p>
      <text:p text:style-name="Heading_20_3">Variable Documentation</text:p>
      <text:p text:style-name="Heading_20_4"><text:alphabetical-index-mark text:string-value=" " text:key1="Labellabel.h"/><text:alphabetical-index-mark text:string-value=" " text:key1="label.hLabel"/>struct __alooLabel Label<text:span text:style-name="T7">[extern]</text:span></text:p>
      <text:p text:style-name="Heading_20_4"><text:bookmark text:name="AAAAAAAADU"/></text:p>
      <text:p text:style-name="P21">include/macros.h File Reference</text:p>
      <text:p text:style-name="Standard"><text:toc-mark text:string-value="include/macros.h" text:outline-level="1"/><text:alphabetical-index-mark text:string-value=" " text:key1="include/macros.h"/><text:bookmark text:name="AAAAAAAADV"/></text:p>
      <text:p text:style-name="Text_20_body"><text:span text:style-name="T1">Aloo Project Macros related functions. </text:span></text:p>
      <text:p text:style-name="DenseText"><text:span text:style-name="T7">#include "types.h"</text:span></text:p>
      <text:p text:style-name="Standard"><text:span text:style-name="T1">Include dependency graph for macros.h:</text:span></text:p>
      <text:p text:style-name="P37"><text:span text:style-name="T2">IMAGE</text:span></text:p>
      <text:p text:style-name="P43"/>
      <text:p text:style-name="Standard"><text:span text:style-name="T1">This graph shows which files directly or indirectly include this file:</text:span></text:p>
      <text:p text:style-name="P37"><text:span text:style-name="T2">IMAGE</text:span></text:p>
      <text:p text:style-name="P43"/>
      <text:p text:style-name="Heading_20_3">Macros</text:p>
      <text:p text:style-name="P31"><text:span text:style-name="T1">#define </text:span><text:span text:style-name="T3">ALOO_BTN_TO_GTK</text:span><text:span text:style-name="T1">(x)  GTK_BUTTON(x-&gt;child)</text:span></text:p>
      <text:p text:style-name="P31"><text:span text:style-name="T1">#define </text:span><text:span text:style-name="T3">ALOO_WIDGET_TO_GTK</text:span><text:span text:style-name="T1">(x)  x-&gt;child</text:span></text:p>
      <text:p text:style-name="P31"><text:span text:style-name="T1">#define </text:span><text:span text:style-name="T3">ALOO_GRID_TO_GTK</text:span><text:span text:style-name="T1">(x)  GTK_GRID(x-&gt;child)</text:span></text:p>
      <text:p text:style-name="P47"><text:span text:style-name="T4">Returns GTK_GRID of </text:span><text:span text:style-name="T5">alooWidget</text:span><text:span text:style-name="T4">. </text:span></text:p>
      <text:p text:style-name="P33"/>
      <text:p text:style-name="P31"><text:span text:style-name="T1">#define </text:span><text:span text:style-name="T3">ALOO_BOX_TO_GTK_BOX</text:span><text:span text:style-name="T1">(x)  GTK_BOX(</text:span><text:span text:style-name="T3">ALOO_BOX_WIDGET</text:span><text:span text:style-name="T1">(x))</text:span></text:p>
      <text:p text:style-name="P31"><text:span text:style-name="T1">#define </text:span><text:span text:style-name="T3">NONE_FLAGS_OPTIONS</text:span><text:span text:style-name="T1">(argc,    argv)  <text:tab/>{ </text:span><text:span text:style-name="T3">APP_FLAGS_NONE</text:span><text:span text:style-name="T1">, argc, argv }</text:span></text:p>
      <text:p text:style-name="P47"><text:span text:style-name="T4">generates app options with APP_FLAGS_NONE </text:span></text:p>
      <text:p text:style-name="P33"/>
      <text:p text:style-name="P31"><text:span text:style-name="T1">#define </text:span><text:span text:style-name="T3">LAUNCHER_FLAGS_OPTIONS</text:span><text:span text:style-name="T1">(argc,    argv)  <text:tab/>{ </text:span><text:span text:style-name="T3">APP_FLAGS_IS_LAUNCHER</text:span><text:span text:style-name="T1">, argc, argv }</text:span></text:p>
      <text:p text:style-name="P47"><text:span text:style-name="T4">generates app options with APP_FLAGS_IS_LAUNCHER </text:span></text:p>
      <text:p text:style-name="P33"/>
      <text:p text:style-name="P31"><text:span text:style-name="T1">#define </text:span><text:span text:style-name="T3">SERVICE_FLAGS_OPTIONS</text:span><text:span text:style-name="T1">(argc,    argv)  <text:tab/>{ </text:span><text:span text:style-name="T3">APP_FLAGS_IS_SERVICE</text:span><text:span text:style-name="T1">, argc, argv }</text:span></text:p>
      <text:p text:style-name="P47"><text:span text:style-name="T4">generates app options with APP_FLAGS_IS_SERVICE </text:span></text:p>
      <text:p text:style-name="P33"/>
      <text:p text:style-name="P31"><text:span text:style-name="T1">#define </text:span><text:span text:style-name="T3">ALOO_IS_WINDOW</text:span><text:span text:style-name="T1">(X)  GTK_IS_WINDOW(X-&gt;child)</text:span></text:p>
      <text:p text:style-name="Heading_20_3">Functions</text:p>
      <text:p text:style-name="P31"><text:span text:style-name="T1">GtkWidget * </text:span><text:span text:style-name="T3">ALOO_BOX_WIDGET</text:span><text:span text:style-name="T1"> (</text:span><text:span text:style-name="T3">alooWidget</text:span><text:span text:style-name="T1"> *x)</text:span></text:p>
      <text:p text:style-name="P31"><text:span text:style-name="T1">gboolean </text:span><text:span text:style-name="T3">ALOO_IS_BOX</text:span><text:span text:style-name="T1"> (</text:span><text:span text:style-name="T3">alooWidget</text:span><text:span text:style-name="T1"> *x)</text:span></text:p>
      <text:p text:style-name="P35"/>
      <text:p text:style-name="Heading_20_3">Detailed Description</text:p>
      <text:p text:style-name="Text_20_body"><text:span text:style-name="T1">Aloo Project Macros related functions. </text:span></text:p>
      <text:p text:style-name="P43"/>
      <text:p text:style-name="P28">Author</text:p>
      <text:p text:style-name="P49"><text:span text:style-name="T6">Jaipal001 (@BhJaipal) </text:span></text:p>
      <text:p text:style-name="P35"/>
      <text:p text:style-name="Heading_20_3"><text:soft-page-break/>Macro Definition Documentation</text:p>
      <text:p text:style-name="Heading_20_4"><text:alphabetical-index-mark text:string-value=" " text:key1="ALOO_BOX_TO_GTK_BOXmacros.h"/><text:alphabetical-index-mark text:string-value=" " text:key1="macros.hALOO_BOX_TO_GTK_BOX"/>#define ALOO_BOX_TO_GTK_BOX( x)  GTK_BOX(ALOO_BOX_WIDGET(x))</text:p>
      <text:p text:style-name="Heading_20_4"><text:bookmark text:name="AAAAAAAADW"/><text:alphabetical-index-mark text:string-value=" " text:key1="ALOO_BTN_TO_GTKmacros.h"/><text:alphabetical-index-mark text:string-value=" " text:key1="macros.hALOO_BTN_TO_GTK"/>#define ALOO_BTN_TO_GTK( x)  GTK_BUTTON(x-&gt;child)</text:p>
      <text:p text:style-name="Heading_20_4"><text:bookmark text:name="AAAAAAAADX"/><text:alphabetical-index-mark text:string-value=" " text:key1="ALOO_GRID_TO_GTKmacros.h"/><text:alphabetical-index-mark text:string-value=" " text:key1="macros.hALOO_GRID_TO_GTK"/>#define ALOO_GRID_TO_GTK( x)  GTK_GRID(x-&gt;child)</text:p>
      <text:p text:style-name="P33"><text:bookmark text:name="AAAAAAAADY"/></text:p>
      <text:p text:style-name="P47"><text:span text:style-name="T1">Returns GTK_GRID of </text:span><text:span text:style-name="T3">alooWidget</text:span><text:span text:style-name="T1">. </text:span></text:p>
      <text:p text:style-name="P44"/>
      <text:p text:style-name="P26">Parameters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0"><text:span text:style-name="T4">x</text:span><text:span text:style-name="T1"> </text:span></text:p>
          </table:table-cell>
          <table:table-cell table:style-name="Table14.A1" office:value-type="string">
            <text:p text:style-name="P40"><text:span text:style-name="T3">alooWidget</text:span><text:span text:style-name="T1"> with ALOO_GRID type </text:span></text:p>
          </table:table-cell>
        </table:table-row>
      </table:table>
      <text:p text:style-name="P25"><text:alphabetical-index-mark text:string-value=" " text:key1="ALOO_IS_WINDOWmacros.h"/><text:alphabetical-index-mark text:string-value=" " text:key1="macros.hALOO_IS_WINDOW"/>#define ALOO_IS_WINDOW( X)  GTK_IS_WINDOW(X-&gt;child)</text:p>
      <text:p text:style-name="Heading_20_4"><text:bookmark text:name="AAAAAAAADZ"/><text:alphabetical-index-mark text:string-value=" " text:key1="ALOO_WIDGET_TO_GTKmacros.h"/><text:alphabetical-index-mark text:string-value=" " text:key1="macros.hALOO_WIDGET_TO_GTK"/>#define ALOO_WIDGET_TO_GTK( x)  x-&gt;child</text:p>
      <text:p text:style-name="Heading_20_4"><text:bookmark text:name="AAAAAAAAEA"/><text:alphabetical-index-mark text:string-value=" " text:key1="LAUNCHER_FLAGS_OPTIONSmacros.h"/><text:alphabetical-index-mark text:string-value=" " text:key1="macros.hLAUNCHER_FLAGS_OPTIONS"/>#define LAUNCHER_FLAGS_OPTIONS( argc,    argv)  <text:tab/>{ APP_FLAGS_IS_LAUNCHER, argc, argv }</text:p>
      <text:p text:style-name="P33"><text:bookmark text:name="AAAAAAAAEB"/></text:p>
      <text:p text:style-name="P47"><text:span text:style-name="T1">generates app options with APP_FLAGS_IS_LAUNCHER </text:span></text:p>
      <text:p text:style-name="Heading_20_4"><text:alphabetical-index-mark text:string-value=" " text:key1="NONE_FLAGS_OPTIONSmacros.h"/><text:alphabetical-index-mark text:string-value=" " text:key1="macros.hNONE_FLAGS_OPTIONS"/>#define NONE_FLAGS_OPTIONS( argc,    argv)  <text:tab/>{ APP_FLAGS_NONE, argc, argv }</text:p>
      <text:p text:style-name="P33"><text:bookmark text:name="AAAAAAAAEC"/></text:p>
      <text:p text:style-name="P47"><text:span text:style-name="T1">generates app options with APP_FLAGS_NONE </text:span></text:p>
      <text:p text:style-name="Heading_20_4"><text:alphabetical-index-mark text:string-value=" " text:key1="SERVICE_FLAGS_OPTIONSmacros.h"/><text:alphabetical-index-mark text:string-value=" " text:key1="macros.hSERVICE_FLAGS_OPTIONS"/>#define SERVICE_FLAGS_OPTIONS( argc,    argv)  <text:tab/>{ APP_FLAGS_IS_SERVICE, argc, argv }</text:p>
      <text:p text:style-name="P33"><text:bookmark text:name="AAAAAAAAED"/></text:p>
      <text:p text:style-name="P47"><text:span text:style-name="T1">generates app options with APP_FLAGS_IS_SERVICE </text:span></text:p>
      <text:p text:style-name="P38"/>
      <text:p text:style-name="Heading_20_3">Function Documentation</text:p>
      <text:p text:style-name="Heading_20_4"><text:alphabetical-index-mark text:string-value=" " text:key1="ALOO_BOX_WIDGETmacros.h"/><text:alphabetical-index-mark text:string-value=" " text:key1="macros.hALOO_BOX_WIDGET"/>GtkWidget* ALOO_BOX_WIDGET (alooWidget *    <text:span text:style-name="T12">x</text:span>)</text:p>
      <text:p text:style-name="Heading_20_4"><text:bookmark text:name="AAAAAAAAEE"/><text:alphabetical-index-mark text:string-value=" " text:key1="ALOO_IS_BOXmacros.h"/><text:alphabetical-index-mark text:string-value=" " text:key1="macros.hALOO_IS_BOX"/>gboolean ALOO_IS_BOX (alooWidget *    <text:span text:style-name="T12">x</text:span>)</text:p>
      <text:p text:style-name="Heading_20_4"><text:bookmark text:name="AAAAAAAAEF"/></text:p>
      <text:p text:style-name="P22">include/style.h File Reference</text:p>
      <text:p text:style-name="Standard"><text:toc-mark text:string-value="include/style.h" text:outline-level="1"/><text:alphabetical-index-mark text:string-value=" " text:key1="include/style.h"/><text:bookmark text:name="AAAAAAAAEG"/></text:p>
      <text:p text:style-name="Text_20_body"><text:span text:style-name="T1">Aloo CSS related functions. </text:span></text:p>
      <text:p text:style-name="DenseText"><text:span text:style-name="T7">#include "types.h"</text:span></text:p>
      <text:p text:style-name="Standard"><text:span text:style-name="T1">Include dependency graph for style.h:</text:span></text:p>
      <text:p text:style-name="P37"><text:span text:style-name="T2">IMAGE</text:span></text:p>
      <text:p text:style-name="P43"/>
      <text:p text:style-name="Standard"><text:span text:style-name="T1">This graph shows which files directly or indirectly include this file:</text:span></text:p>
      <text:p text:style-name="P37"><text:span text:style-name="T2">IMAGE</text:span></text:p>
      <text:p text:style-name="P43"/>
      <text:p text:style-name="Heading_20_3">Functions</text:p>
      <text:p text:style-name="P31"><text:span text:style-name="T1">void </text:span><text:span text:style-name="T3">importCssFromPath</text:span><text:span text:style-name="T1"> (const char *name)</text:span></text:p>
      <text:p text:style-name="P47"><text:span text:style-name="T4">Import CSS file from path. </text:span></text:p>
      <text:p text:style-name="P33"/>
      <text:p text:style-name="P31"><text:span text:style-name="T1">void </text:span><text:span text:style-name="T3">importCssFromData</text:span><text:span text:style-name="T1"> (const char *content, gssize length)</text:span></text:p>
      <text:p text:style-name="P47"><text:span text:style-name="T4">Import CSS file from content. </text:span></text:p>
      <text:p text:style-name="P33"/>
      <text:p text:style-name="P31"><text:span text:style-name="T1">void </text:span><text:span text:style-name="T3">importCssFromFile</text:span><text:span text:style-name="T1"> (GFile *file)</text:span></text:p>
      <text:p text:style-name="P47"><text:span text:style-name="T4">Import CSS file from content. </text:span></text:p>
      <text:p text:style-name="P33"/>
      <text:p text:style-name="P31"><text:span text:style-name="T3">alooWidget</text:span><text:span text:style-name="T1"> * </text:span><text:span text:style-name="T3">setWidth</text:span><text:span text:style-name="T1"> (</text:span><text:span text:style-name="T3">alooWidget</text:span><text:span text:style-name="T1"> *wid, int width)</text:span></text:p>
      <text:p text:style-name="P47"><text:span text:style-name="T4">Set the Width of widget. </text:span></text:p>
      <text:p text:style-name="P33"/>
      <text:p text:style-name="P31"><text:span text:style-name="T3">alooWidget</text:span><text:span text:style-name="T1"> * </text:span><text:span text:style-name="T3">setHeight</text:span><text:span text:style-name="T1"> (</text:span><text:span text:style-name="T3">alooWidget</text:span><text:span text:style-name="T1"> *wid, int height)</text:span></text:p>
      <text:p text:style-name="P47"><text:span text:style-name="T4">Set the Height of widget. </text:span></text:p>
      <text:p text:style-name="P33"/>
      <text:p text:style-name="P31"><text:span text:style-name="T3">alooWidget</text:span><text:span text:style-name="T1"> * </text:span><text:span text:style-name="T3">setSize</text:span><text:span text:style-name="T1"> (</text:span><text:span text:style-name="T3">alooWidget</text:span><text:span text:style-name="T1"> *wid, int width, int height)</text:span></text:p>
      <text:p text:style-name="P47"><text:span text:style-name="T4">Set the Width and Height of widget. </text:span></text:p>
      <text:p text:style-name="P33"/>
      <text:p text:style-name="P31"><text:span text:style-name="T3">alooWidget</text:span><text:span text:style-name="T1"> * </text:span><text:span text:style-name="T3">widgetAddClass</text:span><text:span text:style-name="T1"> (</text:span><text:span text:style-name="T3">alooWidget</text:span><text:span text:style-name="T1"> *widget, char *class)</text:span></text:p>
      <text:p text:style-name="P47"><text:span text:style-name="T4">Adds class to widget. </text:span></text:p>
      <text:p text:style-name="P33"/>
      <text:p text:style-name="P31"><text:span text:style-name="T3">alooWidget</text:span><text:span text:style-name="T1"> * </text:span><text:span text:style-name="T3">widgetRemoveClass</text:span><text:span text:style-name="T1"> (</text:span><text:span text:style-name="T3">alooWidget</text:span><text:span text:style-name="T1"> *widget, char *class)</text:span></text:p>
      <text:p text:style-name="P47"><text:span text:style-name="T4">Removes class from widget. </text:span></text:p>
      <text:p text:style-name="P33"/>
      <text:p text:style-name="P31"><text:span text:style-name="T1">char ** </text:span><text:span text:style-name="T3">getWidgetClasses</text:span><text:span text:style-name="T1"> (</text:span><text:span text:style-name="T3">alooWidget</text:span><text:span text:style-name="T1"> *widget)</text:span></text:p>
      <text:p text:style-name="P47"><text:span text:style-name="T4">Gets classes of widget. </text:span></text:p>
      <text:p text:style-name="P33"/>
      <text:p text:style-name="P31"><text:span text:style-name="T3">alooWidget</text:span><text:span text:style-name="T1"> * </text:span><text:span text:style-name="T3">setWidgetClasses</text:span><text:span text:style-name="T1"> (</text:span><text:span text:style-name="T3">alooWidget</text:span><text:span text:style-name="T1"> *widget, char **classes)</text:span></text:p>
      <text:p text:style-name="P47"><text:span text:style-name="T4">Sets classes of widget. </text:span></text:p>
      <text:p text:style-name="P33"/>
      <text:p text:style-name="P35"/>
      <text:p text:style-name="Heading_20_3">Detailed Description</text:p>
      <text:p text:style-name="Text_20_body"><text:span text:style-name="T1">Aloo CSS related functions. </text:span></text:p>
      <text:p text:style-name="P43"><text:soft-page-break/></text:p>
      <text:p text:style-name="P28">Author</text:p>
      <text:p text:style-name="P49"><text:span text:style-name="T6">Jaipal001 (@BhJaipal) </text:span></text:p>
      <text:p text:style-name="P35"/>
      <text:p text:style-name="Heading_20_3">Function Documentation</text:p>
      <text:p text:style-name="Heading_20_4"><text:alphabetical-index-mark text:string-value=" " text:key1="getWidgetClassesstyle.h"/><text:alphabetical-index-mark text:string-value=" " text:key1="style.hgetWidgetClasses"/>char** getWidgetClasses (alooWidget *    <text:span text:style-name="T12">widget</text:span>)</text:p>
      <text:p text:style-name="P33"><text:bookmark text:name="AAAAAAAAEH"/></text:p>
      <text:p text:style-name="P47"><text:span text:style-name="T1">Gets classes of widget. </text:span></text:p>
      <text:p text:style-name="Heading_20_4"><text:alphabetical-index-mark text:string-value=" " text:key1="importCssFromDatastyle.h"/><text:alphabetical-index-mark text:string-value=" " text:key1="style.himportCssFromData"/>void importCssFromData (const char *    <text:span text:style-name="T12">content</text:span>, gssize    <text:span text:style-name="T12">length</text:span>)</text:p>
      <text:p text:style-name="P33"><text:bookmark text:name="AAAAAAAAEI"/></text:p>
      <text:p text:style-name="P47"><text:span text:style-name="T1">Import CSS file from content. </text:span></text:p>
      <text:p text:style-name="P44"/>
      <text:p text:style-name="P26">Parameters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0"><text:span text:style-name="T4">content</text:span><text:span text:style-name="T1"> </text:span></text:p>
          </table:table-cell>
          <table:table-cell table:style-name="Table15.A1" office:value-type="string">
            <text:p text:style-name="P40"><text:span text:style-name="T1">css content </text:span></text:p>
          </table:table-cell>
        </table:table-row>
        <table:table-row table:style-name="Table15.1">
          <table:table-cell table:style-name="Table15.A1" office:value-type="string">
            <text:p text:style-name="P40"><text:span text:style-name="T4">length</text:span><text:span text:style-name="T1"> </text:span></text:p>
          </table:table-cell>
          <table:table-cell table:style-name="Table15.A1" office:value-type="string">
            <text:p text:style-name="P40"><text:span text:style-name="T1">content length </text:span></text:p>
          </table:table-cell>
        </table:table-row>
      </table:table>
      <text:p text:style-name="P25"><text:alphabetical-index-mark text:string-value=" " text:key1="importCssFromFilestyle.h"/><text:alphabetical-index-mark text:string-value=" " text:key1="style.himportCssFromFile"/>void importCssFromFile (GFile *    <text:span text:style-name="T12">file</text:span>)</text:p>
      <text:p text:style-name="P33"><text:bookmark text:name="AAAAAAAAEJ"/></text:p>
      <text:p text:style-name="P47"><text:span text:style-name="T1">Import CSS file from content. </text:span></text:p>
      <text:p text:style-name="P44"/>
      <text:p text:style-name="P26">Parameters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40"><text:span text:style-name="T4">file</text:span><text:span text:style-name="T1"> </text:span></text:p>
          </table:table-cell>
          <table:table-cell table:style-name="Table16.A1" office:value-type="string">
            <text:p text:style-name="P40"><text:span text:style-name="T1">CSS GFile </text:span></text:p>
          </table:table-cell>
        </table:table-row>
      </table:table>
      <text:p text:style-name="P25"><text:alphabetical-index-mark text:string-value=" " text:key1="importCssFromPathstyle.h"/><text:alphabetical-index-mark text:string-value=" " text:key1="style.himportCssFromPath"/>void importCssFromPath (const char *    <text:span text:style-name="T12">name</text:span>)</text:p>
      <text:p text:style-name="P33"><text:bookmark text:name="AAAAAAAAEK"/></text:p>
      <text:p text:style-name="P47"><text:span text:style-name="T1">Import CSS file from path. </text:span></text:p>
      <text:p text:style-name="P44"/>
      <text:p text:style-name="P26">Parameters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40"><text:span text:style-name="T4">name</text:span><text:span text:style-name="T1"> </text:span></text:p>
          </table:table-cell>
          <table:table-cell table:style-name="Table17.A1" office:value-type="string">
            <text:p text:style-name="P40"><text:span text:style-name="T1">path of css file </text:span></text:p>
          </table:table-cell>
        </table:table-row>
      </table:table>
      <text:p text:style-name="P25"><text:alphabetical-index-mark text:string-value=" " text:key1="setHeightstyle.h"/><text:alphabetical-index-mark text:string-value=" " text:key1="style.hsetHeight"/>alooWidget* setHeight (alooWidget *    <text:span text:style-name="T12">wid</text:span>, int    <text:span text:style-name="T12">height</text:span>)</text:p>
      <text:p text:style-name="P33"><text:bookmark text:name="AAAAAAAAEL"/></text:p>
      <text:p text:style-name="P47"><text:span text:style-name="T1">Set the Height of widget. </text:span></text:p>
      <text:p text:style-name="Heading_20_4"><text:alphabetical-index-mark text:string-value=" " text:key1="setSizestyle.h"/><text:alphabetical-index-mark text:string-value=" " text:key1="style.hsetSize"/>alooWidget* setSize (alooWidget *    <text:span text:style-name="T12">wid</text:span>, int    <text:span text:style-name="T12">width</text:span>, int    <text:span text:style-name="T12">height</text:span>)</text:p>
      <text:p text:style-name="P33"><text:bookmark text:name="AAAAAAAAEM"/></text:p>
      <text:p text:style-name="P47"><text:span text:style-name="T1">Set the Width and Height of widget. </text:span></text:p>
      <text:p text:style-name="Heading_20_4"><text:alphabetical-index-mark text:string-value=" " text:key1="setWidgetClassesstyle.h"/><text:alphabetical-index-mark text:string-value=" " text:key1="style.hsetWidgetClasses"/>alooWidget* setWidgetClasses (alooWidget *    <text:span text:style-name="T12">widget</text:span>, char **    <text:span text:style-name="T12">classes</text:span>)</text:p>
      <text:p text:style-name="P33"><text:bookmark text:name="AAAAAAAAEN"/></text:p>
      <text:p text:style-name="P47"><text:span text:style-name="T1">Sets classes of widget. </text:span></text:p>
      <text:p text:style-name="Heading_20_4"><text:soft-page-break/><text:alphabetical-index-mark text:string-value=" " text:key1="setWidthstyle.h"/><text:alphabetical-index-mark text:string-value=" " text:key1="style.hsetWidth"/>alooWidget* setWidth (alooWidget *    <text:span text:style-name="T12">wid</text:span>, int    <text:span text:style-name="T12">width</text:span>)</text:p>
      <text:p text:style-name="P33"><text:bookmark text:name="AAAAAAAAEO"/></text:p>
      <text:p text:style-name="P47"><text:span text:style-name="T1">Set the Width of widget. </text:span></text:p>
      <text:p text:style-name="Heading_20_4"><text:alphabetical-index-mark text:string-value=" " text:key1="widgetAddClassstyle.h"/><text:alphabetical-index-mark text:string-value=" " text:key1="style.hwidgetAddClass"/>alooWidget* widgetAddClass (alooWidget *    <text:span text:style-name="T12">widget</text:span>, char *    <text:span text:style-name="T12">class</text:span>)</text:p>
      <text:p text:style-name="P33"><text:bookmark text:name="AAAAAAAAEP"/></text:p>
      <text:p text:style-name="P47"><text:span text:style-name="T1">Adds class to widget. </text:span></text:p>
      <text:p text:style-name="Heading_20_4"><text:alphabetical-index-mark text:string-value=" " text:key1="widgetRemoveClassstyle.h"/><text:alphabetical-index-mark text:string-value=" " text:key1="style.hwidgetRemoveClass"/>alooWidget* widgetRemoveClass (alooWidget *    <text:span text:style-name="T12">widget</text:span>, char *    <text:span text:style-name="T12">class</text:span>)</text:p>
      <text:p text:style-name="P33"><text:bookmark text:name="AAAAAAAAEQ"/></text:p>
      <text:p text:style-name="P47"><text:span text:style-name="T1">Removes class from widget. </text:span></text:p>
      <text:p text:style-name="Heading_20_4"/>
      <text:p text:style-name="P23">include/types.h File Reference</text:p>
      <text:p text:style-name="Standard"><text:toc-mark text:string-value="include/types.h" text:outline-level="1"/><text:alphabetical-index-mark text:string-value=" " text:key1="include/types.h"/><text:bookmark text:name="AAAAAAAAER"/></text:p>
      <text:p text:style-name="Text_20_body"><text:span text:style-name="T1">Aloo Project Types related functions. </text:span></text:p>
      <text:p text:style-name="DenseText"><text:span text:style-name="T7">#include &lt;gtk/gtk.h&gt;</text:span></text:p>
      <text:p text:style-name="Standard"><text:span text:style-name="T1">Include dependency graph for types.h:</text:span></text:p>
      <text:p text:style-name="P37"><text:span text:style-name="T2">IMAGE</text:span></text:p>
      <text:p text:style-name="P43"/>
      <text:p text:style-name="Standard"><text:span text:style-name="T1">This graph shows which files directly or indirectly include this file:</text:span></text:p>
      <text:p text:style-name="P37"><text:span text:style-name="T2">IMAGE</text:span></text:p>
      <text:p text:style-name="P43"/>
      <text:p text:style-name="Heading_20_3">Classes</text:p>
      <text:p text:style-name="P31"><text:span text:style-name="T1">struct </text:span><text:span text:style-name="T3">alooWidget</text:span></text:p>
      <text:p text:style-name="P47"><text:span text:style-name="T4">widget for my aloo library </text:span></text:p>
      <text:p text:style-name="P31"><text:span text:style-name="T1">struct </text:span><text:span text:style-name="T3">AlooBuilder</text:span></text:p>
      <text:p text:style-name="Heading_20_3">Typedefs</text:p>
      <text:p text:style-name="P31"><text:span text:style-name="T1">typedef enum </text:span><text:span text:style-name="T3">WidgetType</text:span><text:span text:style-name="T1"> </text:span><text:span text:style-name="T3">WidgetType</text:span></text:p>
      <text:p text:style-name="P47"><text:span text:style-name="T4">Type of </text:span><text:span text:style-name="T5">alooWidget</text:span><text:span text:style-name="T4">. </text:span></text:p>
      <text:p text:style-name="P33"/>
      <text:p text:style-name="P31"><text:span text:style-name="T1">typedef struct </text:span><text:span text:style-name="T3">alooWidget</text:span><text:span text:style-name="T1"> </text:span><text:span text:style-name="T3">alooWidget</text:span></text:p>
      <text:p text:style-name="P47"><text:span text:style-name="T4">widget for my aloo library </text:span></text:p>
      <text:p text:style-name="P33"/>
      <text:p text:style-name="Heading_20_3">Enumerations</text:p>
      <text:p text:style-name="P31"><text:span text:style-name="T1">enum </text:span><text:span text:style-name="T3">WidgetType</text:span><text:span text:style-name="T1"> { </text:span><text:span text:style-name="T3">ALOO_BOX</text:span><text:span text:style-name="T1">, </text:span><text:span text:style-name="T3">ALOO_GRID</text:span><text:span text:style-name="T1">, </text:span><text:span text:style-name="T3">ALOO_ROW</text:span><text:span text:style-name="T1">, </text:span><text:span text:style-name="T3">ALOO_COLUMN</text:span><text:span text:style-name="T1">, </text:span><text:span text:style-name="T3">ALOO_BUTTON</text:span><text:span text:style-name="T1">, </text:span><text:span text:style-name="T3">ALOO_LABEL</text:span><text:span text:style-name="T1">, </text:span><text:span text:style-name="T3">ALOO_NEW_WIDGET</text:span><text:span text:style-name="T1"> }</text:span></text:p>
      <text:p text:style-name="P47"><text:span text:style-name="T4">Type of </text:span><text:span text:style-name="T5">alooWidget</text:span><text:span text:style-name="T4">. </text:span></text:p>
      <text:p text:style-name="P35"/>
      <text:p text:style-name="Heading_20_3">Detailed Description</text:p>
      <text:p text:style-name="Text_20_body"><text:span text:style-name="T1">Aloo Project Types related functions. </text:span></text:p>
      <text:p text:style-name="P43"/>
      <text:p text:style-name="P28">Author</text:p>
      <text:p text:style-name="P49"><text:span text:style-name="T6">Jaipal001 (@BhJaipal) </text:span></text:p>
      <text:p text:style-name="P35"/>
      <text:p text:style-name="Heading_20_3">Typedef Documentation</text:p>
      <text:p text:style-name="Heading_20_4"><text:alphabetical-index-mark text:string-value=" " text:key1="alooWidgettypes.h"/><text:alphabetical-index-mark text:string-value=" " text:key1="types.halooWidget"/>typedef struct alooWidget alooWidget</text:p>
      <text:p text:style-name="P33"><text:bookmark text:name="AAAAAAAAES"/></text:p>
      <text:p text:style-name="P47"><text:span text:style-name="T1">widget for my aloo library </text:span></text:p>
      <text:p text:style-name="Heading_20_4"><text:alphabetical-index-mark text:string-value=" " text:key1="WidgetTypetypes.h"/><text:alphabetical-index-mark text:string-value=" " text:key1="types.hWidgetType"/>typedef enum WidgetType WidgetType</text:p>
      <text:p text:style-name="P33"><text:bookmark text:name="AAAAAAAAET"/></text:p>
      <text:p text:style-name="P47"><text:span text:style-name="T1">Type of </text:span><text:span text:style-name="T3">alooWidget</text:span><text:span text:style-name="T1">. </text:span></text:p>
      <text:p text:style-name="P38"/>
      <text:p text:style-name="Heading_20_3"><text:soft-page-break/>Enumeration Type Documentation</text:p>
      <text:p text:style-name="Heading_20_4"><text:alphabetical-index-mark text:string-value=" " text:key1="WidgetTypetypes.h"/><text:alphabetical-index-mark text:string-value=" " text:key1="types.hWidgetType"/>enum WidgetType</text:p>
      <text:p text:style-name="P33"><text:bookmark text:name="AAAAAAAAEU"/></text:p>
      <text:p text:style-name="P47"><text:span text:style-name="T1">Type of </text:span><text:span text:style-name="T3">alooWidget</text:span><text:span text:style-name="T1">. </text:span></text:p>
      <text:p text:style-name="P33"/>
      <text:p text:style-name="P26">Enumerator: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42">XE "ALOO_BOXtypes.h"XE "types.hALOO_BOX"<field:fieldmark-start text:name="Bookmark6" field:type="vnd.oasis.opendocument.field.UNHANDLED"><field:param field:name="vnd.oasis.opendocument.field.code" field:value=""/></field:fieldmark-start><field:fieldmark-end/><field:fieldmark-start text:name="Bookmark7" field:type="vnd.oasis.opendocument.field.UNHANDLED"><field:param field:name="vnd.oasis.opendocument.field.code" field:value=""/></field:fieldmark-start><field:fieldmark-end/><text:span text:style-name="T1">ALOO_BOX</text:span><text:bookmark text:name="AAAAAAAAEV"/></text:p>
          </table:table-cell>
          <table:table-cell table:style-name="Table18.A1" office:value-type="string">
            <text:p text:style-name="P50"><text:span text:style-name="T1">Used for Gtk Box. </text:span></text:p>
            <text:p text:style-name="P36"/>
          </table:table-cell>
        </table:table-row>
        <table:table-row table:style-name="Table18.1">
          <table:table-cell table:style-name="Table18.A1" office:value-type="string">
            <text:p text:style-name="P42">XE "ALOO_GRIDtypes.h"XE "types.hALOO_GRID"<field:fieldmark-start text:name="Bookmark8" field:type="vnd.oasis.opendocument.field.UNHANDLED"><field:param field:name="vnd.oasis.opendocument.field.code" field:value=""/></field:fieldmark-start><field:fieldmark-end/><field:fieldmark-start text:name="Bookmark9" field:type="vnd.oasis.opendocument.field.UNHANDLED"><field:param field:name="vnd.oasis.opendocument.field.code" field:value=""/></field:fieldmark-start><field:fieldmark-end/><text:span text:style-name="T1">ALOO_GRID</text:span><text:bookmark text:name="AAAAAAAAEW"/></text:p>
          </table:table-cell>
          <table:table-cell table:style-name="Table18.A1" office:value-type="string">
            <text:p text:style-name="P50"><text:span text:style-name="T1">Used for Gtk Grid. </text:span></text:p>
            <text:p text:style-name="P36"/>
          </table:table-cell>
        </table:table-row>
        <table:table-row table:style-name="Table18.1">
          <table:table-cell table:style-name="Table18.A1" office:value-type="string">
            <text:p text:style-name="P42">XE "ALOO_ROWtypes.h"XE "types.hALOO_ROW"<field:fieldmark-start text:name="Bookmark10" field:type="vnd.oasis.opendocument.field.UNHANDLED"><field:param field:name="vnd.oasis.opendocument.field.code" field:value=""/></field:fieldmark-start><field:fieldmark-end/><field:fieldmark-start text:name="Bookmark11" field:type="vnd.oasis.opendocument.field.UNHANDLED"><field:param field:name="vnd.oasis.opendocument.field.code" field:value=""/></field:fieldmark-start><field:fieldmark-end/><text:span text:style-name="T1">ALOO_ROW</text:span><text:bookmark text:name="AAAAAAAAEX"/></text:p>
          </table:table-cell>
          <table:table-cell table:style-name="Table18.A1" office:value-type="string">
            <text:p text:style-name="P50"><text:span text:style-name="T1">Used for Gtk Row. </text:span></text:p>
            <text:p text:style-name="P36"/>
          </table:table-cell>
        </table:table-row>
        <table:table-row table:style-name="Table18.1">
          <table:table-cell table:style-name="Table18.A1" office:value-type="string">
            <text:p text:style-name="P42">XE "ALOO_COLUMNtypes.h"XE "types.hALOO_COLUMN"<field:fieldmark-start text:name="Bookmark12" field:type="vnd.oasis.opendocument.field.UNHANDLED"><field:param field:name="vnd.oasis.opendocument.field.code" field:value=""/></field:fieldmark-start><field:fieldmark-end/><field:fieldmark-start text:name="Bookmark13" field:type="vnd.oasis.opendocument.field.UNHANDLED"><field:param field:name="vnd.oasis.opendocument.field.code" field:value=""/></field:fieldmark-start><field:fieldmark-end/><text:span text:style-name="T1">ALOO_COLUMN</text:span><text:bookmark text:name="AAAAAAAAEY"/></text:p>
          </table:table-cell>
          <table:table-cell table:style-name="Table18.A1" office:value-type="string">
            <text:p text:style-name="P50"><text:span text:style-name="T1">Used for Gtk Column. </text:span></text:p>
            <text:p text:style-name="P36"/>
          </table:table-cell>
        </table:table-row>
        <table:table-row table:style-name="Table18.1">
          <table:table-cell table:style-name="Table18.A1" office:value-type="string">
            <text:p text:style-name="P42">XE "ALOO_BUTTONtypes.h"XE "types.hALOO_BUTTON"<field:fieldmark-start text:name="Bookmark14" field:type="vnd.oasis.opendocument.field.UNHANDLED"><field:param field:name="vnd.oasis.opendocument.field.code" field:value=""/></field:fieldmark-start><field:fieldmark-end/><field:fieldmark-start text:name="Bookmark15" field:type="vnd.oasis.opendocument.field.UNHANDLED"><field:param field:name="vnd.oasis.opendocument.field.code" field:value=""/></field:fieldmark-start><field:fieldmark-end/><text:span text:style-name="T1">ALOO_BUTTON</text:span><text:bookmark text:name="AAAAAAAAEZ"/></text:p>
          </table:table-cell>
          <table:table-cell table:style-name="Table18.A1" office:value-type="string">
            <text:p text:style-name="P50"><text:span text:style-name="T1">Used for Gtk Button. </text:span></text:p>
            <text:p text:style-name="P36"/>
          </table:table-cell>
        </table:table-row>
        <table:table-row table:style-name="Table18.1">
          <table:table-cell table:style-name="Table18.A1" office:value-type="string">
            <text:p text:style-name="P42">XE "ALOO_LABELtypes.h"XE "types.hALOO_LABEL"<field:fieldmark-start text:name="Bookmark16" field:type="vnd.oasis.opendocument.field.UNHANDLED"><field:param field:name="vnd.oasis.opendocument.field.code" field:value=""/></field:fieldmark-start><field:fieldmark-end/><field:fieldmark-start text:name="Bookmark17" field:type="vnd.oasis.opendocument.field.UNHANDLED"><field:param field:name="vnd.oasis.opendocument.field.code" field:value=""/></field:fieldmark-start><field:fieldmark-end/><text:span text:style-name="T1">ALOO_LABEL</text:span><text:bookmark text:name="AAAAAAAAFA"/></text:p>
          </table:table-cell>
          <table:table-cell table:style-name="Table18.A1" office:value-type="string">
            <text:p text:style-name="P50"><text:span text:style-name="T1">Used for Gtk Label. </text:span></text:p>
            <text:p text:style-name="P36"/>
          </table:table-cell>
        </table:table-row>
        <table:table-row table:style-name="Table18.1">
          <table:table-cell table:style-name="Table18.A1" office:value-type="string">
            <text:p text:style-name="P42">XE "ALOO_NEW_WIDGETtypes.h"XE "types.hALOO_NEW_WIDGET"<field:fieldmark-start text:name="Bookmark18" field:type="vnd.oasis.opendocument.field.UNHANDLED"><field:param field:name="vnd.oasis.opendocument.field.code" field:value=""/></field:fieldmark-start><field:fieldmark-end/><field:fieldmark-start text:name="Bookmark19" field:type="vnd.oasis.opendocument.field.UNHANDLED"><field:param field:name="vnd.oasis.opendocument.field.code" field:value=""/></field:fieldmark-start><field:fieldmark-end/><text:span text:style-name="T1">ALOO_NEW_WIDGET</text:span><text:bookmark text:name="AAAAAAAAFB"/></text:p>
          </table:table-cell>
          <table:table-cell table:style-name="Table18.A1" office:value-type="string">
            <text:p text:style-name="P50"><text:span text:style-name="T1">Can be used to create new custom widget and used with all. </text:span></text:p>
            <text:p text:style-name="P36"/>
          </table:table-cell>
        </table:table-row>
      </table:table>
      <text:p text:style-name="P25"/>
      <text:p text:style-name="P24">include/widget.h File Reference</text:p>
      <text:p text:style-name="Standard"><text:toc-mark text:string-value="include/widget.h" text:outline-level="1"/><text:alphabetical-index-mark text:string-value=" " text:key1="include/widget.h"/><text:bookmark text:name="AAAAAAAAFC"/></text:p>
      <text:p text:style-name="Text_20_body"><text:span text:style-name="T1">Aloo Widget related functions. </text:span></text:p>
      <text:p text:style-name="DenseText"><text:span text:style-name="T7">#include "types.h"</text:span></text:p>
      <text:p text:style-name="DenseText"><text:span text:style-name="T7">#include &lt;gtk/gtk.h&gt;</text:span></text:p>
      <text:p text:style-name="Standard"><text:span text:style-name="T1">Include dependency graph for widget.h:</text:span></text:p>
      <text:p text:style-name="P37"><text:span text:style-name="T2">IMAGE</text:span></text:p>
      <text:p text:style-name="P43"/>
      <text:p text:style-name="Standard"><text:span text:style-name="T1">This graph shows which files directly or indirectly include this file:</text:span></text:p>
      <text:p text:style-name="P37"><text:span text:style-name="T2">IMAGE</text:span></text:p>
      <text:p text:style-name="P43"/>
      <text:p text:style-name="Heading_20_3">Classes</text:p>
      <text:p text:style-name="P31"><text:span text:style-name="T1">struct </text:span><text:span text:style-name="T3">_aloo_widget</text:span></text:p>
      <text:p text:style-name="Heading_20_3">Typedefs</text:p>
      <text:p text:style-name="P31"><text:span text:style-name="T1">typedef </text:span><text:span text:style-name="T3">alooWidget</text:span><text:span text:style-name="T1"> *(* </text:span><text:span text:style-name="T3">GTK_TO_ALOO_Type</text:span><text:span text:style-name="T1">) (GtkWidget *widget)</text:span></text:p>
      <text:p text:style-name="P31"><text:span text:style-name="T1">typedef </text:span><text:span text:style-name="T3">alooWidget</text:span><text:span text:style-name="T1"> *(* </text:span><text:span text:style-name="T3">OBJECT_TO_ALOO_Type</text:span><text:span text:style-name="T1">) (GObject *obj)</text:span></text:p>
      <text:p text:style-name="P31"><text:span text:style-name="T1">typedef </text:span><text:span text:style-name="T3">alooWidget</text:span><text:span text:style-name="T1"> *(* </text:span><text:span text:style-name="T3">alooSetOrientation_Type</text:span><text:span text:style-name="T1">) (</text:span><text:span text:style-name="T3">alooWidget</text:span><text:span text:style-name="T1"> *widget, GtkOrientation orien)</text:span></text:p>
      <text:p text:style-name="P31"><text:span text:style-name="T1">typedef </text:span><text:span text:style-name="T3">alooWidget</text:span><text:span text:style-name="T1"> *(* </text:span><text:span text:style-name="T3">NewWidget_Type</text:span><text:span text:style-name="T1">) (</text:span><text:span text:style-name="T3">WidgetType</text:span><text:span text:style-name="T1"> type, GtkWidget *child)</text:span></text:p>
      <text:p text:style-name="P31"><text:span text:style-name="T1">typedef </text:span><text:span text:style-name="T3">alooWidget</text:span><text:span text:style-name="T1"> *(* </text:span><text:span text:style-name="T3">setWidgetName_Type</text:span><text:span text:style-name="T1">) (</text:span><text:span text:style-name="T3">alooWidget</text:span><text:span text:style-name="T1"> *widget, const char *name)</text:span></text:p>
      <text:p text:style-name="P31"><text:span text:style-name="T1">typedef GtkWidget *(* </text:span><text:span text:style-name="T3">__OBJECT_TO_GTK_WIDGET_Type</text:span><text:span text:style-name="T1">) (</text:span><text:span text:style-name="T3">AlooBuilder</text:span><text:span text:style-name="T1"> *builder, const char *name)</text:span></text:p>
      <text:p text:style-name="P31"><text:span text:style-name="T1">typedef </text:span><text:span text:style-name="T3">alooWidget</text:span><text:span text:style-name="T1"> *(* </text:span><text:span text:style-name="T3">__alooVerticalAlign_Type</text:span><text:span text:style-name="T1">) (</text:span><text:span text:style-name="T3">alooWidget</text:span><text:span text:style-name="T1"> *widget, GtkAlign alignment)</text:span></text:p>
      <text:p text:style-name="P31"><text:span text:style-name="T1">typedef </text:span><text:span text:style-name="T3">alooWidget</text:span><text:span text:style-name="T1"> *(* </text:span><text:span text:style-name="T3">__alooHorizontalAlign_Type</text:span><text:span text:style-name="T1">) (</text:span><text:span text:style-name="T3">alooWidget</text:span><text:span text:style-name="T1"> *widget, GtkAlign alignment)</text:span></text:p>
      <text:p text:style-name="P31"><text:span text:style-name="T1">typedef </text:span><text:span text:style-name="T3">alooWidget</text:span><text:span text:style-name="T1"> *(* </text:span><text:span text:style-name="T3">__alooAddEventListener_Type</text:span><text:span text:style-name="T1">) (</text:span><text:span text:style-name="T3">alooWidget</text:span><text:span text:style-name="T1"> *widget_instance, char *event_name, GCallback CallbackFn, gpointer data)</text:span></text:p>
      <text:p text:style-name="Heading_20_3">Functions</text:p>
      <text:p text:style-name="P31"><text:span text:style-name="T3">alooWidget</text:span><text:span text:style-name="T1"> * </text:span><text:span text:style-name="T3">__GTK_TO_ALOO</text:span><text:span text:style-name="T1"> (GtkWidget *widget)</text:span></text:p>
      <text:p text:style-name="P47"><text:span text:style-name="T4">Creates </text:span><text:span text:style-name="T5">alooWidget</text:span><text:span text:style-name="T4"> from GtkWidget. </text:span></text:p>
      <text:p text:style-name="P33"/>
      <text:p text:style-name="P31"><text:span text:style-name="T3">alooWidget</text:span><text:span text:style-name="T1"> * </text:span><text:span text:style-name="T3">__OBJECT_TO_ALOO</text:span><text:span text:style-name="T1"> (GObject *obj)</text:span></text:p>
      <text:p text:style-name="P47"><text:span text:style-name="T4">Create </text:span><text:span text:style-name="T5">alooWidget</text:span><text:span text:style-name="T4"> from GObject. </text:span></text:p>
      <text:p text:style-name="P33"/>
      <text:p text:style-name="P31"><text:span text:style-name="T3">alooWidget</text:span><text:span text:style-name="T1"> * </text:span><text:span text:style-name="T3">__alooSetOrientation</text:span><text:span text:style-name="T1"> (</text:span><text:span text:style-name="T3">alooWidget</text:span><text:span text:style-name="T1"> *widget, GtkOrientation orien)</text:span></text:p>
      <text:p text:style-name="P47"><text:span text:style-name="T4">Sets orientation of </text:span><text:span text:style-name="T5">alooWidget</text:span><text:span text:style-name="T4">. </text:span></text:p>
      <text:p text:style-name="P33"/>
      <text:p text:style-name="P31"><text:span text:style-name="T3">alooWidget</text:span><text:span text:style-name="T1"> * </text:span><text:span text:style-name="T3">__NewWidget</text:span><text:span text:style-name="T1"> (</text:span><text:span text:style-name="T3">WidgetType</text:span><text:span text:style-name="T1"> type, GtkWidget *child)</text:span></text:p>
      <text:p text:style-name="P47"><text:span text:style-name="T4">Create a widget. </text:span></text:p>
      <text:p text:style-name="P33"/>
      <text:p text:style-name="P31"><text:span text:style-name="T3">alooWidget</text:span><text:span text:style-name="T1"> * </text:span><text:span text:style-name="T3">__setWidgetName</text:span><text:span text:style-name="T1"> (</text:span><text:span text:style-name="T3">alooWidget</text:span><text:span text:style-name="T1"> *widget, const char *name)</text:span></text:p>
      <text:p text:style-name="P47"><text:span text:style-name="T4">Set the Name of widget. </text:span></text:p>
      <text:p text:style-name="P33"/>
      <text:p text:style-name="P31"><text:span text:style-name="T1">GtkWidget * </text:span><text:span text:style-name="T3">__OBJECT_TO_GTK_WIDGET</text:span><text:span text:style-name="T1"> (</text:span><text:span text:style-name="T3">AlooBuilder</text:span><text:span text:style-name="T1"> *builder, const char *name)</text:span></text:p>
      <text:p text:style-name="P47"><text:span text:style-name="T4">Creates GtkWidget from builder. </text:span></text:p>
      <text:p text:style-name="P33"/>
      <text:p text:style-name="P31"><text:span text:style-name="T3">alooWidget</text:span><text:span text:style-name="T1"> * </text:span><text:span text:style-name="T3">__alooHorizontalAlign</text:span><text:span text:style-name="T1"> (</text:span><text:span text:style-name="T3">alooWidget</text:span><text:span text:style-name="T1"> *widget, GtkAlign alignment)</text:span></text:p>
      <text:p text:style-name="P47"><text:span text:style-name="T4">Sets horizontal alignment of </text:span><text:span text:style-name="T5">alooWidget</text:span><text:span text:style-name="T4">. </text:span></text:p>
      <text:p text:style-name="P33"><text:soft-page-break/></text:p>
      <text:p text:style-name="P31"><text:span text:style-name="T3">alooWidget</text:span><text:span text:style-name="T1"> * </text:span><text:span text:style-name="T3">__alooVerticalAlign</text:span><text:span text:style-name="T1"> (</text:span><text:span text:style-name="T3">alooWidget</text:span><text:span text:style-name="T1"> *widget, GtkAlign alignment)</text:span></text:p>
      <text:p text:style-name="P47"><text:span text:style-name="T4">Sets vertical alignment of </text:span><text:span text:style-name="T5">alooWidget</text:span><text:span text:style-name="T4">. </text:span></text:p>
      <text:p text:style-name="P33"/>
      <text:p text:style-name="P31"><text:span text:style-name="T3">alooWidget</text:span><text:span text:style-name="T1"> * </text:span><text:span text:style-name="T3">__alooAddEventListener</text:span><text:span text:style-name="T1"> (</text:span><text:span text:style-name="T3">alooWidget</text:span><text:span text:style-name="T1"> *widget_instance, char *event_name, GCallback CallbackFn, gpointer data)</text:span></text:p>
      <text:p text:style-name="P47"><text:span text:style-name="T4">Adds event listener to a widget. </text:span></text:p>
      <text:p text:style-name="Heading_20_3">Variables</text:p>
      <text:p text:style-name="P31"><text:span text:style-name="T1">struct </text:span><text:span text:style-name="T3">_aloo_widget</text:span><text:span text:style-name="T1"> </text:span><text:span text:style-name="T3">Widget</text:span></text:p>
      <text:p text:style-name="P35"/>
      <text:p text:style-name="Heading_20_3">Detailed Description</text:p>
      <text:p text:style-name="Text_20_body"><text:span text:style-name="T1">Aloo Widget related functions. </text:span></text:p>
      <text:p text:style-name="P43"/>
      <text:p text:style-name="P28">Author</text:p>
      <text:p text:style-name="P49"><text:span text:style-name="T6">Jaipal001 (@BhJaipal) </text:span></text:p>
      <text:p text:style-name="P35"/>
      <text:p text:style-name="Heading_20_3">Typedef Documentation</text:p>
      <text:p text:style-name="Heading_20_4"><text:alphabetical-index-mark text:string-value=" " text:key1="__alooAddEventListener_Typewidget.h"/><text:alphabetical-index-mark text:string-value=" " text:key1="widget.h__alooAddEventListener_Type"/>typedef alooWidget*(* __alooAddEventListener_Type) (alooWidget *widget_instance, char *event_name, GCallback CallbackFn, gpointer data)</text:p>
      <text:p text:style-name="Heading_20_4"><text:bookmark text:name="AAAAAAAAFD"/><text:alphabetical-index-mark text:string-value=" " text:key1="__alooHorizontalAlign_Typewidget.h"/><text:alphabetical-index-mark text:string-value=" " text:key1="widget.h__alooHorizontalAlign_Type"/>typedef alooWidget*(* __alooHorizontalAlign_Type) (alooWidget *widget, GtkAlign alignment)</text:p>
      <text:p text:style-name="Heading_20_4"><text:bookmark text:name="AAAAAAAAFE"/><text:alphabetical-index-mark text:string-value=" " text:key1="__alooVerticalAlign_Typewidget.h"/><text:alphabetical-index-mark text:string-value=" " text:key1="widget.h__alooVerticalAlign_Type"/>typedef alooWidget*(* __alooVerticalAlign_Type) (alooWidget *widget, GtkAlign alignment)</text:p>
      <text:p text:style-name="Heading_20_4"><text:bookmark text:name="AAAAAAAAFF"/><text:alphabetical-index-mark text:string-value=" " text:key1="__OBJECT_TO_GTK_WIDGET_Typewidget.h"/><text:alphabetical-index-mark text:string-value=" " text:key1="widget.h__OBJECT_TO_GTK_WIDGET_Type"/>typedef GtkWidget*(* __OBJECT_TO_GTK_WIDGET_Type) (AlooBuilder *builder, const char *name)</text:p>
      <text:p text:style-name="Heading_20_4"><text:bookmark text:name="AAAAAAAAFG"/><text:alphabetical-index-mark text:string-value=" " text:key1="alooSetOrientation_Typewidget.h"/><text:alphabetical-index-mark text:string-value=" " text:key1="widget.halooSetOrientation_Type"/>typedef alooWidget*(* alooSetOrientation_Type) (alooWidget *widget, GtkOrientation orien)</text:p>
      <text:p text:style-name="Heading_20_4"><text:bookmark text:name="AAAAAAAAFH"/><text:alphabetical-index-mark text:string-value=" " text:key1="GTK_TO_ALOO_Typewidget.h"/><text:alphabetical-index-mark text:string-value=" " text:key1="widget.hGTK_TO_ALOO_Type"/>typedef alooWidget*(* GTK_TO_ALOO_Type) (GtkWidget *widget)</text:p>
      <text:p text:style-name="Heading_20_4"><text:bookmark text:name="AAAAAAAAFI"/><text:alphabetical-index-mark text:string-value=" " text:key1="NewWidget_Typewidget.h"/><text:alphabetical-index-mark text:string-value=" " text:key1="widget.hNewWidget_Type"/>typedef alooWidget*(* NewWidget_Type) (WidgetType type, GtkWidget *child)</text:p>
      <text:p text:style-name="Heading_20_4"><text:bookmark text:name="AAAAAAAAFJ"/><text:alphabetical-index-mark text:string-value=" " text:key1="OBJECT_TO_ALOO_Typewidget.h"/><text:alphabetical-index-mark text:string-value=" " text:key1="widget.hOBJECT_TO_ALOO_Type"/>typedef alooWidget*(* OBJECT_TO_ALOO_Type) (GObject *obj)</text:p>
      <text:p text:style-name="Heading_20_4"><text:bookmark text:name="AAAAAAAAFK"/><text:alphabetical-index-mark text:string-value=" " text:key1="setWidgetName_Typewidget.h"/><text:alphabetical-index-mark text:string-value=" " text:key1="widget.hsetWidgetName_Type"/>typedef alooWidget*(* setWidgetName_Type) (alooWidget *widget, const char *name)</text:p>
      <text:p text:style-name="P38"><text:bookmark text:name="AAAAAAAAFL"/></text:p>
      <text:p text:style-name="Heading_20_3">Function Documentation</text:p>
      <text:p text:style-name="Heading_20_4"><text:alphabetical-index-mark text:string-value=" " text:key1="__alooAddEventListenerwidget.h"/><text:alphabetical-index-mark text:string-value=" " text:key1="widget.h__alooAddEventListener"/>alooWidget* __alooAddEventListener (alooWidget *    <text:span text:style-name="T12">widget_instance</text:span>, char *    <text:span text:style-name="T12">event_name</text:span>, GCallback    <text:span text:style-name="T12">CallbackFn</text:span>, gpointer    <text:span text:style-name="T12">data</text:span>)</text:p>
      <text:p text:style-name="P33"><text:bookmark text:name="AAAAAAAAFM"/></text:p>
      <text:p text:style-name="P47"><text:span text:style-name="T1">Adds event listener to a widget. </text:span></text:p>
      <text:p text:style-name="P44"><text:soft-page-break/></text:p>
      <text:p text:style-name="P26">Parameters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40"><text:span text:style-name="T4">widget_instance</text:span><text:span text:style-name="T1"> </text:span></text:p>
          </table:table-cell>
          <table:table-cell table:style-name="Table19.A1" office:value-type="string">
            <text:p text:style-name="P36"/>
          </table:table-cell>
        </table:table-row>
        <table:table-row table:style-name="Table19.1">
          <table:table-cell table:style-name="Table19.A1" office:value-type="string">
            <text:p text:style-name="P40"><text:span text:style-name="T4">data</text:span><text:span text:style-name="T1"> </text:span></text:p>
          </table:table-cell>
          <table:table-cell table:style-name="Table19.A1" office:value-type="string">
            <text:p text:style-name="P40"><text:span text:style-name="T1">parameters for event listener </text:span></text:p>
          </table:table-cell>
        </table:table-row>
      </table:table>
      <text:p text:style-name="P25"><text:alphabetical-index-mark text:string-value=" " text:key1="__alooHorizontalAlignwidget.h"/><text:alphabetical-index-mark text:string-value=" " text:key1="widget.h__alooHorizontalAlign"/>alooWidget* __alooHorizontalAlign (alooWidget *    <text:span text:style-name="T12">widget</text:span>, GtkAlign    <text:span text:style-name="T12">alignment</text:span>)</text:p>
      <text:p text:style-name="P33"><text:bookmark text:name="AAAAAAAAFN"/></text:p>
      <text:p text:style-name="P47"><text:span text:style-name="T1">Sets horizontal alignment of </text:span><text:span text:style-name="T3">alooWidget</text:span><text:span text:style-name="T1">. </text:span></text:p>
      <text:p text:style-name="Heading_20_4"><text:alphabetical-index-mark text:string-value=" " text:key1="__alooSetOrientationwidget.h"/><text:alphabetical-index-mark text:string-value=" " text:key1="widget.h__alooSetOrientation"/>alooWidget* __alooSetOrientation (alooWidget *    <text:span text:style-name="T12">widget</text:span>, GtkOrientation    <text:span text:style-name="T12">orien</text:span>)</text:p>
      <text:p text:style-name="P33"><text:bookmark text:name="AAAAAAAAFO"/></text:p>
      <text:p text:style-name="P47"><text:span text:style-name="T1">Sets orientation of </text:span><text:span text:style-name="T3">alooWidget</text:span><text:span text:style-name="T1">. </text:span></text:p>
      <text:p text:style-name="Heading_20_4"><text:alphabetical-index-mark text:string-value=" " text:key1="__alooVerticalAlignwidget.h"/><text:alphabetical-index-mark text:string-value=" " text:key1="widget.h__alooVerticalAlign"/>alooWidget* __alooVerticalAlign (alooWidget *    <text:span text:style-name="T12">widget</text:span>, GtkAlign    <text:span text:style-name="T12">alignment</text:span>)</text:p>
      <text:p text:style-name="P33"><text:bookmark text:name="AAAAAAAAFP"/></text:p>
      <text:p text:style-name="P47"><text:span text:style-name="T1">Sets vertical alignment of </text:span><text:span text:style-name="T3">alooWidget</text:span><text:span text:style-name="T1">. </text:span></text:p>
      <text:p text:style-name="Heading_20_4"><text:alphabetical-index-mark text:string-value=" " text:key1="__GTK_TO_ALOOwidget.h"/><text:alphabetical-index-mark text:string-value=" " text:key1="widget.h__GTK_TO_ALOO"/>alooWidget* __GTK_TO_ALOO (GtkWidget *    <text:span text:style-name="T12">widget</text:span>)</text:p>
      <text:p text:style-name="P33"><text:bookmark text:name="AAAAAAAAFQ"/></text:p>
      <text:p text:style-name="P47"><text:span text:style-name="T1">Creates </text:span><text:span text:style-name="T3">alooWidget</text:span><text:span text:style-name="T1"> from GtkWidget. </text:span></text:p>
      <text:p text:style-name="Heading_20_4"><text:alphabetical-index-mark text:string-value=" " text:key1="__NewWidgetwidget.h"/><text:alphabetical-index-mark text:string-value=" " text:key1="widget.h__NewWidget"/>alooWidget* __NewWidget (WidgetType    <text:span text:style-name="T12">type</text:span>, GtkWidget *    <text:span text:style-name="T12">child</text:span>)</text:p>
      <text:p text:style-name="P33"><text:bookmark text:name="AAAAAAAAFR"/></text:p>
      <text:p text:style-name="P47"><text:span text:style-name="T1">Create a widget. </text:span></text:p>
      <text:p text:style-name="P44"/>
      <text:p text:style-name="P26">Parameters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40"><text:span text:style-name="T4">type</text:span><text:span text:style-name="T1"> </text:span></text:p>
          </table:table-cell>
          <table:table-cell table:style-name="Table20.A1" office:value-type="string">
            <text:p text:style-name="P40"><text:span text:style-name="T1">type of widget </text:span></text:p>
          </table:table-cell>
        </table:table-row>
        <table:table-row table:style-name="Table20.1">
          <table:table-cell table:style-name="Table20.A1" office:value-type="string">
            <text:p text:style-name="P40"><text:span text:style-name="T4">child</text:span><text:span text:style-name="T1"> </text:span></text:p>
          </table:table-cell>
          <table:table-cell table:style-name="Table20.A1" office:value-type="string">
            <text:p text:style-name="P40"><text:span text:style-name="T1">actual GtkWidget </text:span></text:p>
          </table:table-cell>
        </table:table-row>
      </table:table>
      <text:p text:style-name="P27">Returns</text:p>
      <text:p text:style-name="P48"><text:span text:style-name="T6">alooWidget* </text:span></text:p>
      <text:p text:style-name="Heading_20_4"><text:alphabetical-index-mark text:string-value=" " text:key1="__OBJECT_TO_ALOOwidget.h"/><text:alphabetical-index-mark text:string-value=" " text:key1="widget.h__OBJECT_TO_ALOO"/>alooWidget* __OBJECT_TO_ALOO (GObject *    <text:span text:style-name="T12">obj</text:span>)</text:p>
      <text:p text:style-name="P33"><text:bookmark text:name="AAAAAAAAFS"/></text:p>
      <text:p text:style-name="P47"><text:span text:style-name="T1">Create </text:span><text:span text:style-name="T3">alooWidget</text:span><text:span text:style-name="T1"> from GObject. </text:span></text:p>
      <text:p text:style-name="Heading_20_4"><text:alphabetical-index-mark text:string-value=" " text:key1="__OBJECT_TO_GTK_WIDGETwidget.h"/><text:alphabetical-index-mark text:string-value=" " text:key1="widget.h__OBJECT_TO_GTK_WIDGET"/>GtkWidget* __OBJECT_TO_GTK_WIDGET (AlooBuilder *    <text:span text:style-name="T12">builder</text:span>, const char *    <text:span text:style-name="T12">name</text:span>)</text:p>
      <text:p text:style-name="P33"><text:bookmark text:name="AAAAAAAAFT"/></text:p>
      <text:p text:style-name="P47"><text:span text:style-name="T1">Creates GtkWidget from builder. </text:span></text:p>
      <text:p text:style-name="Heading_20_4"><text:alphabetical-index-mark text:string-value=" " text:key1="__setWidgetNamewidget.h"/><text:alphabetical-index-mark text:string-value=" " text:key1="widget.h__setWidgetName"/>alooWidget* __setWidgetName (alooWidget *    <text:span text:style-name="T12">widget</text:span>, const char *    <text:span text:style-name="T12">name</text:span>)</text:p>
      <text:p text:style-name="P33"><text:bookmark text:name="AAAAAAAAFU"/></text:p>
      <text:p text:style-name="P47"><text:span text:style-name="T1">Set the Name of widget. </text:span></text:p>
      <text:p text:style-name="P44"/>
      <text:p text:style-name="P26">Parameters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40"><text:span text:style-name="T4">widget</text:span><text:span text:style-name="T1"> </text:span></text:p>
          </table:table-cell>
          <table:table-cell table:style-name="Table21.A1" office:value-type="string">
            <text:p text:style-name="P40"><text:span text:style-name="T3">alooWidget</text:span><text:span text:style-name="T1"> </text:span></text:p>
          </table:table-cell>
        </table:table-row>
        <table:table-row table:style-name="Table21.1">
          <table:table-cell table:style-name="Table21.A1" office:value-type="string">
            <text:p text:style-name="P40"><text:span text:style-name="T4">name</text:span><text:span text:style-name="T1"> </text:span></text:p>
          </table:table-cell>
          <table:table-cell table:style-name="Table21.A1" office:value-type="string">
            <text:p text:style-name="P40"><text:span text:style-name="T1">string for name of widget </text:span></text:p>
          </table:table-cell>
        </table:table-row>
      </table:table>
      <text:p text:style-name="P27"><text:soft-page-break/>Returns</text:p>
      <text:p text:style-name="P48"><text:span text:style-name="T6">returns the widget </text:span></text:p>
      <text:p text:style-name="P38"/>
      <text:p text:style-name="Heading_20_3">Variable Documentation</text:p>
      <text:p text:style-name="Heading_20_4"><text:alphabetical-index-mark text:string-value=" " text:key1="Widgetwidget.h"/><text:alphabetical-index-mark text:string-value=" " text:key1="widget.hWidget"/>struct _aloo_widget Widget<text:span text:style-name="T7">[extern]</text:span><text:bookmark text:name="AAAAAAAAFV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Times New Roman" fo:font-family="'Times New Roman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Symbol" style:font-family-complex="Symbo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209in" fo:margin-bottom="0.0417in" style:contextual-spacing="false"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0626in" fo:margin-bottom="0.0209in" style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roman" style:font-pitch="variable"/>
    </style:style>
    <style:style style:name="DenseText" style:family="paragraph" style:parent-style-name="Standard">
      <style:text-properties fo:font-size="11pt" style:font-size-asian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GroupHeader" style:family="paragraph" style:parent-style-name="Standard">
      <style:paragraph-properties fo:margin-left="0.25in" fo:margin-right="0in" fo:margin-top="0.0835in" fo:margin-bottom="0.0417in" style:contextual-spacing="false" fo:text-indent="0in" style:auto-text-indent="false" fo:keep-with-next="always"/>
      <style:text-properties style:font-name="Arial" fo:font-family="Arial" style:font-family-generic="roman" style:font-pitch="variable" fo:font-weight="bold" style:font-weight-asian="bold"/>
    </style:style>
    <style:style style:name="Code_20_Example_20_0" style:display-name="Code Example 0" style:family="paragraph" style:parent-style-name="Standard">
      <loext:graphic-properties draw:fill="solid" draw:fill-color="#ffffff"/>
      <style:paragraph-properties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" style:display-name="Code Example 1" style:family="paragraph" style:parent-style-name="Standard">
      <loext:graphic-properties draw:fill="solid" draw:fill-color="#ffffff"/>
      <style:paragraph-properties fo:margin-left="0.25in" fo:margin-right="0in" fo:text-indent="0in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2" style:display-name="Code Example 2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3" style:display-name="Code Example 3" style:family="paragraph" style:parent-style-name="Standard">
      <loext:graphic-properties draw:fill="solid" draw:fill-color="#ffffff"/>
      <style:paragraph-properties fo:margin-left="0.75in" fo:margin-right="0in" fo:text-indent="0in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4" style:display-name="Code Example 4" style:family="paragraph" style:parent-style-name="Standard">
      <loext:graphic-properties draw:fill="solid" draw:fill-color="#ffffff"/>
      <style:paragraph-properties fo:margin-left="1in" fo:margin-right="0in" fo:text-indent="0in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5" style:display-name="Code Example 5" style:family="paragraph" style:parent-style-name="Standard">
      <loext:graphic-properties draw:fill="solid" draw:fill-color="#ffffff"/>
      <style:paragraph-properties fo:margin-left="1.25in" fo:margin-right="0in" fo:text-indent="0in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6" style:display-name="Code Example 6" style:family="paragraph" style:parent-style-name="Standard">
      <loext:graphic-properties draw:fill="solid" draw:fill-color="#ffffff"/>
      <style:paragraph-properties fo:margin-left="1.5in" fo:margin-right="0in" fo:text-indent="0in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7" style:display-name="Code Example 7" style:family="paragraph" style:parent-style-name="Standard">
      <loext:graphic-properties draw:fill="solid" draw:fill-color="#ffffff"/>
      <style:paragraph-properties fo:margin-left="1.75in" fo:margin-right="0in" fo:text-indent="0in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8" style:display-name="Code Example 8" style:family="paragraph" style:parent-style-name="Standard">
      <loext:graphic-properties draw:fill="solid" draw:fill-color="#ffffff"/>
      <style:paragraph-properties fo:margin-left="2in" fo:margin-right="0in" fo:text-indent="0in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9" style:display-name="Code Example 9" style:family="paragraph" style:parent-style-name="Standard">
      <loext:graphic-properties draw:fill="solid" draw:fill-color="#ffffff"/>
      <style:paragraph-properties fo:margin-left="2.25in" fo:margin-right="0in" fo:text-indent="0in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0" style:display-name="Code Example 10" style:family="paragraph" style:parent-style-name="Standard">
      <loext:graphic-properties draw:fill="solid" draw:fill-color="#ffffff"/>
      <style:paragraph-properties fo:margin-left="2.5in" fo:margin-right="0in" fo:text-indent="0in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1" style:display-name="Code Example 11" style:family="paragraph" style:parent-style-name="Standard">
      <loext:graphic-properties draw:fill="solid" draw:fill-color="#ffffff"/>
      <style:paragraph-properties fo:margin-left="2.75in" fo:margin-right="0in" fo:text-indent="0in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2" style:display-name="Code Example 12" style:family="paragraph" style:parent-style-name="Standard">
      <loext:graphic-properties draw:fill="solid" draw:fill-color="#ffffff"/>
      <style:paragraph-properties fo:margin-left="3in" fo:margin-right="0in" fo:text-indent="0in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3" style:display-name="Code Example 13" style:family="paragraph" style:parent-style-name="Standard">
      <loext:graphic-properties draw:fill="solid" draw:fill-color="#ffffff"/>
      <style:paragraph-properties fo:margin-left="3.25in" fo:margin-right="0in" fo:text-indent="0in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List_20_Continue_20_0" style:display-name="List Continue 0" style:family="paragraph" style:parent-style-name="Standard">
      <style:paragraph-properties fo:margin-top="0.0209in" fo:margin-bottom="0.0417in" style:contextual-spacing="false" fo:text-align="justify" style:justify-single-word="false"/>
    </style:style>
    <style:style style:name="List_20_Continue_20_1" style:display-name="List Continue 1" style:family="paragraph" style:parent-style-name="Standard">
      <style:paragraph-properties fo:margin-left="0.25in" fo:margin-right="0in" fo:margin-top="0.0209in" fo:margin-bottom="0.0417in" style:contextual-spacing="false" fo:text-align="justify" style:justify-single-word="fals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.0209in" fo:margin-bottom="0.0417in" style:contextual-spacing="false" fo:text-align="justify" style:justify-single-word="fals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.0209in" fo:margin-bottom="0.0417in" style:contextual-spacing="false" fo:text-align="justify" style:justify-single-word="false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.0209in" fo:margin-bottom="0.0417in" style:contextual-spacing="false" fo:text-align="justify" style:justify-single-word="false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.0209in" fo:margin-bottom="0.0417in" style:contextual-spacing="false" fo:text-align="justify" style:justify-single-word="false" fo:text-indent="0in" style:auto-text-indent="false"/>
    </style:style>
    <style:style style:name="List_20_Continue_20_6" style:display-name="List Continue 6" style:family="paragraph" style:parent-style-name="Standard">
      <style:paragraph-properties fo:margin-left="1.5in" fo:margin-right="0in" fo:margin-top="0.0209in" fo:margin-bottom="0.0417in" style:contextual-spacing="false" fo:text-align="justify" style:justify-single-word="false" fo:text-indent="0in" style:auto-text-indent="false"/>
    </style:style>
    <style:style style:name="List_20_Continue_20_7" style:display-name="List Continue 7" style:family="paragraph" style:parent-style-name="Standard">
      <style:paragraph-properties fo:margin-left="1.75in" fo:margin-right="0in" fo:margin-top="0.0209in" fo:margin-bottom="0.0417in" style:contextual-spacing="false" fo:text-align="justify" style:justify-single-word="false" fo:text-indent="0in" style:auto-text-indent="false"/>
    </style:style>
    <style:style style:name="List_20_Continue_20_8" style:display-name="List Continue 8" style:family="paragraph" style:parent-style-name="Standard">
      <style:paragraph-properties fo:margin-left="2in" fo:margin-right="0in" fo:margin-top="0.0209in" fo:margin-bottom="0.0417in" style:contextual-spacing="false" fo:text-align="justify" style:justify-single-word="false" fo:text-indent="0in" style:auto-text-indent="false"/>
    </style:style>
    <style:style style:name="List_20_Continue_20_9" style:display-name="List Continue 9" style:family="paragraph" style:parent-style-name="Standard">
      <style:paragraph-properties fo:margin-left="2.25in" fo:margin-right="0in" fo:margin-top="0.0209in" fo:margin-bottom="0.0417in" style:contextual-spacing="false" fo:text-align="justify" style:justify-single-word="false" fo:text-indent="0in" style:auto-text-indent="false"/>
    </style:style>
    <style:style style:name="List_20_Continue_20_10" style:display-name="List Continue 10" style:family="paragraph" style:parent-style-name="Standard">
      <style:paragraph-properties fo:margin-left="2.5in" fo:margin-right="0in" fo:margin-top="0.0209in" fo:margin-bottom="0.0417in" style:contextual-spacing="false" fo:text-align="justify" style:justify-single-word="false" fo:text-indent="0in" style:auto-text-indent="false"/>
    </style:style>
    <style:style style:name="List_20_Continue_20_11" style:display-name="List Continue 11" style:family="paragraph" style:parent-style-name="Standard">
      <style:paragraph-properties fo:margin-left="2.75in" fo:margin-right="0in" fo:margin-top="0.0209in" fo:margin-bottom="0.0417in" style:contextual-spacing="false" fo:text-align="justify" style:justify-single-word="false" fo:text-indent="0in" style:auto-text-indent="false"/>
    </style:style>
    <style:style style:name="List_20_Continue_20_12" style:display-name="List Continue 12" style:family="paragraph" style:parent-style-name="Standard">
      <style:paragraph-properties fo:margin-left="3in" fo:margin-right="0in" fo:margin-top="0.0209in" fo:margin-bottom="0.0417in" style:contextual-spacing="false" fo:text-align="justify" style:justify-single-word="false" fo:text-indent="0in" style:auto-text-indent="false"/>
    </style:style>
    <style:style style:name="List_20_Continue_20_13" style:display-name="List Continue 13" style:family="paragraph" style:parent-style-name="Standard">
      <style:paragraph-properties fo:margin-left="3.25in" fo:margin-right="0in" fo:margin-top="0.0209in" fo:margin-bottom="0.0417in" style:contextual-spacing="false" fo:text-align="justify" style:justify-single-word="false" fo:text-indent="0in" style:auto-text-indent="false"/>
    </style:style>
    <style:style style:name="DescContinue_20_0" style:display-name="DescContinue 0" style:family="paragraph" style:parent-style-name="Standard">
      <style:paragraph-properties fo:text-align="start" style:justify-single-word="false"/>
    </style:style>
    <style:style style:name="DescContinue_20_1" style:display-name="DescContinue 1" style:family="paragraph" style:parent-style-name="Standard">
      <style:paragraph-properties fo:margin-left="0.25in" fo:margin-right="0in" fo:text-align="start" style:justify-single-word="false" fo:text-indent="0in" style:auto-text-indent="false"/>
    </style:style>
    <style:style style:name="DescContinue_20_2" style:display-name="DescContinue 2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DescContinue_20_3" style:display-name="DescContinue 3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DescContinue_20_4" style:display-name="DescContinue 4" style:family="paragraph" style:parent-style-name="Standard">
      <style:paragraph-properties fo:margin-left="1in" fo:margin-right="0in" fo:text-align="start" style:justify-single-word="false" fo:text-indent="0in" style:auto-text-indent="false"/>
    </style:style>
    <style:style style:name="DescContinue_20_5" style:display-name="DescContinue 5" style:family="paragraph" style:parent-style-name="Standard">
      <style:paragraph-properties fo:margin-left="1.25in" fo:margin-right="0in" fo:text-align="start" style:justify-single-word="false" fo:text-indent="0in" style:auto-text-indent="false"/>
    </style:style>
    <style:style style:name="DescContinue_20_6" style:display-name="DescContinue 6" style:family="paragraph" style:parent-style-name="Standard">
      <style:paragraph-properties fo:margin-left="1.5in" fo:margin-right="0in" fo:text-align="start" style:justify-single-word="false" fo:text-indent="0in" style:auto-text-indent="false"/>
    </style:style>
    <style:style style:name="DescContinue_20_7" style:display-name="DescContinue 7" style:family="paragraph" style:parent-style-name="Standard">
      <style:paragraph-properties fo:margin-left="1.75in" fo:margin-right="0in" fo:text-align="start" style:justify-single-word="false" fo:text-indent="0in" style:auto-text-indent="false"/>
    </style:style>
    <style:style style:name="DescContinue_20_8" style:display-name="DescContinue 8" style:family="paragraph" style:parent-style-name="Standard">
      <style:paragraph-properties fo:margin-left="2in" fo:margin-right="0in" fo:text-align="start" style:justify-single-word="false" fo:text-indent="0in" style:auto-text-indent="false"/>
    </style:style>
    <style:style style:name="DescContinue_20_9" style:display-name="DescContinue 9" style:family="paragraph" style:parent-style-name="Standard">
      <style:paragraph-properties fo:margin-left="2.25in" fo:margin-right="0in" fo:text-align="start" style:justify-single-word="false" fo:text-indent="0in" style:auto-text-indent="false"/>
    </style:style>
    <style:style style:name="DescContinue_20_10" style:display-name="DescContinue 10" style:family="paragraph" style:parent-style-name="Standard">
      <style:paragraph-properties fo:margin-left="2.5in" fo:margin-right="0in" fo:text-align="start" style:justify-single-word="false" fo:text-indent="0in" style:auto-text-indent="false"/>
    </style:style>
    <style:style style:name="DescContinue_20_11" style:display-name="DescContinue 11" style:family="paragraph" style:parent-style-name="Standard">
      <style:paragraph-properties fo:margin-left="2.75in" fo:margin-right="0in" fo:text-align="start" style:justify-single-word="false" fo:text-indent="0in" style:auto-text-indent="false"/>
    </style:style>
    <style:style style:name="DescContinue_20_12" style:display-name="DescContinue 12" style:family="paragraph" style:parent-style-name="Standard">
      <style:paragraph-properties fo:margin-left="3in" fo:margin-right="0in" fo:text-align="start" style:justify-single-word="false" fo:text-indent="0in" style:auto-text-indent="false"/>
    </style:style>
    <style:style style:name="DescContinue_20_13" style:display-name="DescContinue 13" style:family="paragraph" style:parent-style-name="Standard">
      <style:paragraph-properties fo:margin-left="3.25in" fo:margin-right="0in" fo:text-align="start" style:justify-single-word="false" fo:text-indent="0in" style:auto-text-indent="false"/>
    </style:style>
    <style:style style:name="LatexTOC_20_0" style:display-name="LatexTOC 0" style:family="paragraph" style:parent-style-name="Standard">
      <style:paragraph-properties fo:margin-top="0.0209in" fo:margin-bottom="0.0209in" style:contextual-spacing="false">
        <style:tab-stops>
          <style:tab-stop style:position="6in" style:type="right" style:leader-style="dotted" style:leader-text="."/>
        </style:tab-stops>
      </style:paragraph-properties>
    </style:style>
    <style:style style:name="LatexTOC_20_1" style:display-name="LatexTOC 1" style:family="paragraph" style:parent-style-name="Standard">
      <style:paragraph-properties fo:margin-left="0.25in" fo:margin-right="0in" fo:margin-top="0.0189in" fo:margin-bottom="0.0189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LatexTOC_20_2" style:display-name="LatexTOC 2" style:family="paragraph" style:parent-style-name="Standard">
      <style:paragraph-properties fo:margin-left="0.5in" fo:margin-right="0in" fo:margin-top="0.0165in" fo:margin-bottom="0.0165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LatexTOC_20_3" style:display-name="LatexTOC 3" style:family="paragraph" style:parent-style-name="Standard">
      <style:paragraph-properties fo:margin-left="0.75in" fo:margin-right="0in" fo:margin-top="0.0146in" fo:margin-bottom="0.0146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LatexTOC_20_4" style:display-name="LatexTOC 4" style:family="paragraph" style:parent-style-name="Standard">
      <style:paragraph-properties fo:margin-left="1in" fo:margin-right="0in" fo:margin-top="0.0126in" fo:margin-bottom="0.0126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LatexTOC_20_5" style:display-name="LatexTOC 5" style:family="paragraph" style:parent-style-name="Standard">
      <style:paragraph-properties fo:margin-left="1.25in" fo:margin-right="0in" fo:margin-top="0.0102in" fo:margin-bottom="0.0102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LatexTOC_20_6" style:display-name="LatexTOC 6" style:family="paragraph" style:parent-style-name="Standard">
      <style:paragraph-properties fo:margin-left="1.5in" fo:margin-right="0in" fo:margin-top="0.0083in" fo:margin-bottom="0.0083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LatexTOC_20_7" style:display-name="LatexTOC 7" style:family="paragraph" style:parent-style-name="Standard">
      <style:paragraph-properties fo:margin-left="1.75in" fo:margin-right="0in" fo:margin-top="0.0063in" fo:margin-bottom="0.0063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LatexTOC_20_8" style:display-name="LatexTOC 8" style:family="paragraph" style:parent-style-name="Standard">
      <style:paragraph-properties fo:margin-left="2in" fo:margin-right="0in" fo:margin-top="0.0043in" fo:margin-bottom="0.0043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LatexTOC_20_9" style:display-name="LatexTOC 9" style:family="paragraph" style:parent-style-name="Standard">
      <style:paragraph-properties fo:margin-left="2.25in" fo:margin-right="0in" fo:margin-top="0.002in" fo:margin-bottom="0.002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LatexTOC_20_10" style:display-name="LatexTOC 10" style:family="paragraph" style:parent-style-name="Standard">
      <style:paragraph-properties fo:margin-left="2.5in" fo:margin-right="0in" fo:margin-top="0.002in" fo:margin-bottom="0.002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LatexTOC_20_11" style:display-name="LatexTOC 11" style:family="paragraph" style:parent-style-name="Standard">
      <style:paragraph-properties fo:margin-left="2.75in" fo:margin-right="0in" fo:margin-top="0.002in" fo:margin-bottom="0.002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LatexTOC_20_12" style:display-name="LatexTOC 12" style:family="paragraph" style:parent-style-name="Standard">
      <style:paragraph-properties fo:margin-left="3in" fo:margin-right="0in" fo:margin-top="0.002in" fo:margin-bottom="0.002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LatexTOC_20_13" style:display-name="LatexTOC 13" style:family="paragraph" style:parent-style-name="Standard">
      <style:paragraph-properties fo:margin-left="3.25in" fo:margin-right="0in" fo:margin-top="0.002in" fo:margin-bottom="0.002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List_20_Bullet_20_0" style:display-name="List Bullet 0" style:family="paragraph" style:parent-style-name="Standard" style:auto-update="true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_20_Bullet_20_1" style:display-name="List Bullet 1" style:family="paragraph" style:parent-style-name="Standard" style:auto-update="true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List_20_Bullet_20_2" style:display-name="List Bullet 2" style:family="paragraph" style:parent-style-name="Standard" style:auto-update="true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</style:style>
    <style:style style:name="List_20_Bullet_20_3" style:display-name="List Bullet 3" style:family="paragraph" style:parent-style-name="Standard" style:auto-update="true">
      <style:paragraph-properties fo:margin-left="1in" fo:margin-right="0in" fo:text-indent="-0.25in" style:auto-text-indent="false">
        <style:tab-stops>
          <style:tab-stop style:position="1in"/>
        </style:tab-stops>
      </style:paragraph-properties>
    </style:style>
    <style:style style:name="List_20_Bullet_20_4" style:display-name="List Bullet 4" style:family="paragraph" style:parent-style-name="Standard" style:auto-update="true">
      <style:paragraph-properties fo:margin-left="1.25in" fo:margin-right="0in" fo:text-indent="-0.25in" style:auto-text-indent="false">
        <style:tab-stops>
          <style:tab-stop style:position="1.25in"/>
        </style:tab-stops>
      </style:paragraph-properties>
    </style:style>
    <style:style style:name="List_20_Bullet_20_5" style:display-name="List Bullet 5" style:family="paragraph" style:parent-style-name="Standard" style:auto-update="true">
      <style:paragraph-properties fo:margin-left="1.5in" fo:margin-right="0in" fo:text-indent="-0.25in" style:auto-text-indent="false">
        <style:tab-stops>
          <style:tab-stop style:position="1.5in"/>
        </style:tab-stops>
      </style:paragraph-properties>
    </style:style>
    <style:style style:name="List_20_Bullet_20_6" style:display-name="List Bullet 6" style:family="paragraph" style:parent-style-name="Standard" style:auto-update="true">
      <style:paragraph-properties fo:margin-left="1.75in" fo:margin-right="0in" fo:text-indent="-0.25in" style:auto-text-indent="false">
        <style:tab-stops>
          <style:tab-stop style:position="1.75in"/>
        </style:tab-stops>
      </style:paragraph-properties>
    </style:style>
    <style:style style:name="List_20_Bullet_20_7" style:display-name="List Bullet 7" style:family="paragraph" style:parent-style-name="Standard" style:auto-update="true">
      <style:paragraph-properties fo:margin-left="2in" fo:margin-right="0in" fo:text-indent="-0.25in" style:auto-text-indent="false">
        <style:tab-stops>
          <style:tab-stop style:position="2in"/>
        </style:tab-stops>
      </style:paragraph-properties>
    </style:style>
    <style:style style:name="List_20_Bullet_20_8" style:display-name="List Bullet 8" style:family="paragraph" style:parent-style-name="Standard" style:auto-update="true">
      <style:paragraph-properties fo:margin-left="2.25in" fo:margin-right="0in" fo:text-indent="-0.25in" style:auto-text-indent="false">
        <style:tab-stops>
          <style:tab-stop style:position="2.25in"/>
        </style:tab-stops>
      </style:paragraph-properties>
    </style:style>
    <style:style style:name="List_20_Bullet_20_9" style:display-name="List Bullet 9" style:family="paragraph" style:parent-style-name="Standard" style:auto-update="true">
      <style:paragraph-properties fo:margin-left="2.5in" fo:margin-right="0in" fo:text-indent="-0.25in" style:auto-text-indent="false">
        <style:tab-stops>
          <style:tab-stop style:position="2.5in"/>
        </style:tab-stops>
      </style:paragraph-properties>
    </style:style>
    <style:style style:name="List_20_Bullet_20_10" style:display-name="List Bullet 10" style:family="paragraph" style:parent-style-name="Standard" style:auto-update="true">
      <style:paragraph-properties fo:margin-left="2.75in" fo:margin-right="0in" fo:text-indent="-0.25in" style:auto-text-indent="false">
        <style:tab-stops>
          <style:tab-stop style:position="2.75in"/>
        </style:tab-stops>
      </style:paragraph-properties>
    </style:style>
    <style:style style:name="List_20_Bullet_20_11" style:display-name="List Bullet 11" style:family="paragraph" style:parent-style-name="Standard" style:auto-update="true">
      <style:paragraph-properties fo:margin-left="3in" fo:margin-right="0in" fo:text-indent="-0.25in" style:auto-text-indent="false">
        <style:tab-stops>
          <style:tab-stop style:position="3in"/>
        </style:tab-stops>
      </style:paragraph-properties>
    </style:style>
    <style:style style:name="List_20_Bullet_20_12" style:display-name="List Bullet 12" style:family="paragraph" style:parent-style-name="Standard" style:auto-update="true">
      <style:paragraph-properties fo:margin-left="3.25in" fo:margin-right="0in" fo:text-indent="-0.25in" style:auto-text-indent="false">
        <style:tab-stops>
          <style:tab-stop style:position="3.25in"/>
        </style:tab-stops>
      </style:paragraph-properties>
    </style:style>
    <style:style style:name="List_20_Bullet_20_13" style:display-name="List Bullet 13" style:family="paragraph" style:parent-style-name="Standard" style:auto-update="true">
      <style:paragraph-properties fo:margin-left="3.5in" fo:margin-right="0in" fo:text-indent="-0.25in" style:auto-text-indent="false">
        <style:tab-stops>
          <style:tab-stop style:position="3.5in"/>
        </style:tab-stops>
      </style:paragraph-properties>
    </style:style>
    <style:style style:name="List_20_Enum_20_0" style:display-name="List Enum 0" style:family="paragraph" style:parent-style-name="Standard" style:auto-update="true">
      <style:paragraph-properties fo:margin-left="0.25in" fo:margin-right="0in" fo:text-indent="-0.25in" style:auto-text-indent="false"/>
    </style:style>
    <style:style style:name="List_20_Enum_20_1" style:display-name="List Enum 1" style:family="paragraph" style:parent-style-name="Standard" style:auto-update="true">
      <style:paragraph-properties fo:margin-left="0.5in" fo:margin-right="0in" fo:text-indent="-0.25in" style:auto-text-indent="false"/>
    </style:style>
    <style:style style:name="List_20_Enum_20_2" style:display-name="List Enum 2" style:family="paragraph" style:parent-style-name="Standard" style:auto-update="true">
      <style:paragraph-properties fo:margin-left="0.75in" fo:margin-right="0in" fo:text-indent="-0.25in" style:auto-text-indent="false"/>
    </style:style>
    <style:style style:name="List_20_Enum_20_3" style:display-name="List Enum 3" style:family="paragraph" style:parent-style-name="Standard" style:auto-update="true">
      <style:paragraph-properties fo:margin-left="1in" fo:margin-right="0in" fo:text-indent="-0.25in" style:auto-text-indent="false"/>
    </style:style>
    <style:style style:name="List_20_Enum_20_4" style:display-name="List Enum 4" style:family="paragraph" style:parent-style-name="Standard" style:auto-update="true">
      <style:paragraph-properties fo:margin-left="1.25in" fo:margin-right="0in" fo:text-indent="-0.25in" style:auto-text-indent="false"/>
    </style:style>
    <style:style style:name="List_20_Enum_20_5" style:display-name="List Enum 5" style:family="paragraph" style:parent-style-name="Standard" style:auto-update="true">
      <style:paragraph-properties fo:margin-left="1.5in" fo:margin-right="0in" fo:text-indent="-0.25in" style:auto-text-indent="false"/>
    </style:style>
    <style:style style:name="List_20_Enum_20_6" style:display-name="List Enum 6" style:family="paragraph" style:parent-style-name="Standard" style:auto-update="true">
      <style:paragraph-properties fo:margin-left="1.75in" fo:margin-right="0in" fo:text-indent="-0.25in" style:auto-text-indent="false"/>
    </style:style>
    <style:style style:name="List_20_Enum_20_7" style:display-name="List Enum 7" style:family="paragraph" style:parent-style-name="Standard" style:auto-update="true">
      <style:paragraph-properties fo:margin-left="2in" fo:margin-right="0in" fo:text-indent="-0.25in" style:auto-text-indent="false"/>
    </style:style>
    <style:style style:name="List_20_Enum_20_8" style:display-name="List Enum 8" style:family="paragraph" style:parent-style-name="Standard" style:auto-update="true">
      <style:paragraph-properties fo:margin-left="2.25in" fo:margin-right="0in" fo:text-indent="-0.25in" style:auto-text-indent="false"/>
    </style:style>
    <style:style style:name="List_20_Enum_20_9" style:display-name="List Enum 9" style:family="paragraph" style:parent-style-name="Standard" style:auto-update="true">
      <style:paragraph-properties fo:margin-left="2.5in" fo:margin-right="0in" fo:text-indent="-0.25in" style:auto-text-indent="false"/>
    </style:style>
    <style:style style:name="List_20_Enum_20_10" style:display-name="List Enum 10" style:family="paragraph" style:parent-style-name="Standard" style:auto-update="true">
      <style:paragraph-properties fo:margin-left="2.75in" fo:margin-right="0in" fo:text-indent="-0.25in" style:auto-text-indent="false"/>
    </style:style>
    <style:style style:name="List_20_Enum_20_11" style:display-name="List Enum 11" style:family="paragraph" style:parent-style-name="Standard" style:auto-update="true">
      <style:paragraph-properties fo:margin-left="3in" fo:margin-right="0in" fo:text-indent="-0.25in" style:auto-text-indent="false"/>
    </style:style>
    <style:style style:name="List_20_Enum_20_12" style:display-name="List Enum 12" style:family="paragraph" style:parent-style-name="Standard" style:auto-update="true">
      <style:paragraph-properties fo:margin-left="3.25in" fo:margin-right="0in" fo:text-indent="-0.25in" style:auto-text-indent="false"/>
    </style:style>
    <style:style style:name="List_20_Enum_20_13" style:display-name="List Enum 13" style:family="paragraph" style:parent-style-name="Standard" style:auto-update="true">
      <style:paragraph-properties fo:margin-left="3.5in" fo:margin-right="0in" fo:text-indent="-0.25in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Default_20_Paragraph_20_Font" style:display-name="Default Paragraph Font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">
      <text:list-level-style-number text:level="1" text:style-name="ListLabel_20_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">
      <text:list-level-style-number text:level="1" text:style-name="ListLabel_20_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">
      <text:list-level-style-number text:level="1" text:style-name="ListLabel_20_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">
      <text:list-level-style-number text:level="1" text:style-name="ListLabel_20_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">
      <text:list-level-style-number text:level="1" text:style-name="ListLabel_20_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">
      <text:list-level-style-number text:level="1" text:style-name="ListLabel_20_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">
      <text:list-level-style-number text:level="1" text:style-name="ListLabel_20_1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">
      <text:list-level-style-number text:level="1" text:style-name="ListLabel_20_1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">
      <text:list-level-style-number text:level="1" text:style-name="ListLabel_20_1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">
      <text:list-level-style-number text:level="1" text:style-name="ListLabel_20_1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">
      <text:list-level-style-number text:level="1" text:style-name="ListLabel_20_1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">
      <text:list-level-style-number text:level="1" text:style-name="ListLabel_20_1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">
      <text:list-level-style-number text:level="1" text:style-name="ListLabel_20_1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">
      <text:list-level-style-number text:level="1" text:style-name="ListLabel_20_1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">
      <text:list-level-style-number text:level="1" text:style-name="ListLabel_20_1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">
      <text:list-level-style-number text:level="1" text:style-name="ListLabel_20_1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">
      <text:list-level-style-number text:level="1" text:style-name="ListLabel_20_2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">
      <text:list-level-style-number text:level="1" text:style-name="ListLabel_20_2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">
      <text:list-level-style-number text:level="1" text:style-name="ListLabel_20_2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">
      <text:list-level-style-number text:level="1" text:style-name="ListLabel_20_2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">
      <text:list-level-style-number text:level="1" text:style-name="ListLabel_20_2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">
      <text:list-level-style-number text:level="1" text:style-name="ListLabel_20_2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">
      <text:list-level-style-number text:level="1" text:style-name="ListLabel_20_2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">
      <text:list-level-style-number text:level="1" text:style-name="ListLabel_20_2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">
      <text:list-level-style-number text:level="1" text:style-name="ListLabel_20_2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">
      <text:list-level-style-number text:level="1" text:style-name="ListLabel_20_2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">
      <text:list-level-style-number text:level="1" text:style-name="ListLabel_20_3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">
      <text:list-level-style-number text:level="1" text:style-name="ListLabel_20_3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">
      <text:list-level-style-number text:level="1" text:style-name="ListLabel_20_3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">
      <text:list-level-style-number text:level="1" text:style-name="ListLabel_20_3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">
      <text:list-level-style-number text:level="1" text:style-name="ListLabel_20_3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">
      <text:list-level-style-number text:level="1" text:style-name="ListLabel_20_3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">
      <text:list-level-style-number text:level="1" text:style-name="ListLabel_20_3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">
      <text:list-level-style-number text:level="1" text:style-name="ListLabel_20_3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">
      <text:list-level-style-number text:level="1" text:style-name="ListLabel_20_3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">
      <text:list-level-style-number text:level="1" text:style-name="ListLabel_20_3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">
      <text:list-level-style-number text:level="1" text:style-name="ListLabel_20_4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">
      <text:list-level-style-number text:level="1" text:style-name="ListLabel_20_4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">
      <text:list-level-style-number text:level="1" text:style-name="ListLabel_20_4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">
      <text:list-level-style-number text:level="1" text:style-name="ListLabel_20_4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">
      <text:list-level-style-number text:level="1" text:style-name="ListLabel_20_4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">
      <text:list-level-style-number text:level="1" text:style-name="ListLabel_20_4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">
      <text:list-level-style-number text:level="1" text:style-name="ListLabel_20_4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">
      <text:list-level-style-number text:level="1" text:style-name="ListLabel_20_4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">
      <text:list-level-style-number text:level="1" text:style-name="ListLabel_20_4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">
      <text:list-level-style-number text:level="1" text:style-name="ListLabel_20_4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">
      <text:list-level-style-number text:level="1" text:style-name="ListLabel_20_5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">
      <text:list-level-style-number text:level="1" text:style-name="ListLabel_20_5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">
      <text:list-level-style-number text:level="1" text:style-name="ListLabel_20_5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">
      <text:list-level-style-number text:level="1" text:style-name="ListLabel_20_5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">
      <text:list-level-style-number text:level="1" text:style-name="ListLabel_20_5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">
      <text:list-level-style-number text:level="1" text:style-name="ListLabel_20_5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">
      <text:list-level-style-number text:level="1" text:style-name="ListLabel_20_5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">
      <text:list-level-style-number text:level="1" text:style-name="ListLabel_20_5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">
      <text:list-level-style-number text:level="1" text:style-name="ListLabel_20_5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">
      <text:list-level-style-number text:level="1" text:style-name="ListLabel_20_5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">
      <text:list-level-style-number text:level="1" text:style-name="ListLabel_20_6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">
      <text:list-level-style-number text:level="1" text:style-name="ListLabel_20_6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">
      <text:list-level-style-number text:level="1" text:style-name="ListLabel_20_6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">
      <text:list-level-style-number text:level="1" text:style-name="ListLabel_20_6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">
      <text:list-level-style-number text:level="1" text:style-name="ListLabel_20_6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">
      <text:list-level-style-number text:level="1" text:style-name="ListLabel_20_6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">
      <text:list-level-style-number text:level="1" text:style-name="ListLabel_20_6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">
      <text:list-level-style-number text:level="1" text:style-name="ListLabel_20_6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">
      <text:list-level-style-number text:level="1" text:style-name="ListLabel_20_6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">
      <text:list-level-style-number text:level="1" text:style-name="ListLabel_20_6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">
      <text:list-level-style-number text:level="1" text:style-name="ListLabel_20_7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">
      <text:list-level-style-number text:level="1" text:style-name="ListLabel_20_7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">
      <text:list-level-style-number text:level="1" text:style-name="ListLabel_20_7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">
      <text:list-level-style-number text:level="1" text:style-name="ListLabel_20_7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">
      <text:list-level-style-number text:level="1" text:style-name="ListLabel_20_7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">
      <text:list-level-style-number text:level="1" text:style-name="ListLabel_20_7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">
      <text:list-level-style-number text:level="1" text:style-name="ListLabel_20_7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">
      <text:list-level-style-number text:level="1" text:style-name="ListLabel_20_7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">
      <text:list-level-style-number text:level="1" text:style-name="ListLabel_20_7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">
      <text:list-level-style-number text:level="1" text:style-name="ListLabel_20_7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">
      <text:list-level-style-number text:level="1" text:style-name="ListLabel_20_8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">
      <text:list-level-style-number text:level="1" text:style-name="ListLabel_20_8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">
      <text:list-level-style-number text:level="1" text:style-name="ListLabel_20_8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">
      <text:list-level-style-number text:level="1" text:style-name="ListLabel_20_8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">
      <text:list-level-style-number text:level="1" text:style-name="ListLabel_20_8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">
      <text:list-level-style-number text:level="1" text:style-name="ListLabel_20_8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">
      <text:list-level-style-number text:level="1" text:style-name="ListLabel_20_8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">
      <text:list-level-style-number text:level="1" text:style-name="ListLabel_20_8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">
      <text:list-level-style-number text:level="1" text:style-name="ListLabel_20_8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">
      <text:list-level-style-number text:level="1" text:style-name="ListLabel_20_8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">
      <text:list-level-style-number text:level="1" text:style-name="ListLabel_20_9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">
      <text:list-level-style-number text:level="1" text:style-name="ListLabel_20_9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">
      <text:list-level-style-number text:level="1" text:style-name="ListLabel_20_9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">
      <text:list-level-style-number text:level="1" text:style-name="ListLabel_20_9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">
      <text:list-level-style-number text:level="1" text:style-name="ListLabel_20_9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">
      <text:list-level-style-number text:level="1" text:style-name="ListLabel_20_9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">
      <text:list-level-style-number text:level="1" text:style-name="ListLabel_20_9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">
      <text:list-level-style-number text:level="1" text:style-name="ListLabel_20_9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">
      <text:list-level-style-number text:level="1" text:style-name="ListLabel_20_9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">
      <text:list-level-style-number text:level="1" text:style-name="ListLabel_20_9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">
      <text:list-level-style-number text:level="1" text:style-name="ListLabel_20_10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">
      <text:list-level-style-number text:level="1" text:style-name="ListLabel_20_10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">
      <text:list-level-style-number text:level="1" text:style-name="ListLabel_20_10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">
      <text:list-level-style-number text:level="1" text:style-name="ListLabel_20_10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">
      <text:list-level-style-number text:level="1" text:style-name="ListLabel_20_10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">
      <text:list-level-style-number text:level="1" text:style-name="ListLabel_20_10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">
      <text:list-level-style-number text:level="1" text:style-name="ListLabel_20_10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">
      <text:list-level-style-number text:level="1" text:style-name="ListLabel_20_10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">
      <text:list-level-style-number text:level="1" text:style-name="ListLabel_20_10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">
      <text:list-level-style-number text:level="1" text:style-name="ListLabel_20_10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">
      <text:list-level-style-number text:level="1" text:style-name="ListLabel_20_11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">
      <text:list-level-style-number text:level="1" text:style-name="ListLabel_20_11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">
      <text:list-level-style-number text:level="1" text:style-name="ListLabel_20_11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">
      <text:list-level-style-number text:level="1" text:style-name="ListLabel_20_11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">
      <text:list-level-style-number text:level="1" text:style-name="ListLabel_20_11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">
      <text:list-level-style-number text:level="1" text:style-name="ListLabel_20_11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">
      <text:list-level-style-number text:level="1" text:style-name="ListLabel_20_11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">
      <text:list-level-style-number text:level="1" text:style-name="ListLabel_20_11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">
      <text:list-level-style-number text:level="1" text:style-name="ListLabel_20_11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">
      <text:list-level-style-number text:level="1" text:style-name="ListLabel_20_11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">
      <text:list-level-style-number text:level="1" text:style-name="ListLabel_20_12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">
      <text:list-level-style-number text:level="1" text:style-name="ListLabel_20_12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">
      <text:list-level-style-number text:level="1" text:style-name="ListLabel_20_12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">
      <text:list-level-style-number text:level="1" text:style-name="ListLabel_20_12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">
      <text:list-level-style-number text:level="1" text:style-name="ListLabel_20_12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">
      <text:list-level-style-number text:level="1" text:style-name="ListLabel_20_12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">
      <text:list-level-style-number text:level="1" text:style-name="ListLabel_20_12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">
      <text:list-level-style-number text:level="1" text:style-name="ListLabel_20_12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">
      <text:list-level-style-number text:level="1" text:style-name="ListLabel_20_12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">
      <text:list-level-style-number text:level="1" text:style-name="ListLabel_20_12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">
      <text:list-level-style-number text:level="1" text:style-name="ListLabel_20_13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">
      <text:list-level-style-number text:level="1" text:style-name="ListLabel_20_13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">
      <text:list-level-style-number text:level="1" text:style-name="ListLabel_20_13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">
      <text:list-level-style-number text:level="1" text:style-name="ListLabel_20_13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">
      <text:list-level-style-number text:level="1" text:style-name="ListLabel_20_13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">
      <text:list-level-style-number text:level="1" text:style-name="ListLabel_20_13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">
      <text:list-level-style-number text:level="1" text:style-name="ListLabel_20_13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">
      <text:list-level-style-number text:level="1" text:style-name="ListLabel_20_13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">
      <text:list-level-style-number text:level="1" text:style-name="ListLabel_20_13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">
      <text:list-level-style-number text:level="1" text:style-name="ListLabel_20_13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">
      <text:list-level-style-number text:level="1" text:style-name="ListLabel_20_14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">
      <text:list-level-style-number text:level="1" text:style-name="ListLabel_20_14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">
      <text:list-level-style-number text:level="1" text:style-name="ListLabel_20_14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">
      <text:list-level-style-number text:level="1" text:style-name="ListLabel_20_14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">
      <text:list-level-style-number text:level="1" text:style-name="ListLabel_20_14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">
      <text:list-level-style-number text:level="1" text:style-name="ListLabel_20_14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">
      <text:list-level-style-number text:level="1" text:style-name="ListLabel_20_14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">
      <text:list-level-style-number text:level="1" text:style-name="ListLabel_20_14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">
      <text:list-level-style-number text:level="1" text:style-name="ListLabel_20_14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">
      <text:list-level-style-number text:level="1" text:style-name="ListLabel_20_14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">
      <text:list-level-style-number text:level="1" text:style-name="ListLabel_20_15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">
      <text:list-level-style-number text:level="1" text:style-name="ListLabel_20_15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">
      <text:list-level-style-number text:level="1" text:style-name="ListLabel_20_15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">
      <text:list-level-style-number text:level="1" text:style-name="ListLabel_20_15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">
      <text:list-level-style-number text:level="1" text:style-name="ListLabel_20_15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">
      <text:list-level-style-number text:level="1" text:style-name="ListLabel_20_15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">
      <text:list-level-style-number text:level="1" text:style-name="ListLabel_20_15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">
      <text:list-level-style-number text:level="1" text:style-name="ListLabel_20_15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">
      <text:list-level-style-number text:level="1" text:style-name="ListLabel_20_15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">
      <text:list-level-style-number text:level="1" text:style-name="ListLabel_20_15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">
      <text:list-level-style-number text:level="1" text:style-name="ListLabel_20_16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">
      <text:list-level-style-number text:level="1" text:style-name="ListLabel_20_16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">
      <text:list-level-style-number text:level="1" text:style-name="ListLabel_20_16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">
      <text:list-level-style-number text:level="1" text:style-name="ListLabel_20_16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">
      <text:list-level-style-number text:level="1" text:style-name="ListLabel_20_16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">
      <text:list-level-style-number text:level="1" text:style-name="ListLabel_20_16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">
      <text:list-level-style-number text:level="1" text:style-name="ListLabel_20_16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">
      <text:list-level-style-number text:level="1" text:style-name="ListLabel_20_16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">
      <text:list-level-style-number text:level="1" text:style-name="ListLabel_20_16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">
      <text:list-level-style-number text:level="1" text:style-name="ListLabel_20_16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">
      <text:list-level-style-number text:level="1" text:style-name="ListLabel_20_17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">
      <text:list-level-style-number text:level="1" text:style-name="ListLabel_20_17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">
      <text:list-level-style-number text:level="1" text:style-name="ListLabel_20_17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">
      <text:list-level-style-number text:level="1" text:style-name="ListLabel_20_17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">
      <text:list-level-style-number text:level="1" text:style-name="ListLabel_20_17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">
      <text:list-level-style-number text:level="1" text:style-name="ListLabel_20_17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">
      <text:list-level-style-number text:level="1" text:style-name="ListLabel_20_17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">
      <text:list-level-style-number text:level="1" text:style-name="ListLabel_20_17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">
      <text:list-level-style-number text:level="1" text:style-name="ListLabel_20_17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">
      <text:list-level-style-number text:level="1" text:style-name="ListLabel_20_17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">
      <text:list-level-style-number text:level="1" text:style-name="ListLabel_20_18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">
      <text:list-level-style-number text:level="1" text:style-name="ListLabel_20_18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">
      <text:list-level-style-number text:level="1" text:style-name="ListLabel_20_18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">
      <text:list-level-style-number text:level="1" text:style-name="ListLabel_20_18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">
      <text:list-level-style-number text:level="1" text:style-name="ListLabel_20_18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">
      <text:list-level-style-number text:level="1" text:style-name="ListLabel_20_18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">
      <text:list-level-style-number text:level="1" text:style-name="ListLabel_20_18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">
      <text:list-level-style-number text:level="1" text:style-name="ListLabel_20_18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">
      <text:list-level-style-number text:level="1" text:style-name="ListLabel_20_18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">
      <text:list-level-style-number text:level="1" text:style-name="ListLabel_20_18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">
      <text:list-level-style-number text:level="1" text:style-name="ListLabel_20_19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">
      <text:list-level-style-number text:level="1" text:style-name="ListLabel_20_19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">
      <text:list-level-style-number text:level="1" text:style-name="ListLabel_20_19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">
      <text:list-level-style-number text:level="1" text:style-name="ListLabel_20_19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">
      <text:list-level-style-number text:level="1" text:style-name="ListLabel_20_19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">
      <text:list-level-style-number text:level="1" text:style-name="ListLabel_20_19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">
      <text:list-level-style-number text:level="1" text:style-name="ListLabel_20_19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a">
      <text:list-level-style-number text:level="1" text:style-name="ListLabel_20_19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aa">
      <text:list-level-style-number text:level="1" text:style-name="ListLabel_20_19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aaa">
      <text:list-level-style-number text:level="1" text:style-name="ListLabel_20_19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aaaa">
      <text:list-level-style-number text:level="1" text:style-name="ListLabel_20_20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aaaaa">
      <text:list-level-style-number text:level="1" text:style-name="ListLabel_20_20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aaaaaa">
      <text:list-level-style-number text:level="1" text:style-name="ListLabel_20_20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aaaaaaa">
      <text:list-level-style-number text:level="1" text:style-name="ListLabel_20_20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aaaaaaaa">
      <text:list-level-style-number text:level="1" text:style-name="ListLabel_20_20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aaaaaaaaa">
      <text:list-level-style-number text:level="1" text:style-name="ListLabel_20_20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aaaaaaaaaa">
      <text:list-level-style-number text:level="1" text:style-name="ListLabel_20_20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aaaaaaaaaaa">
      <text:list-level-style-number text:level="1" text:style-name="ListLabel_20_20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aaaaaaaaaaaa">
      <text:list-level-style-number text:level="1" text:style-name="ListLabel_20_20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aaaaaaaaaaaaa">
      <text:list-level-style-number text:level="1" text:style-name="ListLabel_20_20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aaaaaaaaaaaaaaaaaaaaaaaaaaaaaaaaaaaaaaaaaaaaaaaaaaaaaaaaaaaaaaaaaaaaaaaaaaaaaaaaaaaaaaaaaaaaaaaaaaaaaaaaaaaaaaaaaaaaaaaaaaaaaaaaaaaaaaaaaaaaaaaaaaaaaaaaaaaaaaaaaaaaaaaaaaaaaaaaaaaaaaaaaaaaaaaaaaaaaaaaaaaaa">
      <text:list-level-style-number text:level="1" text:style-name="ListLabel_20_21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page-layout style:name="Mpm1">
      <style:page-layout-properties fo:page-width="8.2681in" fo:page-height="11.6929in" style:num-format="i" style:print-orientation="portrait" fo:margin-top="1in" fo:margin-bottom="0.5in" fo:margin-left="1.25in" fo:margin-right="1.2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0.5in" fo:margin-left="1.25in" fo:margin-right="1.2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1in" fo:margin-bottom="0.5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i</text:page-number></text:p>
      </style:footer>
    </style:master-page>
    <style:master-page style:name="Converted1" style:page-layout-name="Mpm2" draw:style-name="Mdp1">
      <style:footer>
        <text:p text:style-name="MP1"><text:page-number text:select-page="current">1</text:page-number></text:p>
      </style:footer>
    </style:master-page>
    <style:master-page style:name="Converted2" style:page-layout-name="Mpm3" draw:style-name="Mdp1">
      <style:footer>
        <text:p text:style-name="MP1"><text:page-number text:select-page="current"/></text:p>
      </style:footer>
    </style:master-page>
    <style:master-page style:name="Converted3" style:page-layout-name="Mpm2" draw:style-name="Mdp1">
      <style:footer>
        <text:p text:style-name="MP1"><text:page-number text:select-page="current">3</text:page-number></text:p>
      </style:footer>
    </style:master-page>
    <style:master-page style:name="Converted4" style:page-layout-name="Mpm2" draw:style-name="Mdp1">
      <style:footer>
        <text:p text:style-name="MP1"><text:page-number text:select-page="current">4</text:page-number></text:p>
      </style:footer>
    </style:master-page>
    <style:master-page style:name="Converted5" style:page-layout-name="Mpm2" draw:style-name="Mdp1">
      <style:footer>
        <text:p text:style-name="MP1"><text:page-number text:select-page="current">5</text:page-number></text:p>
      </style:footer>
    </style:master-page>
    <style:master-page style:name="Converted6" style:page-layout-name="Mpm2" draw:style-name="Mdp1">
      <style:footer>
        <text:p text:style-name="MP1"><text:page-number text:select-page="current">8</text:page-number></text:p>
      </style:footer>
    </style:master-page>
    <style:master-page style:name="Converted7" style:page-layout-name="Mpm2" draw:style-name="Mdp1">
      <style:footer>
        <text:p text:style-name="MP1"><text:page-number text:select-page="current">10</text:page-number></text:p>
      </style:footer>
    </style:master-page>
    <style:master-page style:name="Converted8" style:page-layout-name="Mpm2" draw:style-name="Mdp1">
      <style:footer>
        <text:p text:style-name="MP1"><text:page-number text:select-page="current">12</text:page-number></text:p>
      </style:footer>
    </style:master-page>
    <style:master-page style:name="Converted9" style:page-layout-name="Mpm2" draw:style-name="Mdp1">
      <style:footer>
        <text:p text:style-name="MP1"><text:page-number text:select-page="current">13</text:page-number></text:p>
      </style:footer>
    </style:master-page>
    <style:master-page style:name="Converted10" style:page-layout-name="Mpm2" draw:style-name="Mdp1">
      <style:footer>
        <text:p text:style-name="MP1"><text:page-number text:select-page="current">14</text:page-number></text:p>
      </style:footer>
    </style:master-page>
    <style:master-page style:name="Converted11" style:page-layout-name="Mpm2" draw:style-name="Mdp1">
      <style:footer>
        <text:p text:style-name="MP1"><text:page-number text:select-page="current">15</text:page-number></text:p>
      </style:footer>
    </style:master-page>
    <style:master-page style:name="Converted12" style:page-layout-name="Mpm2" draw:style-name="Mdp1">
      <style:footer>
        <text:p text:style-name="MP1"><text:page-number text:select-page="current">16</text:page-number></text:p>
      </style:footer>
    </style:master-page>
    <style:master-page style:name="Converted13" style:page-layout-name="Mpm2" draw:style-name="Mdp1">
      <style:footer>
        <text:p text:style-name="MP1"><text:page-number text:select-page="current">17</text:page-number></text:p>
      </style:footer>
    </style:master-page>
    <style:master-page style:name="Converted14" style:page-layout-name="Mpm2" draw:style-name="Mdp1">
      <style:footer>
        <text:p text:style-name="MP1"><text:page-number text:select-page="current">18</text:page-number></text:p>
      </style:footer>
    </style:master-page>
    <style:master-page style:name="Converted15" style:page-layout-name="Mpm2" draw:style-name="Mdp1">
      <style:footer>
        <text:p text:style-name="MP1"><text:page-number text:select-page="current">22</text:page-number></text:p>
      </style:footer>
    </style:master-page>
    <style:master-page style:name="Converted16" style:page-layout-name="Mpm2" draw:style-name="Mdp1">
      <style:footer>
        <text:p text:style-name="MP1"><text:page-number text:select-page="current">27</text:page-number></text:p>
      </style:footer>
    </style:master-page>
    <style:master-page style:name="Converted17" style:page-layout-name="Mpm2" draw:style-name="Mdp1">
      <style:footer>
        <text:p text:style-name="MP1"><text:page-number text:select-page="current">30</text:page-number></text:p>
      </style:footer>
    </style:master-page>
    <style:master-page style:name="Converted18" style:page-layout-name="Mpm2" draw:style-name="Mdp1">
      <style:footer>
        <text:p text:style-name="MP1"><text:page-number text:select-page="current">32</text:page-number></text:p>
      </style:footer>
    </style:master-page>
    <style:master-page style:name="Converted19" style:page-layout-name="Mpm2" draw:style-name="Mdp1">
      <style:footer>
        <text:p text:style-name="MP1"><text:page-number text:select-page="current">36</text:page-number></text:p>
      </style:footer>
    </style:master-page>
    <style:master-page style:name="Converted20" style:page-layout-name="Mpm2" draw:style-name="Mdp1">
      <style:footer>
        <text:p text:style-name="MP1"><text:page-number text:select-page="current">37</text:page-number></text:p>
      </style:footer>
    </style:master-page>
    <style:master-page style:name="Converted21" style:page-layout-name="Mpm2" draw:style-name="Mdp1">
      <style:footer>
        <text:p text:style-name="MP1"><text:page-number text:select-page="current">39</text:page-number></text:p>
      </style:footer>
    </style:master-page>
    <style:master-page style:name="Converted22" style:page-layout-name="Mpm2" draw:style-name="Mdp1">
      <style:footer>
        <text:p text:style-name="MP1"><text:page-number text:select-page="current">41</text:page-number></text:p>
      </style:footer>
    </style:master-page>
    <style:master-page style:name="Converted23" style:page-layout-name="Mpm2" draw:style-name="Mdp1">
      <style:footer>
        <text:p text:style-name="MP1"><text:page-number text:select-page="current">44</text:page-number></text:p>
      </style:footer>
    </style:master-page>
    <style:master-page style:name="Converted24" style:page-layout-name="Mpm2" draw:style-name="Mdp1">
      <style:footer>
        <text:p text:style-name="MP1"><text:page-number text:select-page="current">48</text:page-number></text:p>
      </style:footer>
    </style:master-page>
    <style:master-page style:name="Converted25" style:page-layout-name="Mpm2" draw:style-name="Mdp1">
      <style:footer>
        <text:p text:style-name="MP1"><text:page-number text:select-page="current">4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loo</dc:title>
    <meta:creation-date>2024-08-31T13:16:00</meta:creation-date>
    <dc:date>2024-08-31T13:33:06.377786317</dc:date>
    <meta:editing-duration>PT4M25S</meta:editing-duration>
    <meta:editing-cycles>2</meta:editing-cycles>
    <meta:document-statistic meta:table-count="21" meta:image-count="0" meta:object-count="0" meta:page-count="48" meta:paragraph-count="1033" meta:word-count="4144" meta:character-count="36461" meta:non-whitespace-character-count="32510"/>
  </office:meta>
</office:document-meta>
</file>